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man BT S.O.Cist." svg:font-family="'Bookman BT S.O.Cist.'" style:font-pitch="variable"/>
    <style:font-face style:name="Bookman Old Style S.O.Cist." svg:font-family="'Bookman Old Style S.O.Cist.'"/>
    <style:font-face style:name="Bookman Old Style S.O.Cist.1" svg:font-family="'Bookman Old Style S.O.Cist.'" style:font-pitch="variable"/>
    <style:font-face style:name="Bookman Old Style S.O.Cist.2" svg:font-family="'Bookman Old Style S.O.Cist.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Libertine1" svg:font-family="Libertine" style:font-family-generic="roman" style:font-pitch="variable"/>
    <style:font-face style:name="LibertineSC" svg:font-family="LibertineSC"/>
    <style:font-face style:name="LibertineSC1" svg:font-family="LibertineSC" style:font-family-generic="roman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adornments="Regular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system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var(--bs-body-font-family)" svg:font-family="var(--bs-body-font-family)" style:font-family-generic="roman" style:font-pitch="variable"/>
  </office:font-face-decls>
  <office:automatic-styles>
    <style:style style:name="P1" style:family="paragraph" style:parent-style-name="Title">
      <style:text-properties style:font-name="Bookman Old Style S.O.Cist.2" fo:font-size="22pt" officeooo:rsid="000e2ac0" officeooo:paragraph-rsid="0009f718" style:font-size-asian="22pt" style:font-size-complex="22pt"/>
    </style:style>
    <style:style style:name="P2" style:family="paragraph" style:parent-style-name="Title" style:master-page-name="">
      <style:paragraph-properties style:page-number="auto"/>
      <style:text-properties officeooo:paragraph-rsid="0009f718"/>
    </style:style>
    <style:style style:name="P3" style:family="paragraph" style:parent-style-name="Běžný_20_text_20__28_rubrika_29_" style:list-style-name="L36"/>
    <style:style style:name="P4" style:family="paragraph" style:parent-style-name="Běžný_20_text_20__28_rubrika_29_" style:list-style-name="L29"/>
    <style:style style:name="P5" style:family="paragraph" style:parent-style-name="Běžný_20_text_20__28_rubrika_29_" style:list-style-name="L57"/>
    <style:style style:name="P6" style:family="paragraph" style:parent-style-name="Běžný_20_text_20__28_rubrika_29_" style:list-style-name="L87"/>
    <style:style style:name="P7" style:family="paragraph" style:parent-style-name="Běžný_20_text_20__28_rubrika_29_" style:list-style-name="L66"/>
    <style:style style:name="P8" style:family="paragraph" style:parent-style-name="Běžný_20_text_20__28_rubrika_29_" style:list-style-name="L96"/>
    <style:style style:name="P9" style:family="paragraph" style:parent-style-name="Běžný_20_text_20__28_rubrika_29_" style:list-style-name="L114"/>
    <style:style style:name="P10" style:family="paragraph" style:parent-style-name="Běžný_20_text_20__28_rubrika_29_" style:list-style-name="L123"/>
    <style:style style:name="P11" style:family="paragraph" style:parent-style-name="Běžný_20_text" style:list-style-name="List_20_2" style:master-page-name="">
      <loext:graphic-properties draw:fill="solid" draw:fill-color="#ffffff"/>
      <style:paragraph-properties fo:margin-left="0in" fo:margin-right="0in" fo:margin-top="0in" fo:margin-bottom="0.0402in" style:contextual-spacing="false" fo:text-align="justify" style:justify-single-word="false" fo:hyphenation-ladder-count="no-limit" fo:text-indent="0.0618in" style:auto-text-indent="false" style:page-number="auto" fo:background-color="#ffffff" style:writing-mode="lr-tb">
        <style:tab-stops>
          <style:tab-stop style:position="0.1236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Běžný_20_text">
      <style:text-properties fo:font-size="12pt" style:font-size-asian="12pt" style:font-size-complex="12pt"/>
    </style:style>
    <style:style style:name="P13" style:family="paragraph" style:parent-style-name="Header">
      <style:paragraph-properties fo:text-align="center" style:justify-single-word="false"/>
      <style:text-properties style:font-name="Bookman Old Style S.O.Cist.1" fo:language="la" fo:country="VA" fo:font-weight="bold" officeooo:paragraph-rsid="00090cbf" style:font-weight-asian="bold" style:font-weight-complex="bold"/>
    </style:style>
    <style:style style:name="P14" style:family="paragraph" style:parent-style-name="Standard">
      <loext:graphic-properties draw:fill="solid" draw:fill-color="#ffffff" draw:fill-gradient-name="gradient" draw:fill-hatch-name="hatch"/>
      <style:paragraph-properties fo:margin-left="0in" fo:margin-right="0in" fo:hyphenation-ladder-count="no-limit" fo:text-indent="0in" style:auto-text-indent="false" fo:background-color="#ffffff" style:writing-mode="lr-tb">
        <style:drop-cap style:lines="2" style:length="3"/>
      </style:paragraph-properties>
      <style:text-properties style:font-name="Linux Libertine S.O.Cist." fo:font-size="15pt" style:font-size-asian="15pt" style:font-size-complex="15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list-style-name="L13" style:master-page-name="">
      <loext:graphic-properties draw:fill="none"/>
      <style:paragraph-properties fo:margin-left="0.0618in" fo:margin-right="0in" fo:margin-top="0in" fo:margin-bottom="0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12529" loext:opacity="100%" style:font-name="Linux Libertine S.O.Cist." fo:font-size="15pt" fo:letter-spacing="normal" fo:language="la" fo:country="VA" fo:font-style="normal" fo:font-weight="normal" style:font-size-asian="15pt" style:font-size-complex="15pt"/>
    </style:style>
    <style:style style:name="P16" style:family="paragraph" style:parent-style-name="Text_20_body" style:list-style-name="L19" style:master-page-name="">
      <loext:graphic-properties draw:fill="none"/>
      <style:paragraph-properties fo:margin-left="0.0618in" fo:margin-right="0in" fo:margin-top="0in" fo:margin-bottom="0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12529" loext:opacity="100%" style:font-name="Linux Libertine S.O.Cist." fo:font-size="15pt" fo:letter-spacing="normal" fo:language="la" fo:country="VA" fo:font-style="normal" fo:font-weight="normal" style:font-size-asian="15pt" style:font-size-complex="15pt"/>
    </style:style>
    <style:style style:name="P17" style:family="paragraph" style:parent-style-name="Text_20_body" style:list-style-name="L24" style:master-page-name="">
      <loext:graphic-properties draw:fill="none"/>
      <style:paragraph-properties fo:margin-left="0.0618in" fo:margin-right="0in" fo:margin-top="0in" fo:margin-bottom="0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12529" loext:opacity="100%" style:font-name="Linux Libertine S.O.Cist." fo:font-size="15pt" fo:letter-spacing="normal" fo:language="la" fo:country="VA" fo:font-style="normal" fo:font-weight="normal" style:font-size-asian="15pt" style:font-size-complex="15pt"/>
    </style:style>
    <style:style style:name="P18" style:family="paragraph" style:parent-style-name="Text_20_body" style:list-style-name="L40" style:master-page-name="">
      <loext:graphic-properties draw:fill="none"/>
      <style:paragraph-properties fo:margin-left="0.0618in" fo:margin-right="0in" fo:margin-top="0in" fo:margin-bottom="0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12529" loext:opacity="100%" style:font-name="Linux Libertine S.O.Cist." fo:font-size="15pt" fo:letter-spacing="normal" fo:language="la" fo:country="VA" fo:font-style="normal" fo:font-weight="normal" style:font-size-asian="15pt" style:font-size-complex="15pt"/>
    </style:style>
    <style:style style:name="P19" style:family="paragraph" style:parent-style-name="Text_20_body" style:list-style-name="L57" style:master-page-name="">
      <loext:graphic-properties draw:fill="none"/>
      <style:paragraph-properties fo:margin-left="0.1252in" fo:margin-right="0in" fo:margin-top="0in" fo:margin-bottom="0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12529" loext:opacity="100%" style:font-name="Linux Libertine S.O.Cist." fo:font-size="15pt" fo:letter-spacing="normal" fo:language="la" fo:country="VA" fo:font-style="normal" fo:font-weight="normal" style:font-size-asian="15pt" style:font-size-complex="15pt"/>
    </style:style>
    <style:style style:name="P20" style:family="paragraph" style:parent-style-name="Čísla_20_dne">
      <style:text-properties officeooo:paragraph-rsid="000b8ba7"/>
    </style:style>
    <style:style style:name="P21" style:family="paragraph" style:parent-style-name="Čísla_20_dne">
      <style:text-properties officeooo:paragraph-rsid="000c6bdb"/>
    </style:style>
    <style:style style:name="P22" style:family="paragraph" style:parent-style-name="Čísla_20_dne">
      <style:text-properties officeooo:paragraph-rsid="000d16ee"/>
    </style:style>
    <style:style style:name="T1" style:family="text">
      <style:text-properties officeooo:rsid="00090cbf"/>
    </style:style>
    <style:style style:name="T2" style:family="text">
      <style:text-properties fo:color="#008000" loext:opacity="100%" style:text-line-through-style="solid" style:text-line-through-type="single" fo:font-weight="bold"/>
    </style:style>
    <style:style style:name="T3" style:family="text">
      <style:text-properties fo:color="#008000" loext:opacity="100%" fo:font-weight="bold"/>
    </style:style>
    <style:style style:name="T4" style:family="text">
      <style:text-properties fo:color="#000000" loext:opacity="100%" fo:font-style="italic"/>
    </style:style>
    <style:style style:name="T5" style:family="text">
      <style:text-properties fo:color="#ff00ff" loext:opacity="100%"/>
    </style:style>
    <style:style style:name="T6" style:family="text">
      <style:text-properties fo:color="#ff00ff" loext:opacity="100%" fo:font-style="italic" fo:font-weight="bold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size="15pt" fo:font-weight="bold" style:font-size-asian="15pt" style:font-size-complex="15pt"/>
    </style:style>
    <style:style style:name="T9" style:family="text">
      <style:text-properties fo:color="#ff0000" loext:opacity="100%" fo:font-style="italic" fo:font-weight="bold"/>
    </style:style>
    <style:style style:name="T10" style:family="text">
      <style:text-properties fo:color="#ff0000" loext:opacity="100%" fo:language="la" fo:country="VA"/>
    </style:style>
    <style:style style:name="T11" style:family="text">
      <style:text-properties fo:color="#ff0000" loext:opacity="100%" fo:language="la" fo:country="VA" fo:font-style="italic" fo:font-weight="bold"/>
    </style:style>
    <style:style style:name="T12" style:family="text">
      <style:text-properties fo:color="#ff0000" loext:opacity="100%" fo:font-weight="bold"/>
    </style:style>
    <style:style style:name="T13" style:family="text">
      <style:text-properties fo:color="#ff0000" loext:opacity="100%" fo:font-weight="bold" style:letter-kerning="false" style:language-asian="en" style:country-asian="GB" style:font-name-complex="Segoe UI1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fo:language="cs" fo:country="CZ" fo:font-style="italic" fo:font-weight="bold"/>
    </style:style>
    <style:style style:name="T16" style:family="text">
      <style:text-properties fo:color="#0000ff" loext:opacity="100%" fo:language="cs" fo:country="CZ" fo:font-style="italic" fo:font-weight="bold" officeooo:rsid="000d1e93"/>
    </style:style>
    <style:style style:name="T17" style:family="text">
      <style:text-properties fo:color="#0000ff" loext:opacity="100%" fo:language="cs" fo:country="CZ" fo:font-style="italic" fo:font-weight="bold" officeooo:rsid="000d49a7"/>
    </style:style>
    <style:style style:name="T18" style:family="text">
      <style:text-properties fo:color="#212529" loext:opacity="100%" style:letter-kerning="false" style:language-asian="en" style:country-asian="GB" style:font-name-complex="Segoe UI1"/>
    </style:style>
    <style:style style:name="T19" style:family="text">
      <style:text-properties fo:color="#ffffff" loext:opacity="100%" fo:text-shadow="1pt 1pt" fo:font-weight="bold"/>
    </style:style>
    <style:style style:name="T20" style:family="text">
      <style:text-properties fo:font-variant="small-caps"/>
    </style:style>
    <style:style style:name="T21" style:family="text">
      <style:text-properties fo:font-variant="small-caps" fo:font-weight="bold" style:letter-kerning="false" fo:background-color="#e6e6e6" loext:char-shading-value="0" style:language-asian="en" style:country-asian="GB" style:font-name-complex="Segoe UI1" loext:padding-left="0.0417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22" style:family="text">
      <style:text-properties fo:font-variant="small-caps" fo:font-weight="bold" fo:background-color="#e6e6e6" loext:char-shading-value="0" loext:padding-left="0.0417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23" style:family="text">
      <style:text-properties fo:font-variant="small-caps" style:letter-kerning="false" style:language-asian="en" style:country-asian="GB" style:font-name-complex="Segoe UI1"/>
    </style:style>
    <style:style style:name="T24" style:family="text">
      <style:text-properties fo:font-variant="small-caps" fo:font-size="15pt" style:font-size-asian="15pt" style:font-size-complex="15pt"/>
    </style:style>
    <style:style style:name="T25" style:family="text">
      <style:text-properties fo:color="#9c29c1" loext:opacity="100%" fo:font-weight="bold"/>
    </style:style>
    <style:style style:name="T26" style:family="text">
      <style:text-properties style:letter-kerning="false" style:language-asian="en" style:country-asian="GB" style:font-name-complex="Segoe UI1"/>
    </style:style>
    <style:style style:name="T27" style:family="text">
      <style:text-properties fo:font-weight="bold"/>
    </style:style>
    <style:style style:name="T28" style:family="text">
      <style:text-properties fo:font-weight="bold" style:letter-kerning="false" style:language-asian="en" style:country-asian="GB" style:font-name-complex="Segoe UI1"/>
    </style:style>
    <style:style style:name="T29" style:family="text">
      <style:text-properties fo:font-weight="bold" style:letter-kerning="false" style:language-asian="en" style:country-asian="GB" style:font-weight-asian="bold" style:font-weight-complex="bold"/>
    </style:style>
    <style:style style:name="T30" style:family="text">
      <style:text-properties fo:font-weight="bold" officeooo:rsid="0009f718" style:letter-kerning="false" style:language-asian="en" style:country-asian="GB" style:font-weight-asian="bold" style:font-weight-complex="bold"/>
    </style:style>
    <style:style style:name="T31" style:family="text">
      <style:text-properties fo:font-weight="bold" officeooo:rsid="0007a87a" style:letter-kerning="false" style:font-name-asian="Microsoft YaHei" style:language-asian="en" style:country-asian="GB" style:font-weight-asian="bold" style:font-name-complex="Bookman Old Style S.O.Cist." style:font-weight-complex="bold"/>
    </style:style>
    <style:style style:name="T32" style:family="text">
      <style:text-properties fo:font-style="italic" fo:font-weight="bold"/>
    </style:style>
    <style:style style:name="T33" style:family="text">
      <style:text-properties fo:font-style="italic" fo:font-weight="bold" officeooo:rsid="000c6bdb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09f718"/>
    </style:style>
    <style:style style:name="T36" style:family="text">
      <style:text-properties fo:font-style="normal" fo:font-weight="normal"/>
    </style:style>
    <style:style style:name="T37" style:family="text">
      <style:text-properties fo:language="la" fo:country="VA"/>
    </style:style>
    <style:style style:name="T38" style:family="text">
      <style:text-properties fo:language="la" fo:country="VA" style:text-underline-style="solid" style:text-underline-width="auto" style:text-underline-color="font-color"/>
    </style:style>
    <style:style style:name="T39" style:family="text">
      <style:text-properties fo:language="la" fo:country="VA" fo:font-style="italic" fo:font-weight="bold"/>
    </style:style>
    <style:style style:name="T40" style:family="text">
      <style:text-properties officeooo:rsid="0009f718"/>
    </style:style>
    <style:style style:name="T41" style:family="text">
      <style:text-properties fo:font-variant="normal" fo:text-transform="none" fo:color="#212529" loext:opacity="100%" style:font-name="Linux Libertine S.O.Cist." fo:font-size="15pt" fo:letter-spacing="normal" fo:language="la" fo:country="VA" fo:font-style="normal" fo:font-weight="normal" style:font-size-asian="15pt" style:font-size-complex="15pt"/>
    </style:style>
    <style:style style:name="T42" style:family="text">
      <style:text-properties fo:font-variant="normal" fo:text-transform="none" fo:color="#212529" loext:opacity="100%" style:font-name="Linux Libertine S.O.Cist." fo:font-size="15pt" fo:letter-spacing="normal" fo:language="la" fo:country="VA" fo:font-style="normal" fo:font-weight="normal" officeooo:rsid="000c6bdb" style:font-size-asian="15pt" style:font-size-complex="15pt"/>
    </style:style>
    <style:style style:name="T43" style:family="text">
      <style:text-properties fo:font-variant="normal" fo:text-transform="none" fo:color="#212529" loext:opacity="100%" style:font-name="Linux Libertine S.O.Cist." fo:font-size="15pt" fo:letter-spacing="normal" fo:language="la" fo:country="VA" fo:font-style="normal" style:text-underline-style="solid" style:text-underline-width="auto" style:text-underline-color="font-color" fo:font-weight="normal" style:font-size-asian="15pt" style:font-size-complex="15pt"/>
    </style:style>
    <style:style style:name="T44" style:family="text">
      <style:text-properties fo:font-variant="normal" fo:text-transform="none" fo:color="#212529" loext:opacity="100%" style:font-name="Linux Libertine S.O.Cist." fo:font-size="15pt" fo:letter-spacing="normal" fo:language="la" fo:country="VA" fo:font-style="normal" fo:font-weight="bold" style:letter-kerning="false" style:font-size-asian="15pt" style:language-asian="en" style:country-asian="GB" style:font-name-complex="Segoe UI1" style:font-size-complex="15pt"/>
    </style:style>
    <style:style style:name="T45" style:family="text">
      <style:text-properties fo:font-variant="normal" fo:text-transform="none" fo:color="#212529" loext:opacity="100%" style:font-name="Linux Libertine S.O.Cist." fo:font-size="15pt" fo:letter-spacing="normal" fo:language="la" fo:country="VA" fo:font-style="italic" fo:font-weight="bold" style:font-size-asian="15pt" style:font-size-complex="15pt"/>
    </style:style>
    <style:style style:name="T46" style:family="text">
      <style:text-properties fo:font-variant="normal" fo:text-transform="none" fo:color="#212529" loext:opacity="100%" style:text-line-through-style="solid" style:text-line-through-type="single" style:font-name="Linux Libertine S.O.Cist." fo:font-size="15pt" fo:letter-spacing="normal" fo:language="la" fo:country="VA" fo:font-style="normal" fo:font-weight="normal" style:font-size-asian="15pt" style:font-size-complex="15pt"/>
    </style:style>
    <style:style style:name="T47" style:family="text">
      <style:text-properties fo:font-variant="normal" fo:text-transform="none" fo:color="#212529" loext:opacity="100%" style:text-line-through-style="none" style:text-line-through-type="none" style:font-name="Linux Libertine S.O.Cist." fo:font-size="15pt" fo:letter-spacing="normal" fo:language="la" fo:country="VA" fo:font-style="normal" fo:font-weight="normal" style:font-size-asian="15pt" style:font-size-complex="15pt"/>
    </style:style>
    <style:style style:name="T48" style:family="text">
      <style:text-properties fo:font-variant="normal" fo:text-transform="none" fo:color="#008000" loext:opacity="100%" style:font-name="Linux Libertine S.O.Cist." fo:font-size="15pt" fo:letter-spacing="normal" fo:language="la" fo:country="VA" fo:font-style="normal" fo:font-weight="bold" style:font-size-asian="15pt" style:font-size-complex="15pt"/>
    </style:style>
    <style:style style:name="T49" style:family="text">
      <style:text-properties fo:font-variant="normal" fo:text-transform="none" fo:color="#008000" loext:opacity="100%" style:text-line-through-style="solid" style:text-line-through-type="single" style:font-name="Linux Libertine S.O.Cist." fo:font-size="15pt" fo:letter-spacing="normal" fo:language="la" fo:country="VA" fo:font-style="normal" fo:font-weight="bold" style:font-size-asian="15pt" style:font-size-complex="15pt"/>
    </style:style>
    <style:style style:name="T50" style:family="text">
      <style:text-properties fo:font-variant="normal" fo:text-transform="none" fo:color="#ff0000" loext:opacity="100%" style:font-name="Linux Libertine S.O.Cist." fo:font-size="15pt" fo:letter-spacing="normal" fo:language="la" fo:country="VA" fo:font-style="normal" fo:font-weight="normal" style:font-size-asian="15pt" style:font-size-complex="15pt"/>
    </style:style>
    <style:style style:name="T51" style:family="text">
      <style:text-properties fo:font-size="15pt" fo:font-weight="bold" style:font-size-asian="15pt" style:font-size-complex="15pt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style:use-window-font-color="true" loext:opacity="0%" fo:font-size="15pt" fo:font-weight="bold" style:font-size-asian="15pt" style:font-size-complex="15pt"/>
    </style:style>
    <style:style style:name="T54" style:family="text">
      <style:text-properties officeooo:rsid="000c6bdb"/>
    </style:style>
    <style:style style:name="T55" style:family="text">
      <style:text-properties officeooo:rsid="000d16ee"/>
    </style:style>
    <style:style style:name="T56" style:family="text">
      <style:text-properties style:font-name="Bookman Old Style S.O.Cist.2" fo:font-size="22pt" fo:font-weight="bold" officeooo:rsid="0009f718" style:letter-kerning="false" style:font-size-asian="22pt" style:language-asian="en" style:country-asian="GB" style:font-weight-asian="bold" style:font-size-complex="22pt" style:font-weight-complex="bold"/>
    </style:style>
    <style:style style:name="T57" style:family="text">
      <style:text-properties style:font-name="Bookman Old Style S.O.Cist.2" fo:font-size="22pt" fo:font-weight="bold" officeooo:rsid="000e2ac0" style:letter-kerning="false" style:font-size-asian="22pt" style:language-asian="en" style:country-asian="GB" style:font-weight-asian="bold" style:font-size-complex="22pt" style:font-weight-complex="bold"/>
    </style:style>
    <style:style style:name="T58" style:family="text">
      <style:text-properties style:font-name="Bookman Old Style S.O.Cist.2" fo:font-size="22pt" fo:font-weight="bold" officeooo:rsid="0007a87a" style:letter-kerning="false" style:font-name-asian="Microsoft YaHei" style:font-size-asian="22pt" style:language-asian="en" style:country-asian="GB" style:font-weight-asian="bold" style:font-name-complex="Bookman Old Style S.O.Cist." style:font-size-complex="22pt" style:font-weight-complex="bold"/>
    </style:style>
    <style:style style:name="T59" style:family="text">
      <style:text-properties officeooo:rsid="000d1e93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6">JULIUS</text:span><text:span text:style-name="T57"> 202</text:span><text:span text:style-name="T58">4</text:span></text:p>
      <text:p text:style-name="P20"><text:span text:style-name="T51">01. – </text:span><text:span text:style-name="T8">Rub.</text:span><text:span text:style-name="T51"> – Feria II. – </text:span><text:span text:style-name="T24">Pretiosissimi Sanguinis Domini Nostri Jesu Christi.</text:span><text:span text:style-name="T52"> – </text:span><text:span text:style-name="T51">MM. maj.</text:span><text:span text:style-name="T52"> – </text:span><text:span text:style-name="T8">jejunatur</text:span><text:span text:style-name="T53"> – </text:span><text:span text:style-name="T34">in Laud.:</text:span> <text:span text:style-name="T2">Com.</text:span></text:p>
      <text:list text:style-name="List_20_2">
        <text:list-item>
          <text:p text:style-name="P11"><text:span text:style-name="T34">in Capit.:</text:span> <text:span text:style-name="T7">In Martyr. 1o loco:</text:span> <text:span text:style-name="T32">Visitátio Beatæ Maríæ Vírginis ad Elísabeth. – </text:span><text:span text:style-name="T15">Navštívení nejblahoslavenější Panny Marie u Alžběty.</text:span><text:span text:style-name="T32"> Ave Maria.</text:span></text:p>
        </text:list-item>
        <text:list-item>
          <text:p text:style-name="Běžný_20_text"><text:span text:style-name="T34">in Missa:</text:span> <text:span text:style-name="T7">Duo Acolythi. </text:span>– <text:span text:style-name="T7">Cum incenso ad oblata. </text:span>– Glo. – Cre. – Præf. de S. Cruce.</text:p>
        </text:list-item>
        <text:list-item>
          <text:p text:style-name="Běžný_20_text"><text:span text:style-name="T34">in Vesp.:</text:span> de seq. – <text:span text:style-name="T7">℟</text:span><text:span text:style-name="T12">. maj.</text:span> Magníficat – <text:span text:style-name="T3">Com.</text:span> de praec. <text:span text:style-name="T32">Habébitis autem.</text:span> <text:span text:style-name="T3">&amp;</text:span> SS. Processi et Martiniani MM. <text:span text:style-name="T32">Isti sunt Sancti</text:span>.</text:p>
        </text:list-item>
      </text:list>
      <text:p text:style-name="P21"><text:span text:style-name="T27">02. – </text:span><text:span text:style-name="T19">Alb.</text:span><text:span text:style-name="T27"> – Feria III. – </text:span><text:span text:style-name="T20">Visitatio B. M. V.</text:span> – <text:span text:style-name="T27">Serm. maj.</text:span><text:span text:style-name="T41"> – </text:span><text:span text:style-name="T43">in Laud.:</text:span><text:span text:style-name="T41"> </text:span><text:span text:style-name="T48">Com.</text:span><text:span text:style-name="T41"> SS.</text:span><text:span text:style-name="T42"> </text:span><text:span text:style-name="T41">Processi et Martiniani MM. </text:span><text:span text:style-name="T45">Fulgébunt justi</text:span><text:span text:style-name="T41">.</text:span></text:p>
      <text:list xml:id="list113338595791008" text:continue-numbering="true" text:style-name="List_20_2">
        <text:list-item>
          <text:p text:style-name="Běžný_20_text"><text:span text:style-name="T34">in Missa:</text:span> <text:span text:style-name="T7">Processio sollemnissima cum stationibus</text:span> – Glo. – 2a Ss. Processi et Martiniani – Cre. – Præf. B. M. V.: <text:span text:style-name="T32">Et te in Visitatióne.</text:span></text:p>
        </text:list-item>
        <text:list-item>
          <text:p text:style-name="Běžný_20_text"><text:span text:style-name="T34">in Vesp.:</text:span> de festo – <text:span text:style-name="T3">Com.</text:span> S. Irenæi E.M.E.D. <text:span text:style-name="T7">(suppl. brev. Cist. 1965)</text:span> <text:span text:style-name="T32">O Doctor... beáte Irenæe.</text:span></text:p>
        </text:list-item>
      </text:list>
      <text:list text:style-name="L13">
        <text:list-header>
          <text:p text:style-name="P15">Commemoratio et Missa S. Irenæi <text:span text:style-name="T12">Oratio.</text:span> <text:span text:style-name="T32">Deus, qui beáto Irenaeo Mártyri tuo atque Pontífici tribuísti, </text:span><text:span text:style-name="T9">*</text:span><text:span text:style-name="T32"> ut et veritáte doctrínae expugnáret haereses, </text:span><text:span text:style-name="T9">§</text:span><text:span text:style-name="T32"> et pacem Ecclésiae felíciter confirmáret: </text:span><text:span text:style-name="T9">*</text:span><text:span text:style-name="T32"> da, quaesumus, plebi tuae in sancta religióne constántiam; </text:span><text:span text:style-name="T9">§</text:span><text:span text:style-name="T32"> et pacem tuam nostris concéde tempóribus. </text:span><text:span text:style-name="T9">*</text:span><text:span text:style-name="T32"> Per Dóminum.</text:span></text:p>
        </text:list-header>
      </text:list>
      <text:p text:style-name="P21"><text:span text:style-name="T27">03. – </text:span><text:span text:style-name="T3">Vir.</text:span><text:span text:style-name="T27"> – Feria IV. – </text:span>De ea. – <text:span text:style-name="T12">jejunatur<text:line-break/></text:span><text:span text:style-name="T41"> – </text:span><text:span text:style-name="T43">in Laud.:</text:span><text:span text:style-name="T41"> </text:span><text:span text:style-name="T48">Com.</text:span><text:span text:style-name="T41"> S. Irenæi E.M.E.D. </text:span><text:span text:style-name="T45">Qui vult</text:span><text:span text:style-name="T41"> </text:span><text:span text:style-name="T48">&amp;</text:span><text:span text:style-name="T41"> B. M. V. </text:span><text:span text:style-name="T48">&amp;</text:span><text:span text:style-name="T41"> S. Joseph</text:span></text:p>
      <text:list xml:id="list113339417083944" text:continue-list="list113338595791008" text:style-name="List_20_2">
        <text:list-item>
          <text:p text:style-name="Běžný_20_text"><text:span text:style-name="T34">in Capit.:</text:span> <text:span text:style-name="T7">In Martyr. 1o loco:</text:span> <text:span text:style-name="T32">In Bohemia Sancti Procopii Abbatis. – </text:span><text:span text:style-name="T15">V Čechách svatého Prokopa Opata.</text:span></text:p>
        </text:list-item>
        <text:list-item>
          <text:p text:style-name="Běžný_20_text"><text:span text:style-name="T34">in Missa:</text:span> S. Irenæi – 2a de officio diei. 3a <text:span text:style-name="T32">A cunctis</text:span> – Præf. Comm.</text:p>
        </text:list-item>
        <text:list-item>
          <text:p text:style-name="Běžný_20_text"><text:span text:style-name="T34">in Vesp.:</text:span> de seq.</text:p>
        </text:list-item>
      </text:list>
      <text:list text:style-name="L19">
        <text:list-header>
          <text:p text:style-name="P16">Officium et Missa S. Procopii <text:span text:style-name="T7">(Off. Proprium pro Cist. Boh. et Lus.)</text:span> <text:span text:style-name="T12">Oratio.</text:span> <text:span text:style-name="T32">Plenam in nobis aetérne Salvátor tuae virtútis operáre medélam: </text:span><text:span text:style-name="T9">*</text:span><text:span text:style-name="T32"> ut, qui praeclára Beáti Procópii Abbátis et Confessóris tui mérita venerámur; </text:span><text:span text:style-name="T9">§</text:span><text:span text:style-name="T32"> ipsíus adjúti suffrágiis, </text:span><text:span text:style-name="T9">*</text:span><text:span text:style-name="T32"> a cunctis animárum nostrárum languóribus liberémur. Qui vivis et regnas.</text:span></text:p>
        </text:list-header>
      </text:list>
      <text:p text:style-name="P21"><text:span text:style-name="T27">04. – </text:span><text:span text:style-name="T19">Alb.</text:span><text:span text:style-name="T27"> – Feria V. – </text:span><text:span text:style-name="T20">S. Procopii, Abb. et Patroni Regni Bohemiæ</text:span> – <text:span text:style-name="T27">MM. maj.</text:span><text:span text:style-name="T41"> – </text:span><text:span text:style-name="T43">in Laud.:</text:span><text:span text:style-name="T41"> </text:span><text:span text:style-name="T49">Com.</text:span></text:p>
      <text:list xml:id="list113338497698682" text:continue-list="list113339417083944" text:style-name="List_20_2">
        <text:list-item>
          <text:p text:style-name="Běžný_20_text"><text:span text:style-name="T34">in Capit.:</text:span> <text:span text:style-name="T7">In Martyr. 1o loco:</text:span> <text:span text:style-name="T32">Festum Ss. Cyrilli Methodii Confessorum, Pontificum, Apostolórum Slavoniæ et Patronórum Europæ. – </text:span><text:span text:style-name="T15">Svátek svatých Cyrila a Metoděje vyznavačů, biskupů, apoštolů Slovanů a patronů Evropy.</text:span></text:p>
        </text:list-item>
        <text:list-item>
          <text:p text:style-name="Běžný_20_text"><text:span text:style-name="T34">in Missa:</text:span> <text:span text:style-name="T7">Duo Acolythi. </text:span>– Glo. – Præf. Comm.</text:p>
        </text:list-item>
        <text:list-item>
          <text:p text:style-name="Běžný_20_text"><text:span text:style-name="T34">in Vesp.:</text:span> de festo – <text:span text:style-name="T3">Com.</text:span> de seq.</text:p>
        </text:list-item>
      </text:list>
      <text:list text:style-name="L24">
        <text:list-header>
          <text:p text:style-name="P17"><text:soft-page-break/>Officium et Missa SS. Cyrilli et Methodii <text:span text:style-name="T7">(Off. Proprium pro Cist. Boh. et Lus.)</text:span> <text:span text:style-name="T12">Oratio.</text:span> <text:span text:style-name="T32">Omnípotens sempitérne Deus, qui nos et Slavóniae gentes per beátos Confessóres tuos atque Pontífices Cyríllum et Methódium, ad unitáte Fídei Christiánae vocáre dignátus es: </text:span><text:span text:style-name="T9">§</text:span><text:span text:style-name="T32"> praesta quǽsumus; </text:span><text:span text:style-name="T9">*</text:span><text:span text:style-name="T32"> ut qui praesénti eórum festivitáte laetámur, </text:span><text:span text:style-name="T9">§</text:span><text:span text:style-name="T32"> ipsórum étiam méritis glóriam cónsequi mereámur aetérnam. </text:span><text:span text:style-name="T9">*</text:span><text:span text:style-name="T32"> Per Dóminum.</text:span></text:p>
        </text:list-header>
      </text:list>
      <text:p text:style-name="Čísla_20_dne"><text:span text:style-name="T27">05. – </text:span><text:span text:style-name="T19">Alb.</text:span><text:span text:style-name="T27"> – Feria VI. – </text:span><text:span text:style-name="T20">SS. Cyrilli et Methodii, Conf., Pont., Apostolorum Slavoniæ et Patronorum Europæ.</text:span> – <text:span text:style-name="T27">MM. maj.</text:span> – <text:span text:style-name="T12">jejunatur</text:span></text:p>
      <text:list xml:id="list113339945146335" text:continue-list="list113338497698682" text:style-name="List_20_2">
        <text:list-item>
          <text:p text:style-name="Běžný_20_text"><text:span text:style-name="T34">in Laud.:</text:span> <text:span text:style-name="T2">Com.</text:span></text:p>
        </text:list-item>
        <text:list-item>
          <text:p text:style-name="Běžný_20_text"><text:span text:style-name="T34">in Capit.:</text:span> <text:span text:style-name="T7">In Martyr. 1o loco:</text:span> <text:span text:style-name="T32">S. Cyrilli Episcopi, qui una cum S. Methodio, item Episcopo, fratre suo, multas Moraviae gentes earumque regem ad fidem Christi perduxit. – </text:span><text:span text:style-name="T15">Svatého Cyrila biskupa, který spolu se svatým Metodějem, také biskupem, svým bratrem, přivedl mnohé národy moravské a jejich krále k víře v Krista.</text:span></text:p>
        </text:list-item>
        <text:list-item>
          <text:p text:style-name="Běžný_20_text"><text:span text:style-name="T34">in Missa:</text:span> Glo. – Cre. – Præf. Comm.</text:p>
        </text:list-item>
        <text:list-item>
          <text:p text:style-name="Běžný_20_text"><text:span text:style-name="T34">in Vesp.:</text:span> de festo – <text:span text:style-name="T3">Com.</text:span> de seq. <text:span text:style-name="T32">Beátam me dicent.</text:span></text:p>
        </text:list-item>
      </text:list>
      <text:list text:style-name="L29">
        <text:list-header>
          <text:p text:style-name="P4">¶ <text:span text:style-name="T7">Ad Completorium et per Horas in die, in fine Hymnorum dicitur: </text:span><text:span text:style-name="T9">G</text:span><text:span text:style-name="T32">lória tibi, Dómine, Qui natus es de Vírgine.</text:span></text:p>
        </text:list-header>
      </text:list>
      <text:p text:style-name="P21"><text:span text:style-name="T27">06. – </text:span><text:span text:style-name="T19">Alb.</text:span><text:span text:style-name="T27"> – Sabbato. – </text:span><text:span text:style-name="T20">B. M. V. in Sabbato</text:span> – <text:span text:style-name="T27">iij. Lect. et M.</text:span><text:span text:style-name="T41"> – </text:span><text:span text:style-name="T43">in Laud.:</text:span><text:span text:style-name="T41"> </text:span><text:span text:style-name="T48">Com.</text:span><text:span text:style-name="T41"> De Pace</text:span></text:p>
      <text:list text:continue-list="list113339945146335" text:style-name="List_20_2">
        <text:list-item>
          <text:p text:style-name="Běžný_20_text"><text:span text:style-name="T34">in Missa:</text:span> Immaculati Cordis B. M. V. – Glo. – 2a de Sp. Sancto. 3a <text:span text:style-name="T32">Ecclésiæ</text:span> vel pro Papa. – Praef. B.M.V.</text:p>
        </text:list-item>
        <text:list-item>
          <text:p text:style-name="Běžný_20_text"><text:span text:style-name="T34">in Vesp.:</text:span> Sabb. ante Dom. vij. post Pent. <text:span text:style-name="T32">Dóleo super te.</text:span></text:p>
        </text:list-item>
      </text:list>
      <text:p text:style-name="P21"><text:span text:style-name="T27">07. – </text:span><text:span text:style-name="T3">Vir.</text:span><text:span text:style-name="T27"> – </text:span><text:span text:style-name="T22">Dominica.</text:span><text:span text:style-name="T27"> – </text:span><text:span text:style-name="T20">Dominica VII. post Pentecosten.</text:span><text:span text:style-name="T41"> – </text:span><text:span text:style-name="T34">in Laud.:</text:span> <text:span text:style-name="T2">Com.</text:span><text:span text:style-name="T47"> – </text:span><text:span text:style-name="T34">in Missa:</text:span> <text:span text:style-name="T7">Processio</text:span> – <text:span text:style-name="T32">Asperges</text:span> – Glo. – Cre. – Præf. Trin.</text:p>
      <text:list xml:id="list113339709173818" text:continue-numbering="true" text:style-name="List_20_2">
        <text:list-item>
          <text:p text:style-name="Běžný_20_text"><text:span text:style-name="T34">in Vesp.:</text:span> Dom. vij. post Pent. – <text:span text:style-name="T3">Com.</text:span> de seq. <text:span text:style-name="T32">Sacérdos et Póntifex</text:span> <text:span text:style-name="T3">&amp;</text:span> S. Theobaldi Abb. O. N. (Com.) <text:span text:style-name="T32">Iste cognóvit</text:span></text:p>
        </text:list-item>
      </text:list>
      <text:list text:style-name="L36">
        <text:list-header>
          <text:p text:style-name="P3">✠ <text:span text:style-name="T36">Adoratio: Litaniae S. Cordis – Tantum ergo p. 6b – Mane nobiscum IV. (Laudes Vesp.)</text:span></text:p>
        </text:list-header>
      </text:list>
      <text:p text:style-name="P21"><text:span text:style-name="T27">08. – </text:span><text:span text:style-name="T19">Alb.</text:span><text:span text:style-name="T27"> – Feria II. – </text:span><text:span text:style-name="T20">B. Eugenii III., Papæ et Conf. O. N.</text:span> – <text:span text:style-name="T27">xij. Lect. et M.</text:span><text:span text:style-name="T41"> –</text:span><text:span text:style-name="T42"> </text:span><text:span text:style-name="T34">in Laud.:</text:span> <text:span text:style-name="T3">Com.</text:span> S. Theobaldi Abb. O. N. <text:span text:style-name="T32">Similábo eum</text:span> <text:span text:style-name="T3">&amp;</text:span> B. M. V.</text:p>
      <text:list xml:id="list113339319366605" text:continue-list="list113339709173818" text:style-name="List_20_2">
        <text:list-item>
          <text:p text:style-name="Běžný_20_text"><text:span text:style-name="T34">in Missa:</text:span> Glo. – 2. Ora. S. Theobaldi <text:span text:style-name="T3">&amp;</text:span> 3. Ora. <text:span text:style-name="T32">A cunctis</text:span> – Præf. Comm.</text:p>
        </text:list-item>
        <text:list-item>
          <text:p text:style-name="Běžný_20_text"><text:span text:style-name="T34">in Vesp.:</text:span> B. Eugenii iij. Pp. C. O. N. – <text:span text:style-name="T3">Com.</text:span> S. Alberti de Sestri Conf. (Com.) <text:span text:style-name="T7">(Suppl. brev. Cist. 1965)</text:span> <text:span text:style-name="T32">Iste cognóvit</text:span> <text:span text:style-name="T3">&amp;</text:span> B. M. V. <text:span text:style-name="T3">&amp;</text:span> B. B. R.</text:p>
        </text:list-item>
      </text:list>
      <text:list text:style-name="L40">
        <text:list-header>
          <text:p text:style-name="P18">Commemoratio S. Alberti de Sestri Confessoris (Com.) <text:span text:style-name="T7">(Suppl. brev. Cist. 1965)</text:span>. <text:span text:style-name="T12">Oratio.</text:span> <text:span text:style-name="T32">Adésto, Dómine, supplicatiónibus nostris; quas in beáti Albérti Confessóris tui sollemnitáte deférimus: </text:span><text:span text:style-name="T9">*</text:span><text:span text:style-name="T32"> ut, qui nostrae justítiae fidúciam non habémus, </text:span><text:span text:style-name="T9">§</text:span><text:span text:style-name="T32"> ejus, qui tibi plácuit, précibus adjuvémur. </text:span><text:span text:style-name="T9">*</text:span><text:span text:style-name="T32"> Per Dóminum.</text:span></text:p>
        </text:list-header>
      </text:list>
      <text:p text:style-name="P21"><text:span text:style-name="T27">09. – </text:span><text:span text:style-name="T3">Vir.</text:span><text:span text:style-name="T27"> – Feria III. – </text:span>De ea.<text:span text:style-name="T41"> – </text:span><text:span text:style-name="T34">in Laud.:</text:span> <text:span text:style-name="T3">Com.</text:span> S. Alberti de Sestri Confessoris <text:span text:style-name="T32">Similábo eum</text:span> <text:span text:style-name="T3">&amp;</text:span> B. M. V. <text:span text:style-name="T3">&amp;</text:span> B. B. R.</text:p>
      <text:list text:continue-list="list113339319366605" text:style-name="List_20_2">
        <text:list-item>
          <text:p text:style-name="Běžný_20_text"><text:soft-page-break/><text:span text:style-name="T34">in Missa:</text:span> de Dom. vij. post Pent. 2a S. Alberti de Sestri. 3a <text:span text:style-name="T32">A cunctis</text:span>. – Præf. Comm.</text:p>
        </text:list-item>
        <text:list-item>
          <text:p text:style-name="Běžný_20_text"><text:span text:style-name="T34">in Vesp.:</text:span> Fer. iij. – <text:span text:style-name="T3">Com.</text:span> SS. Martyrum Septem Fratrum ac Rufinæ et Secundæ Virginum et Martyrum (Com. et M.) <text:span text:style-name="T32">Isti sunt Sancti</text:span>. <text:span text:style-name="T3">&amp;</text:span> B. M. V. <text:span text:style-name="T3">&amp;</text:span> S. Joseph</text:p>
        </text:list-item>
      </text:list>
      <text:p text:style-name="P21"><text:span text:style-name="T27">10. – </text:span><text:span text:style-name="T3">Vir.</text:span><text:span text:style-name="T27"> – Feria IV. – </text:span>De ea. – <text:span text:style-name="T12">jejunatur</text:span><text:span text:style-name="T41"> – </text:span><text:span text:style-name="T34">in Laud.:</text:span> <text:span text:style-name="T3">Com.</text:span> SS. Martyrum Septem Fratrum ac Rufinæ et Secundæ Virginum et Martyrum (<text:span text:style-name="T3">Com.</text:span> et M.) <text:span text:style-name="T32">Fulgébunt justi</text:span>. <text:span text:style-name="T3">&amp;</text:span> B. M. V. <text:span text:style-name="T3">&amp;</text:span> S. Joseph</text:p>
      <text:list text:continue-numbering="true" text:style-name="List_20_2">
        <text:list-item>
          <text:p text:style-name="P12"><text:span text:style-name="T38">in Capit.:</text:span><text:span text:style-name="T37"> </text:span><text:span text:style-name="T10">In Martyr. 1o loco:</text:span><text:span text:style-name="T37"> </text:span><text:span text:style-name="T39">Festum Translationis S. P. N. Benedicti. – </text:span><text:span text:style-name="T15">Svátek přenesení ostatků našeho svatého otce Benedikta.</text:span></text:p>
        </text:list-item>
        <text:list-item>
          <text:p text:style-name="Běžný_20_text"><text:span text:style-name="T34">in Missa:</text:span> SS. Septem Fratrum MM. 2a de off. diei. 3a <text:span text:style-name="T32">A cunctis</text:span> – Præf. Comm.</text:p>
        </text:list-item>
        <text:list-item>
          <text:p text:style-name="Běžný_20_text"><text:span text:style-name="T34">in Vesp.:</text:span> de seq. <text:span text:style-name="T7">(Officium ut in die j. Martii)</text:span> – <text:span text:style-name="T3">Com.</text:span> S. Pii Pp. M. (Com.) <text:span text:style-name="T32">Beátus vir</text:span>.</text:p>
        </text:list-item>
      </text:list>
      <text:p text:style-name="P21"><text:span text:style-name="T27">11. – </text:span><text:span text:style-name="T19">Alb.</text:span><text:span text:style-name="T27"> – Feria V. – </text:span><text:span text:style-name="T20">Translatio S. P. N. Benedicti</text:span> – <text:span text:style-name="T27">MM. maj </text:span><text:span text:style-name="T50">(Officium ut in die j. Martii.)</text:span><text:span text:style-name="T41"> – </text:span><text:span text:style-name="T34">in Laud.:</text:span> <text:span text:style-name="T3">Com.</text:span> S. Pii Pp. M. (Com.) <text:span text:style-name="T32">Qui vult</text:span>.</text:p>
      <text:list text:continue-numbering="true" text:style-name="List_20_2">
        <text:list-item>
          <text:p text:style-name="Běžný_20_text"><text:span text:style-name="T34">in Missa:</text:span> Glo. – 2a S. Pii Papæ – Cre. – Præf. Com.</text:p>
        </text:list-item>
        <text:list-item>
          <text:p text:style-name="Běžný_20_text"><text:span text:style-name="T34">in Vesp.:</text:span> de festo – <text:span text:style-name="T3">Com.</text:span> S. Joannis Gualberti Abb. (iij. Lect. et M.) <text:span text:style-name="T32">Iste cognóvit</text:span>.</text:p>
        </text:list-item>
      </text:list>
      <text:p text:style-name="P21"><text:span text:style-name="T27">12. – </text:span><text:span text:style-name="T19">Alb.</text:span><text:span text:style-name="T27"> – Feria VI. – </text:span><text:span text:style-name="T20">S. Joannis Gualberti, Abb.</text:span> – <text:span text:style-name="T27">iij. Lect. et M.</text:span> – <text:span text:style-name="T12">jejunatur</text:span><text:span text:style-name="T41"> – </text:span><text:span text:style-name="T34">in Laud.:</text:span> <text:span text:style-name="T3">Com.</text:span> B. M. V.</text:p>
      <text:list xml:id="list113338917269209" text:continue-numbering="true" text:style-name="List_20_2">
        <text:list-item>
          <text:p text:style-name="Běžný_20_text"><text:span text:style-name="T34">in Missa:</text:span> Glo. – 2a <text:span text:style-name="T32">A cunctis</text:span>. 3a <text:span text:style-name="T7">ad libitum</text:span> – Præf. Comm.</text:p>
        </text:list-item>
        <text:list-item>
          <text:p text:style-name="Běžný_20_text"><text:span text:style-name="T34">in Vesp.:</text:span> de seq. – <text:span text:style-name="T3">Com.</text:span> S. Anacleti Papæ et Martyris (Com. et M.) <text:span text:style-name="T32">Beátus vir</text:span>. <text:span text:style-name="T3">&amp;</text:span> Beatarum Virginum Martyrum Arausicanarum (Com.) <text:span text:style-name="T32">Isti sunt Sancti</text:span>.</text:p>
        </text:list-item>
      </text:list>
      <text:list text:style-name="L57">
        <text:list-header>
          <text:p text:style-name="P5">¶ <text:span text:style-name="T7">Ad Completorium et per Horas in die, in fine Hymnorum dicitur: </text:span><text:span text:style-name="T9">G</text:span><text:span text:style-name="T32">lória tibi, Dómine, Qui natus es de Vírgine.</text:span></text:p>
          <text:p text:style-name="P19">Commemoratio Beatarum Virginum Martyrum Arausicanarum (Com.) <text:span text:style-name="T7">(suppl. brev. Cist. 1965)</text:span> <text:span text:style-name="T32">Da, nobis, quaesumus Dómine Deus noster, Beatárum Vírginum et Mártyrum tuárum palmas incessábili devotióne venerári: </text:span><text:span text:style-name="T9">*</text:span><text:span text:style-name="T32"> ut, quas digna mente non póssumus celebráre, </text:span><text:span text:style-name="T9">§</text:span><text:span text:style-name="T32"> humílibus saltem frequentémus obséquiis. </text:span><text:span text:style-name="T9">*</text:span><text:span text:style-name="T32"> Per Dóminum.</text:span></text:p>
        </text:list-header>
      </text:list>
      <text:p text:style-name="Čísla_20_dne"><text:span text:style-name="T27">13. – </text:span><text:span text:style-name="T19">Alb.</text:span><text:span text:style-name="T27"> – Sabbato. – </text:span><text:span text:style-name="T20">B. M. V. in Sabbato</text:span> – <text:span text:style-name="T27">iij. Lect. et M.<text:line-break/></text:span> – <text:span text:style-name="T34">in Laud.:</text:span> <text:span text:style-name="T3">Com.</text:span> S.<text:span text:style-name="T54"> </text:span>Anacleti Pp. M. <text:span text:style-name="T32">Qui vult</text:span>. <text:span text:style-name="T3">&amp;</text:span> Beatarum VV. MM. Arausicanarum Prudentes vírgines. <text:span text:style-name="T3">&amp;</text:span> De Pace</text:p>
      <text:list text:continue-list="list113338917269209" text:style-name="List_20_2">
        <text:list-item>
          <text:p text:style-name="Běžný_20_text"><text:span text:style-name="T34">in Missa:</text:span> Glo. – 2a S. Anacleti. 3a Beatarum Virg. MM. Arausic. – Praef. B. M. V.</text:p>
        </text:list-item>
        <text:list-item>
          <text:p text:style-name="Běžný_20_text"><text:span text:style-name="T34">in Vesp.:</text:span> Sabb. ante Dom. viij. post Pent. <text:span text:style-name="T32">Rex autem David.</text:span> – <text:span text:style-name="T3">Com.</text:span> S. Bonaventuræ E.C.E.D. <text:span text:style-name="T32">O Doctor... beáte Bonaventura.</text:span></text:p>
        </text:list-item>
      </text:list>
      <text:p text:style-name="P22"><text:span text:style-name="T27">14. – </text:span><text:span text:style-name="T3">Vir.</text:span><text:span text:style-name="T27"> – </text:span><text:span text:style-name="T22">Dominica.</text:span><text:span text:style-name="T27"> – </text:span><text:span text:style-name="T20">Dominica VIII. post Pentecosten.<text:line-break/></text:span><text:span text:style-name="T41"> – </text:span><text:span text:style-name="T34">in Laud.:</text:span> <text:span text:style-name="T3">Com.</text:span> S. Bonaventuræ E.C.E.D. <text:span text:style-name="T32">Euge serve bone</text:span>.</text:p>
      <text:list xml:id="list113340119019598" text:continue-numbering="true" text:style-name="List_20_2">
        <text:list-item>
          <text:p text:style-name="Běžný_20_text"><text:span text:style-name="T34">in Missa:</text:span> <text:span text:style-name="T7">Processio</text:span> – <text:span text:style-name="T32">Asperges</text:span> – Glo. – Cre. – Præf. Trin.</text:p>
        </text:list-item>
        <text:list-item>
          <text:p text:style-name="Běžný_20_text"><text:span text:style-name="T34">in Vesp.:</text:span> Dom. viij. post Pent. – <text:span text:style-name="T3">Com.</text:span> seq. <text:span text:style-name="T32">Iste cognóvit</text:span>.</text:p>
        </text:list-item>
      </text:list>
      <text:list text:style-name="L66">
        <text:list-header>
          <text:p text:style-name="P7">✠ <text:span text:style-name="T36">Adoratio: Tantum ergo p. 7 – Mane nobiscum I. (Laudes Vesp.)</text:span></text:p>
        </text:list-header>
      </text:list>
      <text:p text:style-name="P21"><text:soft-page-break/><text:span text:style-name="T27">15. – </text:span><text:span text:style-name="T19">Alb.</text:span><text:span text:style-name="T27"> – Feria II. – </text:span><text:span text:style-name="T20">S. Henrici Imperatoris et Conf.</text:span> – <text:span text:style-name="T27">MM. min.</text:span> – <text:span text:style-name="T12">jejunatur </text:span><text:span text:style-name="T41"><text:s/>– </text:span><text:span text:style-name="T50">(Off. Proprium pro Cist. Bohemiæ et Lusátiæ)</text:span></text:p>
      <text:list text:continue-list="list113340119019598" text:style-name="List_20_2">
        <text:list-item>
          <text:p text:style-name="Běžný_20_text"><text:span text:style-name="T34">ad Vigil.:</text:span> <text:span text:style-name="T7">in Hymno</text:span> <text:span text:style-name="T32">Hac die … suprémos.</text:span></text:p>
        </text:list-item>
        <text:list-item>
          <text:p text:style-name="Běžný_20_text"><text:span text:style-name="T34">in Laud.:</text:span> <text:span text:style-name="T2">Com.</text:span></text:p>
        </text:list-item>
        <text:list-item>
          <text:p text:style-name="P12"><text:span text:style-name="T38">in Capit.:</text:span><text:span text:style-name="T37"> </text:span><text:span text:style-name="T10">In Martyr. 1o loco:</text:span><text:span text:style-name="T37"> </text:span><text:span text:style-name="T39">Festum Sermónis S. P. N. Stéphani, tértii Abbátis Cistércii et Ordinis Institutóris, </text:span><text:span text:style-name="T11">*</text:span><text:span text:style-name="T39"> cujus óbitus cóntigit quinto Kaléndas Aprílis. – </text:span><text:span text:style-name="T15">Slavnost našeho svatého otce Štěpána, třetího opata Cîteaux, zakladatele řádu, k jehož úmrtí došlo 28. března.</text:span></text:p>
        </text:list-item>
        <text:list-item>
          <text:p text:style-name="Běžný_20_text"><text:span text:style-name="T34">in Missa:</text:span> <text:span text:style-name="T7">Duo Acolythi. </text:span>– Glo. – Præf. Comm.</text:p>
        </text:list-item>
        <text:list-item>
          <text:p text:style-name="Běžný_20_text"><text:span text:style-name="T34">in Vesp.:</text:span> de seq. – <text:span text:style-name="T7">℟</text:span><text:span text:style-name="T12">. maj.</text:span> <text:span text:style-name="T32">O beáti viri Stephani;</text:span> <text:span text:style-name="T7">in Hymno</text:span> <text:span text:style-name="T32">Hac die … suprémos</text:span>. – <text:span text:style-name="T3">Com.</text:span> praec. <text:span text:style-name="T32">Iste Sanctus</text:span>.</text:p>
        </text:list-item>
      </text:list>
      <text:p text:style-name="P21"><text:span text:style-name="T27">16. – </text:span><text:span text:style-name="T19">Alb.</text:span><text:span text:style-name="T27"> – Feria III. – </text:span><text:span text:style-name="T20">S. P. N. Stephani, Tertii Abbatis Cistercii.</text:span> –<text:line-break/> <text:span text:style-name="T27">Serm. maj.</text:span><text:span text:style-name="T41"> – </text:span><text:span text:style-name="T34">in Laud.:</text:span> <text:span text:style-name="T2">Com.</text:span></text:p>
      <text:list text:continue-numbering="true" text:style-name="List_20_2">
        <text:list-item>
          <text:p text:style-name="P12"><text:span text:style-name="T38">in Capit.:</text:span><text:span text:style-name="T37"> </text:span><text:span text:style-name="T10">In Martyr. 1o loco:</text:span><text:span text:style-name="T37"> </text:span><text:span text:style-name="T39">Festum Beátae Maríae Vírginis de Monte Carmelo. – </text:span><text:span text:style-name="T15">Svátek nejblahoslavenější Panny Marie z hory Karmel.</text:span></text:p>
        </text:list-item>
        <text:list-item>
          <text:p text:style-name="Běžný_20_text"><text:span text:style-name="T34">in Missa:</text:span> Glo. – Cre. – Præf. Comm.</text:p>
        </text:list-item>
        <text:list-item>
          <text:p text:style-name="Běžný_20_text"><text:span text:style-name="T34">in Vesp.:</text:span> de festo – <text:span text:style-name="T3">Com.</text:span> seq. <text:span text:style-name="T32">Sancta María.</text:span> <text:span text:style-name="T3">&amp;</text:span> S. Alexii C. (Com.) <text:span text:style-name="T32">Iste cognóvit</text:span>.</text:p>
        </text:list-item>
      </text:list>
      <text:p text:style-name="Čísla_20_dne"><text:span text:style-name="T27">17. – </text:span><text:span text:style-name="T19">Alb.</text:span><text:span text:style-name="T27"> – Feria IV. – </text:span><text:span text:style-name="T20">Festum Commemorationis B. M. V. de Monte Carmelo.</text:span> – <text:span text:style-name="T27">MM. maj.</text:span> – <text:span text:style-name="T12">jejunatur</text:span></text:p>
      <text:list text:continue-numbering="true" text:style-name="List_20_2">
        <text:list-item>
          <text:p text:style-name="Běžný_20_text"><text:span text:style-name="T34">in Laud.:</text:span> <text:span text:style-name="T3">Com.</text:span> S. Alexii C. <text:span text:style-name="T32">Similábo eum</text:span>.</text:p>
        </text:list-item>
        <text:list-item>
          <text:p text:style-name="Běžný_20_text"><text:span text:style-name="T34">in Missa:</text:span> Glo. – 2a S. Alexii – Cre. – Præf. B. M. V. <text:span text:style-name="T32">Et Te in Commemoratióne.</text:span></text:p>
        </text:list-item>
        <text:list-item>
          <text:p text:style-name="Běžný_20_text"><text:span text:style-name="T34">in Vesp.:</text:span> de festo – <text:span text:style-name="T3">Com.</text:span> S. Symphorosæ cum Septem Filiis MM. (Com.) <text:span text:style-name="T32">Isti sunt Sancti</text:span></text:p>
        </text:list-item>
      </text:list>
      <text:p text:style-name="P21"><text:span text:style-name="T27">18. – </text:span><text:span text:style-name="T3">Vir.</text:span><text:span text:style-name="T27"> – Feria V. – </text:span>De ea.<text:span text:style-name="T41"> – </text:span><text:span text:style-name="T34">in Laud.:</text:span> <text:span text:style-name="T3">Com.</text:span> S. Symphorosæ cum Septem Filiis MM. <text:span text:style-name="T32">Fulgébunt justi</text:span>. <text:span text:style-name="T3">&amp;</text:span> B. M. V.</text:p>
      <text:list text:continue-numbering="true" text:style-name="List_20_2">
        <text:list-item>
          <text:p text:style-name="Běžný_20_text"><text:span text:style-name="T34">in Missa:</text:span> de Dom. viij. post Pent. 2a S. Symphorosæ cum Septem Filiis. 3a <text:span text:style-name="T32">A</text:span><text:span text:style-name="T33"> </text:span><text:span text:style-name="T32">cunctis</text:span>. – Præf. Comm.</text:p>
        </text:list-item>
        <text:list-item>
          <text:p text:style-name="Běžný_20_text"><text:span text:style-name="T34">in Vesp.:</text:span> Fer. v. – <text:span text:style-name="T3">Com.</text:span> B. M. V.</text:p>
        </text:list-item>
      </text:list>
      <text:p text:style-name="P21"><text:span text:style-name="T27">19. – </text:span><text:span text:style-name="T3">Vir.</text:span><text:span text:style-name="T27"> – Feria VI. – </text:span>De ea. – <text:span text:style-name="T12">jejunatur</text:span><text:span text:style-name="T41"> – </text:span><text:span text:style-name="T34">in Laud.:</text:span> <text:span text:style-name="T3">Com.</text:span> B. M. V.<text:line-break/><text:span text:style-name="T41"> – </text:span><text:span text:style-name="T34">in Missa:</text:span> de Dom. viij. post Pent. 2a B. M. V. <text:span text:style-name="T32">A cunctis</text:span> 3a <text:span text:style-name="T7">ad libitum</text:span>. – Præf. Comm.</text:p>
      <text:list xml:id="list113339843362695" text:continue-numbering="true" text:style-name="List_20_2">
        <text:list-item>
          <text:p text:style-name="Běžný_20_text"><text:span text:style-name="T34">in Vesp.:</text:span> de seq. – <text:span text:style-name="T3">Com.</text:span> S. Margaritæ V. M. (Com.) <text:span text:style-name="T32">Veni, sponsa</text:span>. <text:span text:style-name="T3">&amp;</text:span> De Pace</text:p>
        </text:list-item>
      </text:list>
      <text:list text:style-name="L87">
        <text:list-header>
          <text:p text:style-name="P6">¶ <text:span text:style-name="T7">Ad Completorium et per Horas in die, in fine Hymnorum dicitur: </text:span><text:span text:style-name="T9">G</text:span><text:span text:style-name="T32">lória tibi, Dómine, Qui natus es de Vírgine.</text:span></text:p>
        </text:list-header>
      </text:list>
      <text:p text:style-name="P21"><text:span text:style-name="T27">20. – </text:span><text:span text:style-name="T19">Alb.</text:span><text:span text:style-name="T27"> – Sabbato. – </text:span><text:span text:style-name="T20">B. M. V. in Sabbato</text:span> – <text:span text:style-name="T27">iij. Lect. et M.</text:span><text:span text:style-name="T41"> – </text:span><text:span text:style-name="T34">in Laud.:</text:span> <text:span text:style-name="T3">Com.</text:span> S. Margaritæ V. M. <text:span text:style-name="T32">Símile est … sagénæ</text:span>. <text:span text:style-name="T3">&amp;</text:span> De Pace</text:p>
      <text:list text:continue-list="list113339843362695" text:style-name="List_20_2">
        <text:list-item>
          <text:p text:style-name="Běžný_20_text"><text:span text:style-name="T34">in Missa:</text:span> Glo. – 2a S. Margaritæ. 3a de Sp. Sancto. – Praef. B. M. V.</text:p>
        </text:list-item>
        <text:list-item>
          <text:p text:style-name="Běžný_20_text"><text:span text:style-name="T34">in Vesp.:</text:span> Sabb. ante Dom. ix. post Pent. <text:span text:style-name="T32">Obsecro, Dómine.</text:span> – <text:span text:style-name="T3">Com.</text:span> S. Praxedis V. (Com.) <text:span text:style-name="T32">Veni, sponsa</text:span>.</text:p>
        </text:list-item>
      </text:list>
      <text:p text:style-name="P21"><text:span text:style-name="T27">21. – </text:span><text:span text:style-name="T3">Vir.</text:span><text:span text:style-name="T27"> – </text:span><text:span text:style-name="T22">Dominica.</text:span><text:span text:style-name="T27"> – </text:span><text:span text:style-name="T20">Dominica IX. post Pentecosten.<text:line-break/></text:span><text:span text:style-name="T41"> – </text:span><text:span text:style-name="T34">in Laud.:</text:span> <text:span text:style-name="T3">Com.</text:span> S. Praxedis Virginis <text:span text:style-name="T32">Símile est … sagénæ</text:span>.</text:p>
      <text:list xml:id="list113339300716085" text:continue-numbering="true" text:style-name="List_20_2">
        <text:list-item>
          <text:p text:style-name="Běžný_20_text"><text:soft-page-break/><text:span text:style-name="T34">in Missa:</text:span> <text:span text:style-name="T7">Processio</text:span> – <text:span text:style-name="T32">Asperges</text:span> – Glo. – 2a S. Praxedis. 3a <text:span text:style-name="T32">A cunctis</text:span>. – Cre. – Præf. Trin.</text:p>
        </text:list-item>
        <text:list-item>
          <text:p text:style-name="Běžný_20_text"><text:span text:style-name="T34">in Vesp.:</text:span> de seq. Hymn. <text:span text:style-name="T32">Pater supérni.</text:span> – <text:span text:style-name="T3">Com.</text:span> Dom. ix. post Pent. <text:span text:style-name="T32">Scriptum est enim.</text:span></text:p>
        </text:list-item>
      </text:list>
      <text:list text:style-name="L96">
        <text:list-header>
          <text:p text:style-name="P8">✠ <text:span text:style-name="T36">Adoratio: Tantum ergo p. 8 – Mane nobiscum II. (Laudes Vesp.)</text:span></text:p>
        </text:list-header>
      </text:list>
      <text:p text:style-name="P21"><text:span text:style-name="T27">22. – </text:span><text:span text:style-name="T19">Alb.</text:span><text:span text:style-name="T27"> – Feria II. – </text:span><text:span text:style-name="T20">S. Mariæ Magdalenæ.</text:span> – <text:span text:style-name="T27">MM. maj.</text:span><text:span text:style-name="T41"> – </text:span><text:span text:style-name="T34">in Laud.:</text:span> <text:span text:style-name="T2">Com.</text:span><text:span text:style-name="T47"> <text:line-break/> – </text:span><text:span text:style-name="T34">in Missa:</text:span> <text:span text:style-name="T7">Duo Acolythi. </text:span>– <text:span text:style-name="T7">Cum incenso ad oblata. </text:span>– Glo. – Cre. – Præf. Comm.</text:p>
      <text:list text:continue-list="list113339300716085" text:style-name="List_20_2">
        <text:list-item>
          <text:p text:style-name="Běžný_20_text"><text:span text:style-name="T34">in Vesp.:</text:span> de festo; Hym. <text:span text:style-name="T32">Pater supérni.</text:span> – <text:span text:style-name="T3">Com.</text:span> S. Apollinaris E. M. (Com.) <text:span text:style-name="T32">Beátus vir</text:span>.</text:p>
        </text:list-item>
      </text:list>
      <text:p text:style-name="P21"><text:span text:style-name="T27">23. – </text:span><text:span text:style-name="T3">Vir.</text:span><text:span text:style-name="T27"> – Feria III. – </text:span>De ea.<text:span text:style-name="T41"> – </text:span><text:span text:style-name="T34">in Laud.:</text:span> <text:span text:style-name="T3">Com.</text:span> S. Apollinaris E. M. <text:span text:style-name="T32">Qui vult</text:span>. <text:span text:style-name="T3">&amp;</text:span> B. M. V. <text:span text:style-name="T3">&amp;</text:span> B. B. R.</text:p>
      <text:list text:continue-numbering="true" text:style-name="List_20_2">
        <text:list-item>
          <text:p text:style-name="Běžný_20_text"><text:span text:style-name="T34">in Missa:</text:span> de Dom. ix. post Pent. 2a S. Apollinaris. 3a <text:span text:style-name="T32">A cunctis</text:span>. – Præf. Comm.</text:p>
        </text:list-item>
        <text:list-item>
          <text:p text:style-name="Běžný_20_text"><text:span text:style-name="T34">in Vesp.:</text:span> de seq. – <text:span text:style-name="T3">Com.</text:span> S. Christinæ V. M. (Com.) <text:span text:style-name="T32">Veni, sponsa</text:span>. <text:span text:style-name="T3">&amp;</text:span> B. M. V. <text:span text:style-name="T3">&amp;</text:span> S.<text:span text:style-name="T54"> </text:span>Joseph</text:p>
        </text:list-item>
      </text:list>
      <text:p text:style-name="P21"><text:span text:style-name="T27">24. – </text:span><text:span text:style-name="T19">Alb.</text:span><text:span text:style-name="T27"> – Feria IV. – </text:span><text:span text:style-name="T20">S. Balduini, Abb. et Conf. O. N.</text:span> – <text:span text:style-name="T27">iij. Lect. et M.</text:span> – <text:span text:style-name="T12">jejunatur</text:span><text:span text:style-name="T41"> – </text:span><text:span text:style-name="T34">in Laud.:</text:span> <text:span text:style-name="T3">Com.</text:span> <text:span text:style-name="T25">Vigiliæ</text:span> S. Jacobi Ap. <text:span text:style-name="T7">Aña et ℣</text:span><text:span text:style-name="T12">.</text:span><text:span text:style-name="T7"> de Feria</text:span> Ora. <text:span text:style-name="T32">Da, quæsumus.</text:span> <text:span text:style-name="T3">&amp;</text:span> S. Christinæ V. M. <text:span text:style-name="T32">Símile est … sagénæ</text:span>. <text:span text:style-name="T3">&amp;</text:span> B. M. V. <text:span text:style-name="T3">&amp;</text:span> S. Joseph</text:p>
      <text:list text:continue-numbering="true" text:style-name="List_20_2">
        <text:list-item>
          <text:p text:style-name="P12"><text:span text:style-name="T38">in Capit.:</text:span><text:span text:style-name="T37"> </text:span><text:span text:style-name="T10">In Martyr. 1o loco:</text:span><text:span text:style-name="T37"> </text:span><text:span text:style-name="T39">Festum Sancti Jacóbi Apóstoli, atque Vigília Festi Sermónis Sanctæ Annæ Matris Beátæ Maríæ Vírginis hódie est. – </text:span><text:span text:style-name="T15">Dnes je </text:span><text:span text:style-name="T17">S</text:span><text:span text:style-name="T15">vát</text:span><text:span text:style-name="T17">e</text:span><text:span text:style-name="T15">k svatého Jakuba </text:span><text:span text:style-name="T16">A</text:span><text:span text:style-name="T15">poštola a</text:span><text:span text:style-name="T16"> </text:span><text:span text:style-name="T15">také </text:span><text:span text:style-name="T17">V</text:span><text:span text:style-name="T15">igilie slavnosti svaté Anny, matky Nejblahoslavenější Panny Marie.</text:span></text:p>
        </text:list-item>
        <text:list-item>
          <text:p text:style-name="Běžný_20_text"><text:span text:style-name="T34">in Missa:</text:span> Glo. – 2a Vigilia S. Jacobi <text:span text:style-name="T7">ex Commune in Vigilia unius Apostoli.</text:span> 3a S.<text:span text:style-name="T54"> </text:span>Christinæ. – Præf. Comm. – <text:span text:style-name="T7">Evangelium Vigiliæ in fine.</text:span></text:p>
        </text:list-item>
        <text:list-item>
          <text:p text:style-name="Běžný_20_text"><text:span text:style-name="T34">in Vesp.:</text:span> de seq. – <text:span text:style-name="T3">Com.</text:span> S. Christophori M. (Com.) <text:span text:style-name="T32">Beátus vir</text:span>.</text:p>
        </text:list-item>
      </text:list>
      <text:p text:style-name="P22"><text:span text:style-name="T27">25. – </text:span><text:span text:style-name="T12">Rub.</text:span><text:span text:style-name="T27"> – Feria V. – </text:span><text:span text:style-name="T20">S. Jacobi, Ap.</text:span> – <text:span text:style-name="T27">MM. maj.</text:span> – <text:span text:style-name="T12">jejunatur<text:line-break/></text:span><text:span text:style-name="T41"> – </text:span><text:span text:style-name="T34">in Laud.:</text:span> <text:span text:style-name="T3">Com.</text:span> S. Christophori M. (Com.) <text:span text:style-name="T32">Qui vult</text:span>.</text:p>
      <text:list text:continue-numbering="true" text:style-name="List_20_2">
        <text:list-item>
          <text:p text:style-name="Běžný_20_text"><text:span text:style-name="T34">in Missa:</text:span> <text:span text:style-name="T7">Duo Acolythi. </text:span>– <text:span text:style-name="T7">Cum incenso ad oblata. </text:span>– Glo. – 2a S. Christophori – Cre. – Præf. Apost.</text:p>
        </text:list-item>
        <text:list-item>
          <text:p text:style-name="Běžný_20_text"><text:span text:style-name="T34">in Vesp.:</text:span> de seq. <text:span text:style-name="T7">℟</text:span><text:span text:style-name="T12">. maj.</text:span> <text:span text:style-name="T32">Beáta progénies.</text:span> – Hym. <text:span text:style-name="T32">Orbis exúltans.</text:span> – <text:span text:style-name="T3">Com.</text:span> de praec. <text:span text:style-name="T32">Beáti éritis.</text:span></text:p>
        </text:list-item>
      </text:list>
      <text:p text:style-name="P22"><text:span text:style-name="T27">26. – </text:span><text:span text:style-name="T19">Alb.</text:span><text:span text:style-name="T27"> – Feria VI. – </text:span><text:span text:style-name="T20">S. Annæ Matris B. M. V.</text:span> – <text:span text:style-name="T14">in Altovado</text:span> <text:span text:style-name="T27">Serm. min.<text:line-break/></text:span><text:span text:style-name="T41"> – </text:span><text:span text:style-name="T34">in Laud.:</text:span> <text:span text:style-name="T2">Com.</text:span></text:p>
      <text:list xml:id="list113339870815013" text:continue-numbering="true" text:style-name="List_20_2">
        <text:list-item>
          <text:p text:style-name="Běžný_20_text"><text:span text:style-name="T34">in Missa:</text:span> <text:span text:style-name="T7">Processio per Ecclesiam</text:span> – Glo. – Cre. – Præf. Comm.</text:p>
        </text:list-item>
        <text:list-item>
          <text:p text:style-name="Běžný_20_text"><text:span text:style-name="T34">in Vesp.:</text:span> de festo – <text:span text:style-name="T3">Com.</text:span> de seq. <text:span text:style-name="T32">Beátam me dicent.</text:span> <text:span text:style-name="T3">&amp;</text:span> S. Camilli de Lellis <text:span text:style-name="T32">Iste cognóvit</text:span>. <text:span text:style-name="T3">&amp;</text:span> S. Pantaleonis M. (Com.) <text:span text:style-name="T32">Beátus vir</text:span>.</text:p>
        </text:list-item>
      </text:list>
      <text:list text:style-name="L114">
        <text:list-header>
          <text:p text:style-name="P9">¶ <text:span text:style-name="T7">Ad Completorium et per Horas in die, in fine Hymnorum dicitur: </text:span><text:span text:style-name="T9">G</text:span><text:span text:style-name="T32">lória tibi, Dómine, Qui natus es de Vírgine.</text:span></text:p>
        </text:list-header>
      </text:list>
      <text:p text:style-name="P22"><text:span text:style-name="T27">27. – </text:span><text:span text:style-name="T19">Alb.</text:span><text:span text:style-name="T27"> – Sabbato. – </text:span><text:span text:style-name="T20">B. M. V. in Sabbato</text:span> – <text:span text:style-name="T27">iij. Lect. et M.</text:span><text:span text:style-name="T41"> – </text:span><text:span text:style-name="T34">in Laud.:</text:span> <text:span text:style-name="T3">Com.</text:span> S. Camilli de Lellis C. <text:span text:style-name="T32">Similábo eum</text:span>. <text:span text:style-name="T3">&amp;</text:span> S. Pantaleonis M. <text:span text:style-name="T32">Qui vult</text:span>. <text:span text:style-name="T3">&amp;</text:span> De Pace</text:p>
      <text:list text:continue-list="list113339870815013" text:style-name="List_20_2">
        <text:list-item>
          <text:p text:style-name="Běžný_20_text"><text:span text:style-name="T34">in Missa:</text:span> Glo. – 2a S. Camilli de Lellis. 3a S. Pantaleonis. – Praef. B. M. V.</text:p>
        </text:list-item>
        <text:list-item>
          <text:p text:style-name="Běžný_20_text"><text:soft-page-break/><text:span text:style-name="T34">in Vesp.:</text:span> Sabb. ante Dom. x. post Pent. <text:span text:style-name="T32">Unxérunt Salomónem.</text:span> – <text:span text:style-name="T3">Com.</text:span> S. Vincentii a Paulo C. <text:span text:style-name="T32">Iste cognóvit</text:span>. <text:span text:style-name="T3">&amp;</text:span> SS. Nazarii et Sociorum, Mart. <text:span text:style-name="T32">Isti sunt</text:span>.</text:p>
        </text:list-item>
      </text:list>
      <text:p text:style-name="P22"><text:span text:style-name="T27">28. – </text:span><text:span text:style-name="T3">Vir.</text:span><text:span text:style-name="T27"> – </text:span><text:span text:style-name="T22">Dominica.</text:span><text:span text:style-name="T27"> – </text:span><text:span text:style-name="T20">Dominica X. post Pentecosten.</text:span><text:span text:style-name="T41"> – </text:span><text:span text:style-name="T34">in Laud.:</text:span> <text:span text:style-name="T3">Com.</text:span> S. Vincentii a Paulo C. <text:span text:style-name="T32">Similábo eum</text:span>. <text:span text:style-name="T3">&amp;</text:span> SS. Nazarii et Sociorum, Mart. <text:span text:style-name="T32">Fulgébunt justi</text:span>.</text:p>
      <text:list xml:id="list113338401370484" text:continue-numbering="true" text:style-name="List_20_2">
        <text:list-item>
          <text:p text:style-name="Běžný_20_text"><text:span text:style-name="T34">in Missa:</text:span> <text:span text:style-name="T7">Processio</text:span> – <text:span text:style-name="T32">Asperges</text:span> – Glo. – 2a S. Vincentii a Paulo. 3a SS. Nazarii et<text:span text:style-name="T59"> </text:span>Sociorum. – Cre. – Præf. Trin.</text:p>
        </text:list-item>
        <text:list-item>
          <text:p text:style-name="Běžný_20_text"><text:span text:style-name="T34">in Vesp.:</text:span> Dom. x. post Pent. – <text:span text:style-name="T3">Com.</text:span> seq. <text:span text:style-name="T32">Veni sponsa</text:span>. <text:span text:style-name="T3">&amp;</text:span> SS. Felicis II. Papæ et<text:span text:style-name="T59"> </text:span>Sociorum. (Com.) <text:span text:style-name="T32">Isti sunt</text:span>.</text:p>
        </text:list-item>
      </text:list>
      <text:list text:style-name="L123">
        <text:list-header>
          <text:p text:style-name="P10">✠ <text:span text:style-name="T36">Adoratio: Tantum ergo p. 9 – Mane nobiscum III. (Laudes Vesp.)</text:span></text:p>
        </text:list-header>
      </text:list>
      <text:p text:style-name="P22"><text:span text:style-name="T27">29. – </text:span><text:span text:style-name="T19">Alb.</text:span><text:span text:style-name="T27"> – Feria II. – </text:span><text:span text:style-name="T20">S. Marthæ, Virg.</text:span> – <text:span text:style-name="T27">iij. Lect. et M.</text:span><text:span text:style-name="T41"> – </text:span><text:span text:style-name="T34">in Laud.:</text:span> <text:span text:style-name="T3">Com.</text:span> SS. Felicis II. Papæ et Sociorum. (Com.) <text:span text:style-name="T32">Fulgébunt justi</text:span>. <text:span text:style-name="T3">&amp;</text:span> B. M. V.</text:p>
      <text:list text:continue-list="list113338401370484" text:style-name="List_20_2">
        <text:list-item>
          <text:p text:style-name="Běžný_20_text"><text:span text:style-name="T34">in Missa:</text:span> Glo. – 2a SS. Felicis et Sociorum. 3a <text:span text:style-name="T32">A cunctis</text:span>. – Praef. Comm.</text:p>
        </text:list-item>
        <text:list-item>
          <text:p text:style-name="Běžný_20_text"><text:span text:style-name="T34">in Vesp.:</text:span> Fer. ij. – <text:span text:style-name="T3">Com.</text:span> de seq. <text:span text:style-name="T7">in Hymno</text:span> <text:span text:style-name="T32">Hac die … suprémos</text:span>. – SS. Abdon et<text:span text:style-name="T59"> </text:span>Sennen MM. (Com.) <text:span text:style-name="T32">Isti sunt</text:span>. <text:span text:style-name="T3">&amp;</text:span> B. M. V. <text:span text:style-name="T3">&amp;</text:span> B. B. R.</text:p>
        </text:list-item>
      </text:list>
      <text:p text:style-name="P22"><text:span text:style-name="T27">30. – </text:span><text:span text:style-name="T19">Alb.</text:span><text:span text:style-name="T27"> – Feria III. – </text:span><text:span text:style-name="T20">S. Hieronymi Æmiliani, Conf.</text:span> – <text:span text:style-name="T27">iij. Lect. et M.<text:line-break/></text:span><text:span text:style-name="T41"> – </text:span><text:span text:style-name="T34">in Laud.:</text:span> <text:span text:style-name="T3">Com.</text:span> SS. Abdon et Sennen MM. <text:span text:style-name="T32">Fulgébunt justi</text:span>. <text:span text:style-name="T3">&amp;</text:span> B. M. V. <text:span text:style-name="T3">&amp;</text:span> B. B. R.</text:p>
      <text:list text:continue-numbering="true" text:style-name="List_20_2">
        <text:list-item>
          <text:p text:style-name="Běžný_20_text"><text:span text:style-name="T34">in Missa:</text:span> Glo. – 2a SS. Abdon et Sennen. 3a <text:span text:style-name="T32">A cunctis</text:span>. – Præf. Comm.</text:p>
        </text:list-item>
        <text:list-item>
          <text:p text:style-name="Běžný_20_text"><text:span text:style-name="T34">in Vesp.:</text:span> Fer. iij. – <text:span text:style-name="T3">Com.</text:span> de seq. – S. Germani. E.C. (Com.) <text:span text:style-name="T32">Sacérdos et Póntifex</text:span>. <text:span text:style-name="T3">&amp;</text:span> B. M. V. <text:span text:style-name="T3">&amp;</text:span> S. Joseph</text:p>
        </text:list-item>
      </text:list>
      <text:p text:style-name="P22"><text:span text:style-name="T27">31. – </text:span><text:span text:style-name="T19">Alb.</text:span><text:span text:style-name="T27"> – Feria IV. – </text:span><text:span text:style-name="T20">S. Ignatii de Loyola, Conf.</text:span> – <text:span text:style-name="T12">jejunatur</text:span><text:span text:style-name="T41"> – </text:span><text:span text:style-name="T34">in Laud.:</text:span> <text:span text:style-name="T3">Com.</text:span> S. Germani. E.C. <text:span text:style-name="T32">Euge serve bone</text:span>. <text:span text:style-name="T3">&amp;</text:span> B. M. V. <text:span text:style-name="T3">&amp;</text:span> S. Joseph</text:p>
      <text:list text:continue-numbering="true" text:style-name="List_20_2">
        <text:list-item>
          <text:p text:style-name="Běžný_20_text"><text:span text:style-name="T34">in Missa:</text:span> Glo. – 2a S. Germani. 3a <text:span text:style-name="T32">A cunctis</text:span>. – Præf. Comm.</text:p>
        </text:list-item>
        <text:list-item>
          <text:p text:style-name="Běžný_20_text"><text:span text:style-name="T34">in Vesp.:</text:span> de seq. – <text:span text:style-name="T3">Com.</text:span> S. Pauli Apostoli (Com. privileg.) <text:span text:style-name="T32">Sancte Paule.</text:span> <text:span text:style-name="T3">&amp;</text:span> SS.<text:span text:style-name="T59"> </text:span>Machabæorum Martyrum (Com.) <text:span text:style-name="T32">Isti sunt Sancti</text:span>. <text:span text:style-name="T3">&amp;</text:span> B. M. V.</text:p>
        </text:list-item>
      </text:list>
      <text:p text:style-name="P1"><text:span text:style-name="T29">AUGUSTUS 202</text:span><text:span text:style-name="T31">4</text:span></text:p>
      <text:p text:style-name="P22"><text:span text:style-name="T27">01. – </text:span><text:span text:style-name="T19">Alb.</text:span><text:span text:style-name="T27"> – Feria V. – </text:span><text:span text:style-name="T20">S. Petri ad Vincula</text:span> – <text:span text:style-name="T27">xij. Lect. et M.</text:span><text:span text:style-name="T41"> – </text:span><text:span text:style-name="T34">in Laud.:</text:span> <text:span text:style-name="T3">Com.</text:span> S. Pauli Apostoli <text:span text:style-name="T32">Sancte Paule.</text:span> <text:span text:style-name="T3">&amp;</text:span> SS. Machabæorum Martyrum <text:span text:style-name="T32">Fulgébunt justi</text:span>. <text:span text:style-name="T3">&amp;</text:span> B. M. V.</text:p>
      <text:list text:continue-numbering="true" text:style-name="List_20_2">
        <text:list-item>
          <text:p text:style-name="Běžný_20_text"><text:span text:style-name="T34">in Missa:</text:span> <text:span text:style-name="T7">Duo Acolythi. </text:span>– <text:span text:style-name="T7">Cum incenso ad oblata. </text:span>– Glo. – 2a de S. Paulo. 3a<text:span text:style-name="T59"> </text:span>SS.<text:span text:style-name="T59"> </text:span>Machabæorum Martyrum. – Cre. – Præf. Apost.</text:p>
        </text:list-item>
        <text:list-item>
          <text:p text:style-name="Běžný_20_text"><text:span text:style-name="T34">in Vesp.:</text:span> de festo. – <text:span text:style-name="T3">Com.</text:span> S. Pauli Apostoli <text:span text:style-name="T32">Sancte Paule.</text:span> <text:span text:style-name="T3">&amp;</text:span> S. Alphonsi Mariæ de Ligorio E.C.E.D. (iij. Lect. et M.) <text:span text:style-name="T32">O Doctor... beáte Alphónse María.</text:span> <text:span text:style-name="T3">&amp;</text:span> S. Stephani Papæ et Mart. (Com.) <text:span text:style-name="T32">Beátus vir</text:span>.</text:p>
        </text:list-item>
      </text:list>
      <text:p text:style-name="P14"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man BT S.O.Cist." svg:font-family="'Bookman BT S.O.Cist.'" style:font-pitch="variable"/>
    <style:font-face style:name="Bookman Old Style S.O.Cist." svg:font-family="'Bookman Old Style S.O.Cist.'"/>
    <style:font-face style:name="Bookman Old Style S.O.Cist.1" svg:font-family="'Bookman Old Style S.O.Cist.'" style:font-pitch="variable"/>
    <style:font-face style:name="Bookman Old Style S.O.Cist.2" svg:font-family="'Bookman Old Style S.O.Cist.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Libertine1" svg:font-family="Libertine" style:font-family-generic="roman" style:font-pitch="variable"/>
    <style:font-face style:name="LibertineSC" svg:font-family="LibertineSC"/>
    <style:font-face style:name="LibertineSC1" svg:font-family="LibertineSC" style:font-family-generic="roman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adornments="Regular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system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var(--bs-body-font-family)" svg:font-family="var(--bs-body-font-family)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Symbol" style:font-family-asian="Symbol" style:font-family-generic-asian="system" style:font-pitch-asian="variable" style:font-size-asian="10pt" style:language-asian="en" style:country-asian="GB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Čísla_20_dne" style:display-name="Čísla dne" style:family="paragraph" style:parent-style-name="Standard" style:master-page-name="">
      <loext:graphic-properties draw:fill="solid" draw:fill-color="#ffffff"/>
      <style:paragraph-properties fo:margin-left="0in" fo:margin-right="0in" fo:margin-top="0in" fo:margin-bottom="0.0402in" style:contextual-spacing="false" fo:hyphenation-ladder-count="no-limit" fo:text-indent="0in" style:auto-text-indent="false" style:page-number="auto" fo:background-color="#ffffff" style:writing-mode="lr-tb">
        <style:drop-cap style:lines="2" style:length="3"/>
      </style:paragraph-properties>
      <style:text-properties style:font-name="Linux Libertine S.O.Cist." fo:font-family="'Linux Libertine S.O.Cist.'" style:font-pitch="variable" fo:font-size="15pt" fo:language="la" fo:country="V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ěžný_20_text" style:display-name="Běžný text" style:family="paragraph" style:parent-style-name="Standard" style:list-style-name="List_20_2" style:list-level="1">
      <loext:graphic-properties draw:fill="solid" draw:fill-color="#ffffff"/>
      <style:paragraph-properties fo:margin-top="0in" fo:margin-bottom="0.0402in" style:contextual-spacing="false" fo:text-align="justify" style:justify-single-word="false" fo:hyphenation-ladder-count="no-limit" fo:background-color="#ffffff" style:writing-mode="lr-tb">
        <style:tab-stops>
          <style:tab-stop style:position="0.1236in"/>
        </style:tab-stops>
      </style:paragraph-properties>
      <style:text-properties style:font-name="Linux Libertine S.O.Cist." fo:font-family="'Linux Libertine S.O.Cist.'" style:font-pitch="variable" fo:font-size="15pt" fo:language="la" fo:country="V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ěžný_20_text_20__28_rubrika_29_" style:display-name="Běžný text (rubrika)" style:family="paragraph" style:parent-style-name="Standard" style:master-page-name="">
      <loext:graphic-properties draw:fill="solid" draw:fill-color="#ffffff"/>
      <style:paragraph-properties fo:margin-left="0.1252in" fo:margin-right="0in" fo:margin-top="0in" fo:margin-bottom="0.0402in" style:contextual-spacing="false" style:line-height-at-least="0.1866in" fo:text-align="justify" style:justify-single-word="false" fo:hyphenation-ladder-count="no-limit" fo:text-indent="0in" style:auto-text-indent="false" style:page-number="auto" fo:background-color="#ffffff" style:writing-mode="lr-tb"/>
      <style:text-properties style:font-name="Linux Libertine S.O.Cist.1" fo:font-family="'Linux Libertine S.O.Cist.'" style:font-style-name="Regular" style:font-pitch="variable" fo:language="la" fo:country="V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Heading" style:next-style-name="Text_20_body" style:class="chapter">
      <style:paragraph-properties fo:margin-top="0.0783in" fo:margin-bottom="0.0783in" style:contextual-spacing="false" fo:text-align="center" style:justify-single-word="false">
        <style:drop-cap/>
      </style:paragraph-properties>
      <style:text-properties fo:font-size="2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Default_20_Paragraph_20_Font" style:display-name="Default Paragraph Font" style:family="text"/>
    <style:style style:name="first_5f_line1" style:display-name="first_line1" style:family="text" style:parent-style-name="Default_20_Paragraph_20_Font">
      <style:text-properties style:font-name="Libertine1" fo:font-family="Libertine" style:font-family-generic="roman" style:font-pitch="variable" fo:font-size="13.5pt" style:font-name-asian="Times New Roman1" style:font-family-asian="'Times New Roman'" style:font-family-generic-asian="system" style:font-pitch-asian="variable" style:font-size-asian="13.5pt" style:font-size-complex="13.5pt"/>
    </style:style>
    <style:style style:name="dominica1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background-color="#e6e6e6" style:font-name-asian="Times New Roman1" style:font-family-asian="'Times New Roman'" style:font-family-generic-asian="system" style:font-pitch-asian="variable" style:font-size-asian="12pt" style:font-size-complex="12pt"/>
    </style:style>
    <style:style style:name="header1" style:family="text" style:parent-style-name="Default_20_Paragraph_20_Font">
      <style:text-properties fo:font-variant="small-caps" style:font-name="LibertineSC1" fo:font-family="LibertineSC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size-complex="13pt"/>
    </style:style>
    <style:style style:name="rank1" style:family="text" style:parent-style-name="Default_20_Paragraph_20_Font">
      <style:text-properties style:font-name="Libertine1" fo:font-family="Libertine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outline1" style:family="text" style:parent-style-name="Default_20_Paragraph_20_Font">
      <style:text-properties fo:color="#ffffff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fo:font-size="10pt" style:font-size-asian="10pt"/>
    </style:style>
    <style:style style:name="ListLabel_20_362" style:display-name="ListLabel 362" style:family="text">
      <style:text-properties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>
      <style:text-properties fo:font-size="10pt" style:font-size-asian="10pt"/>
    </style:style>
    <style:style style:name="ListLabel_20_495" style:display-name="ListLabel 495" style:family="text">
      <style:text-properties fo:font-size="10pt" style:font-size-asian="10pt"/>
    </style:style>
    <style:style style:name="ListLabel_20_496" style:display-name="ListLabel 496" style:family="text">
      <style:text-properties fo:font-size="10pt" style:font-size-asian="10pt"/>
    </style:style>
    <style:style style:name="ListLabel_20_497" style:display-name="ListLabel 497" style:family="text">
      <style:text-properties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>
      <style:text-properties fo:font-size="10pt" style:font-size-asian="10pt"/>
    </style:style>
    <style:style style:name="ListLabel_20_522" style:display-name="ListLabel 522" style:family="text">
      <style:text-properties fo:font-size="10pt" style:font-size-asian="10pt"/>
    </style:style>
    <style:style style:name="ListLabel_20_523" style:display-name="ListLabel 523" style:family="text">
      <style:text-properties fo:font-size="10pt" style:font-size-asian="10pt"/>
    </style:style>
    <style:style style:name="ListLabel_20_524" style:display-name="ListLabel 524" style:family="text">
      <style:text-properties fo:font-size="10pt" style:font-size-asian="10pt"/>
    </style:style>
    <style:style style:name="ListLabel_20_525" style:display-name="ListLabel 525" style:family="text">
      <style:text-properties fo:font-size="10pt" style:font-size-asian="10pt"/>
    </style:style>
    <style:style style:name="ListLabel_20_526" style:display-name="ListLabel 526" style:family="text">
      <style:text-properties fo:font-size="10pt" style:font-size-asian="10pt"/>
    </style:style>
    <style:style style:name="ListLabel_20_527" style:display-name="ListLabel 527" style:family="text">
      <style:text-properties fo:font-size="10pt" style:font-size-asian="10pt"/>
    </style:style>
    <style:style style:name="ListLabel_20_528" style:display-name="ListLabel 528" style:family="text">
      <style:text-properties fo:font-size="10pt" style:font-size-asian="10pt"/>
    </style:style>
    <style:style style:name="ListLabel_20_529" style:display-name="ListLabel 529" style:family="text">
      <style:text-properties fo:font-size="10pt" style:font-size-asian="10pt"/>
    </style:style>
    <style:style style:name="ListLabel_20_530" style:display-name="ListLabel 530" style:family="text">
      <style:text-properties fo:font-size="10pt" style:font-size-asian="10pt"/>
    </style:style>
    <style:style style:name="ListLabel_20_531" style:display-name="ListLabel 531" style:family="text">
      <style:text-properties fo:font-size="10pt" style:font-size-asian="10pt"/>
    </style:style>
    <style:style style:name="ListLabel_20_532" style:display-name="ListLabel 532" style:family="text">
      <style:text-properties fo:font-size="10pt" style:font-size-asian="10pt"/>
    </style:style>
    <style:style style:name="ListLabel_20_533" style:display-name="ListLabel 533" style:family="text">
      <style:text-properties fo:font-size="10pt" style:font-size-asian="10pt"/>
    </style:style>
    <style:style style:name="ListLabel_20_534" style:display-name="ListLabel 534" style:family="text">
      <style:text-properties fo:font-size="10pt" style:font-size-asian="10pt"/>
    </style:style>
    <style:style style:name="ListLabel_20_535" style:display-name="ListLabel 535" style:family="text">
      <style:text-properties fo:font-size="10pt" style:font-size-asian="10pt"/>
    </style:style>
    <style:style style:name="ListLabel_20_536" style:display-name="ListLabel 536" style:family="text">
      <style:text-properties fo:font-size="10pt" style:font-size-asian="10pt"/>
    </style:style>
    <style:style style:name="ListLabel_20_537" style:display-name="ListLabel 537" style:family="text">
      <style:text-properties fo:font-size="10pt" style:font-size-asian="10pt"/>
    </style:style>
    <style:style style:name="ListLabel_20_538" style:display-name="ListLabel 538" style:family="text">
      <style:text-properties fo:font-size="10pt" style:font-size-asian="10pt"/>
    </style:style>
    <style:style style:name="ListLabel_20_539" style:display-name="ListLabel 539" style:family="text">
      <style:text-properties fo:font-size="10pt" style:font-size-asian="10pt"/>
    </style:style>
    <style:style style:name="ListLabel_20_540" style:display-name="ListLabel 540" style:family="text">
      <style:text-properties fo:font-size="10pt" style:font-size-asian="10pt"/>
    </style:style>
    <style:style style:name="ListLabel_20_541" style:display-name="ListLabel 541" style:family="text">
      <style:text-properties fo:font-size="10pt" style:font-size-asian="10pt"/>
    </style:style>
    <style:style style:name="ListLabel_20_542" style:display-name="ListLabel 542" style:family="text">
      <style:text-properties fo:font-size="10pt" style:font-size-asian="10pt"/>
    </style:style>
    <style:style style:name="ListLabel_20_543" style:display-name="ListLabel 543" style:family="text">
      <style:text-properties fo:font-size="10pt" style:font-size-asian="10pt"/>
    </style:style>
    <style:style style:name="ListLabel_20_544" style:display-name="ListLabel 544" style:family="text">
      <style:text-properties fo:font-size="10pt" style:font-size-asian="10pt"/>
    </style:style>
    <style:style style:name="ListLabel_20_545" style:display-name="ListLabel 545" style:family="text">
      <style:text-properties fo:font-size="10pt" style:font-size-asian="10pt"/>
    </style:style>
    <style:style style:name="ListLabel_20_546" style:display-name="ListLabel 546" style:family="text">
      <style:text-properties fo:font-size="10pt" style:font-size-asian="10pt"/>
    </style:style>
    <style:style style:name="ListLabel_20_547" style:display-name="ListLabel 547" style:family="text">
      <style:text-properties fo:font-size="10pt" style:font-size-asian="10pt"/>
    </style:style>
    <style:style style:name="ListLabel_20_548" style:display-name="ListLabel 548" style:family="text">
      <style:text-properties fo:font-size="10pt" style:font-size-asian="10pt"/>
    </style:style>
    <style:style style:name="ListLabel_20_549" style:display-name="ListLabel 549" style:family="text">
      <style:text-properties fo:font-size="10pt" style:font-size-asian="10pt"/>
    </style:style>
    <style:style style:name="ListLabel_20_550" style:display-name="ListLabel 550" style:family="text">
      <style:text-properties fo:font-size="10pt" style:font-size-asian="10pt"/>
    </style:style>
    <style:style style:name="ListLabel_20_551" style:display-name="ListLabel 551" style:family="text">
      <style:text-properties fo:font-size="10pt" style:font-size-asian="10pt"/>
    </style:style>
    <style:style style:name="ListLabel_20_552" style:display-name="ListLabel 552" style:family="text">
      <style:text-properties fo:font-size="10pt" style:font-size-asian="10pt"/>
    </style:style>
    <style:style style:name="ListLabel_20_553" style:display-name="ListLabel 553" style:family="text">
      <style:text-properties fo:font-size="10pt" style:font-size-asian="10pt"/>
    </style:style>
    <style:style style:name="ListLabel_20_554" style:display-name="ListLabel 554" style:family="text">
      <style:text-properties fo:font-size="10pt" style:font-size-asian="10pt"/>
    </style:style>
    <style:style style:name="ListLabel_20_555" style:display-name="ListLabel 555" style:family="text">
      <style:text-properties fo:font-size="10pt" style:font-size-asian="10pt"/>
    </style:style>
    <style:style style:name="ListLabel_20_556" style:display-name="ListLabel 556" style:family="text">
      <style:text-properties fo:font-size="10pt" style:font-size-asian="10pt"/>
    </style:style>
    <style:style style:name="ListLabel_20_557" style:display-name="ListLabel 557" style:family="text">
      <style:text-properties fo:font-size="10pt" style:font-size-asian="10pt"/>
    </style:style>
    <style:style style:name="ListLabel_20_558" style:display-name="ListLabel 558" style:family="text">
      <style:text-properties fo:font-size="10pt" style:font-size-asian="10pt"/>
    </style:style>
    <style:style style:name="ListLabel_20_559" style:display-name="ListLabel 559" style:family="text">
      <style:text-properties fo:font-size="10pt" style:font-size-asian="10pt"/>
    </style:style>
    <style:style style:name="ListLabel_20_560" style:display-name="ListLabel 560" style:family="text">
      <style:text-properties fo:font-size="10pt" style:font-size-asian="10pt"/>
    </style:style>
    <style:style style:name="ListLabel_20_561" style:display-name="ListLabel 561" style:family="text">
      <style:text-properties fo:font-size="10pt" style:font-size-asian="10pt"/>
    </style:style>
    <style:style style:name="ListLabel_20_562" style:display-name="ListLabel 562" style:family="text">
      <style:text-properties fo:font-size="10pt" style:font-size-asian="10pt"/>
    </style:style>
    <style:style style:name="ListLabel_20_563" style:display-name="ListLabel 563" style:family="text">
      <style:text-properties fo:font-size="10pt" style:font-size-asian="10pt"/>
    </style:style>
    <style:style style:name="ListLabel_20_564" style:display-name="ListLabel 564" style:family="text">
      <style:text-properties fo:font-size="10pt" style:font-size-asian="10pt"/>
    </style:style>
    <style:style style:name="ListLabel_20_565" style:display-name="ListLabel 565" style:family="text">
      <style:text-properties fo:font-size="10pt" style:font-size-asian="10pt"/>
    </style:style>
    <style:style style:name="ListLabel_20_566" style:display-name="ListLabel 566" style:family="text">
      <style:text-properties fo:font-size="10pt" style:font-size-asian="10pt"/>
    </style:style>
    <style:style style:name="ListLabel_20_567" style:display-name="ListLabel 567" style:family="text">
      <style:text-properties fo:font-size="10pt" style:font-size-asian="10pt"/>
    </style:style>
    <style:style style:name="ListLabel_20_568" style:display-name="ListLabel 568" style:family="text">
      <style:text-properties fo:font-size="10pt" style:font-size-asian="10pt"/>
    </style:style>
    <style:style style:name="ListLabel_20_569" style:display-name="ListLabel 569" style:family="text">
      <style:text-properties fo:font-size="10pt" style:font-size-asian="10pt"/>
    </style:style>
    <style:style style:name="ListLabel_20_570" style:display-name="ListLabel 570" style:family="text">
      <style:text-properties fo:font-size="10pt" style:font-size-asian="10pt"/>
    </style:style>
    <style:style style:name="ListLabel_20_571" style:display-name="ListLabel 571" style:family="text">
      <style:text-properties fo:font-size="10pt" style:font-size-asian="10pt"/>
    </style:style>
    <style:style style:name="ListLabel_20_572" style:display-name="ListLabel 572" style:family="text">
      <style:text-properties fo:font-size="10pt" style:font-size-asian="10pt"/>
    </style:style>
    <style:style style:name="ListLabel_20_573" style:display-name="ListLabel 573" style:family="text">
      <style:text-properties fo:font-size="10pt" style:font-size-asian="10pt"/>
    </style:style>
    <style:style style:name="ListLabel_20_574" style:display-name="ListLabel 574" style:family="text">
      <style:text-properties fo:font-size="10pt" style:font-size-asian="10pt"/>
    </style:style>
    <style:style style:name="ListLabel_20_575" style:display-name="ListLabel 575" style:family="text">
      <style:text-properties fo:font-size="10pt" style:font-size-asian="10pt"/>
    </style:style>
    <style:style style:name="ListLabel_20_576" style:display-name="ListLabel 576" style:family="text">
      <style:text-properties fo:font-size="10pt" style:font-size-asian="10pt"/>
    </style:style>
    <style:style style:name="ListLabel_20_577" style:display-name="ListLabel 577" style:family="text">
      <style:text-properties fo:font-size="10pt" style:font-size-asian="10pt"/>
    </style:style>
    <style:style style:name="ListLabel_20_578" style:display-name="ListLabel 578" style:family="text">
      <style:text-properties fo:font-size="10pt" style:font-size-asian="10pt"/>
    </style:style>
    <style:style style:name="ListLabel_20_579" style:display-name="ListLabel 579" style:family="text">
      <style:text-properties fo:font-size="10pt" style:font-size-asian="10pt"/>
    </style:style>
    <style:style style:name="ListLabel_20_580" style:display-name="ListLabel 580" style:family="text">
      <style:text-properties fo:font-size="10pt" style:font-size-asian="10pt"/>
    </style:style>
    <style:style style:name="ListLabel_20_581" style:display-name="ListLabel 581" style:family="text">
      <style:text-properties fo:font-size="10pt" style:font-size-asian="10pt"/>
    </style:style>
    <style:style style:name="ListLabel_20_582" style:display-name="ListLabel 582" style:family="text">
      <style:text-properties fo:font-size="10pt" style:font-size-asian="10pt"/>
    </style:style>
    <style:style style:name="ListLabel_20_583" style:display-name="ListLabel 583" style:family="text">
      <style:text-properties fo:font-size="10pt" style:font-size-asian="10pt"/>
    </style:style>
    <style:style style:name="ListLabel_20_584" style:display-name="ListLabel 584" style:family="text">
      <style:text-properties fo:font-size="10pt" style:font-size-asian="10pt"/>
    </style:style>
    <style:style style:name="ListLabel_20_585" style:display-name="ListLabel 585" style:family="text">
      <style:text-properties fo:font-size="10pt" style:font-size-asian="10pt"/>
    </style:style>
    <style:style style:name="ListLabel_20_586" style:display-name="ListLabel 586" style:family="text">
      <style:text-properties fo:font-size="10pt" style:font-size-asian="10pt"/>
    </style:style>
    <style:style style:name="ListLabel_20_587" style:display-name="ListLabel 587" style:family="text">
      <style:text-properties fo:font-size="10pt" style:font-size-asian="10pt"/>
    </style:style>
    <style:style style:name="ListLabel_20_588" style:display-name="ListLabel 588" style:family="text">
      <style:text-properties fo:font-size="10pt" style:font-size-asian="10pt"/>
    </style:style>
    <style:style style:name="ListLabel_20_589" style:display-name="ListLabel 589" style:family="text">
      <style:text-properties fo:font-size="10pt" style:font-size-asian="10pt"/>
    </style:style>
    <style:style style:name="ListLabel_20_590" style:display-name="ListLabel 590" style:family="text">
      <style:text-properties fo:font-size="10pt" style:font-size-asian="10pt"/>
    </style:style>
    <style:style style:name="ListLabel_20_591" style:display-name="ListLabel 591" style:family="text">
      <style:text-properties fo:font-size="10pt" style:font-size-asian="10pt"/>
    </style:style>
    <style:style style:name="ListLabel_20_592" style:display-name="ListLabel 592" style:family="text">
      <style:text-properties fo:font-size="10pt" style:font-size-asian="10pt"/>
    </style:style>
    <style:style style:name="ListLabel_20_593" style:display-name="ListLabel 593" style:family="text">
      <style:text-properties fo:font-size="10pt" style:font-size-asian="10pt"/>
    </style:style>
    <style:style style:name="ListLabel_20_594" style:display-name="ListLabel 594" style:family="text">
      <style:text-properties fo:font-size="10pt" style:font-size-asian="10pt"/>
    </style:style>
    <style:style style:name="ListLabel_20_595" style:display-name="ListLabel 595" style:family="text">
      <style:text-properties fo:font-size="10pt" style:font-size-asian="10pt"/>
    </style:style>
    <style:style style:name="ListLabel_20_596" style:display-name="ListLabel 596" style:family="text">
      <style:text-properties fo:font-size="10pt" style:font-size-asian="10pt"/>
    </style:style>
    <style:style style:name="ListLabel_20_597" style:display-name="ListLabel 597" style:family="text">
      <style:text-properties fo:font-size="10pt" style:font-size-asian="10pt"/>
    </style:style>
    <style:style style:name="ListLabel_20_598" style:display-name="ListLabel 598" style:family="text">
      <style:text-properties fo:font-size="10pt" style:font-size-asian="10pt"/>
    </style:style>
    <style:style style:name="ListLabel_20_599" style:display-name="ListLabel 599" style:family="text">
      <style:text-properties fo:font-size="10pt" style:font-size-asian="10pt"/>
    </style:style>
    <style:style style:name="ListLabel_20_600" style:display-name="ListLabel 600" style:family="text">
      <style:text-properties fo:font-size="10pt" style:font-size-asian="10pt"/>
    </style:style>
    <style:style style:name="ListLabel_20_601" style:display-name="ListLabel 601" style:family="text">
      <style:text-properties fo:font-size="10pt" style:font-size-asian="10pt"/>
    </style:style>
    <style:style style:name="ListLabel_20_602" style:display-name="ListLabel 602" style:family="text">
      <style:text-properties fo:font-size="10pt" style:font-size-asian="10pt"/>
    </style:style>
    <style:style style:name="ListLabel_20_603" style:display-name="ListLabel 603" style:family="text">
      <style:text-properties fo:font-size="10pt" style:font-size-asian="10pt"/>
    </style:style>
    <style:style style:name="ListLabel_20_604" style:display-name="ListLabel 604" style:family="text">
      <style:text-properties fo:font-size="10pt" style:font-size-asian="10pt"/>
    </style:style>
    <style:style style:name="ListLabel_20_605" style:display-name="ListLabel 605" style:family="text">
      <style:text-properties fo:font-size="10pt" style:font-size-asian="10pt"/>
    </style:style>
    <style:style style:name="ListLabel_20_606" style:display-name="ListLabel 606" style:family="text">
      <style:text-properties fo:font-size="10pt" style:font-size-asian="10pt"/>
    </style:style>
    <style:style style:name="ListLabel_20_607" style:display-name="ListLabel 607" style:family="text">
      <style:text-properties fo:font-size="10pt" style:font-size-asian="10pt"/>
    </style:style>
    <style:style style:name="ListLabel_20_608" style:display-name="ListLabel 608" style:family="text">
      <style:text-properties fo:font-size="10pt" style:font-size-asian="10pt"/>
    </style:style>
    <style:style style:name="ListLabel_20_609" style:display-name="ListLabel 609" style:family="text">
      <style:text-properties fo:font-size="10pt" style:font-size-asian="10pt"/>
    </style:style>
    <style:style style:name="ListLabel_20_610" style:display-name="ListLabel 610" style:family="text">
      <style:text-properties fo:font-size="10pt" style:font-size-asian="10pt"/>
    </style:style>
    <style:style style:name="ListLabel_20_611" style:display-name="ListLabel 611" style:family="text">
      <style:text-properties fo:font-size="10pt" style:font-size-asian="10pt"/>
    </style:style>
    <style:style style:name="ListLabel_20_612" style:display-name="ListLabel 612" style:family="text">
      <style:text-properties fo:font-size="10pt" style:font-size-asian="10pt"/>
    </style:style>
    <style:style style:name="ListLabel_20_613" style:display-name="ListLabel 613" style:family="text">
      <style:text-properties fo:font-size="10pt" style:font-size-asian="10pt"/>
    </style:style>
    <style:style style:name="ListLabel_20_614" style:display-name="ListLabel 614" style:family="text">
      <style:text-properties fo:font-size="10pt" style:font-size-asian="10pt"/>
    </style:style>
    <style:style style:name="ListLabel_20_615" style:display-name="ListLabel 615" style:family="text">
      <style:text-properties fo:font-size="10pt" style:font-size-asian="10pt"/>
    </style:style>
    <style:style style:name="ListLabel_20_616" style:display-name="ListLabel 616" style:family="text">
      <style:text-properties fo:font-size="10pt" style:font-size-asian="10pt"/>
    </style:style>
    <style:style style:name="ListLabel_20_617" style:display-name="ListLabel 617" style:family="text">
      <style:text-properties fo:font-size="10pt" style:font-size-asian="10pt"/>
    </style:style>
    <style:style style:name="ListLabel_20_618" style:display-name="ListLabel 618" style:family="text">
      <style:text-properties fo:font-size="10pt" style:font-size-asian="10pt"/>
    </style:style>
    <style:style style:name="ListLabel_20_619" style:display-name="ListLabel 619" style:family="text">
      <style:text-properties fo:font-size="10pt" style:font-size-asian="10pt"/>
    </style:style>
    <style:style style:name="ListLabel_20_620" style:display-name="ListLabel 620" style:family="text">
      <style:text-properties fo:font-size="10pt" style:font-size-asian="10pt"/>
    </style:style>
    <style:style style:name="ListLabel_20_621" style:display-name="ListLabel 621" style:family="text">
      <style:text-properties fo:font-size="10pt" style:font-size-asian="10pt"/>
    </style:style>
    <style:style style:name="ListLabel_20_622" style:display-name="ListLabel 622" style:family="text">
      <style:text-properties fo:font-size="10pt" style:font-size-asian="10pt"/>
    </style:style>
    <style:style style:name="ListLabel_20_623" style:display-name="ListLabel 623" style:family="text">
      <style:text-properties fo:font-size="10pt" style:font-size-asian="10pt"/>
    </style:style>
    <style:style style:name="ListLabel_20_624" style:display-name="ListLabel 624" style:family="text">
      <style:text-properties fo:font-size="10pt" style:font-size-asian="10pt"/>
    </style:style>
    <style:style style:name="ListLabel_20_625" style:display-name="ListLabel 625" style:family="text">
      <style:text-properties fo:font-size="10pt" style:font-size-asian="10pt"/>
    </style:style>
    <style:style style:name="ListLabel_20_626" style:display-name="ListLabel 626" style:family="text">
      <style:text-properties fo:font-size="10pt" style:font-size-asian="10pt"/>
    </style:style>
    <style:style style:name="ListLabel_20_627" style:display-name="ListLabel 627" style:family="text">
      <style:text-properties fo:font-size="10pt" style:font-size-asian="10pt"/>
    </style:style>
    <style:style style:name="ListLabel_20_628" style:display-name="ListLabel 628" style:family="text">
      <style:text-properties fo:font-size="10pt" style:font-size-asian="10pt"/>
    </style:style>
    <style:style style:name="ListLabel_20_629" style:display-name="ListLabel 629" style:family="text">
      <style:text-properties fo:font-size="10pt" style:font-size-asian="10pt"/>
    </style:style>
    <style:style style:name="ListLabel_20_630" style:display-name="ListLabel 630" style:family="text">
      <style:text-properties fo:font-size="10pt" style:font-size-asian="10pt"/>
    </style:style>
    <style:style style:name="ListLabel_20_631" style:display-name="ListLabel 631" style:family="text">
      <style:text-properties fo:font-size="10pt" style:font-size-asian="10pt"/>
    </style:style>
    <style:style style:name="ListLabel_20_632" style:display-name="ListLabel 632" style:family="text">
      <style:text-properties fo:font-size="10pt" style:font-size-asian="10pt"/>
    </style:style>
    <style:style style:name="ListLabel_20_633" style:display-name="ListLabel 633" style:family="text">
      <style:text-properties fo:font-size="10pt" style:font-size-asian="10pt"/>
    </style:style>
    <style:style style:name="ListLabel_20_634" style:display-name="ListLabel 634" style:family="text">
      <style:text-properties fo:font-size="10pt" style:font-size-asian="10pt"/>
    </style:style>
    <style:style style:name="ListLabel_20_635" style:display-name="ListLabel 635" style:family="text">
      <style:text-properties fo:font-size="10pt" style:font-size-asian="10pt"/>
    </style:style>
    <style:style style:name="ListLabel_20_636" style:display-name="ListLabel 636" style:family="text">
      <style:text-properties fo:font-size="10pt" style:font-size-asian="10pt"/>
    </style:style>
    <style:style style:name="ListLabel_20_637" style:display-name="ListLabel 637" style:family="text">
      <style:text-properties fo:font-size="10pt" style:font-size-asian="10pt"/>
    </style:style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>
      <style:text-properties fo:font-size="10pt" style:font-size-asian="10pt"/>
    </style:style>
    <style:style style:name="ListLabel_20_666" style:display-name="ListLabel 666" style:family="text">
      <style:text-properties fo:font-size="10pt" style:font-size-asian="10pt"/>
    </style:style>
    <style:style style:name="ListLabel_20_667" style:display-name="ListLabel 667" style:family="text">
      <style:text-properties fo:font-size="10pt" style:font-size-asian="10pt"/>
    </style:style>
    <style:style style:name="ListLabel_20_668" style:display-name="ListLabel 668" style:family="text">
      <style:text-properties fo:font-size="10pt" style:font-size-asian="10pt"/>
    </style:style>
    <style:style style:name="ListLabel_20_669" style:display-name="ListLabel 669" style:family="text">
      <style:text-properties fo:font-size="10pt" style:font-size-asian="10pt"/>
    </style:style>
    <style:style style:name="ListLabel_20_670" style:display-name="ListLabel 670" style:family="text">
      <style:text-properties fo:font-size="10pt" style:font-size-asian="10pt"/>
    </style:style>
    <style:style style:name="ListLabel_20_671" style:display-name="ListLabel 671" style:family="text">
      <style:text-properties fo:font-size="10pt" style:font-size-asian="10pt"/>
    </style:style>
    <style:style style:name="ListLabel_20_672" style:display-name="ListLabel 672" style:family="text">
      <style:text-properties fo:font-size="10pt" style:font-size-asian="10pt"/>
    </style:style>
    <style:style style:name="ListLabel_20_673" style:display-name="ListLabel 673" style:family="text">
      <style:text-properties fo:font-size="10pt" style:font-size-asian="10pt"/>
    </style:style>
    <style:style style:name="ListLabel_20_674" style:display-name="ListLabel 674" style:family="text">
      <style:text-properties fo:font-size="10pt" style:font-size-asian="10pt"/>
    </style:style>
    <style:style style:name="ListLabel_20_675" style:display-name="ListLabel 675" style:family="text">
      <style:text-properties fo:font-size="10pt" style:font-size-asian="10pt"/>
    </style:style>
    <style:style style:name="ListLabel_20_676" style:display-name="ListLabel 676" style:family="text">
      <style:text-properties fo:font-size="10pt" style:font-size-asian="10pt"/>
    </style:style>
    <style:style style:name="ListLabel_20_677" style:display-name="ListLabel 677" style:family="text">
      <style:text-properties fo:font-size="10pt" style:font-size-asian="10pt"/>
    </style:style>
    <style:style style:name="ListLabel_20_678" style:display-name="ListLabel 678" style:family="text">
      <style:text-properties fo:font-size="10pt" style:font-size-asian="10pt"/>
    </style:style>
    <style:style style:name="ListLabel_20_679" style:display-name="ListLabel 679" style:family="text">
      <style:text-properties fo:font-size="10pt" style:font-size-asian="10pt"/>
    </style:style>
    <style:style style:name="ListLabel_20_680" style:display-name="ListLabel 680" style:family="text">
      <style:text-properties fo:font-size="10pt" style:font-size-asian="10pt"/>
    </style:style>
    <style:style style:name="ListLabel_20_681" style:display-name="ListLabel 681" style:family="text">
      <style:text-properties fo:font-size="10pt" style:font-size-asian="10pt"/>
    </style:style>
    <style:style style:name="ListLabel_20_682" style:display-name="ListLabel 682" style:family="text">
      <style:text-properties fo:font-size="10pt" style:font-size-asian="10pt"/>
    </style:style>
    <style:style style:name="ListLabel_20_683" style:display-name="ListLabel 683" style:family="text">
      <style:text-properties fo:font-size="10pt" style:font-size-asian="10pt"/>
    </style:style>
    <style:style style:name="ListLabel_20_684" style:display-name="ListLabel 684" style:family="text">
      <style:text-properties fo:font-size="10pt" style:font-size-asian="10pt"/>
    </style:style>
    <style:style style:name="ListLabel_20_685" style:display-name="ListLabel 685" style:family="text">
      <style:text-properties fo:font-size="10pt" style:font-size-asian="10pt"/>
    </style:style>
    <style:style style:name="ListLabel_20_686" style:display-name="ListLabel 686" style:family="text">
      <style:text-properties fo:font-size="10pt" style:font-size-asian="10pt"/>
    </style:style>
    <style:style style:name="ListLabel_20_687" style:display-name="ListLabel 687" style:family="text">
      <style:text-properties fo:font-size="10pt" style:font-size-asian="10pt"/>
    </style:style>
    <style:style style:name="ListLabel_20_688" style:display-name="ListLabel 688" style:family="text">
      <style:text-properties fo:font-size="10pt" style:font-size-asian="10pt"/>
    </style:style>
    <style:style style:name="ListLabel_20_689" style:display-name="ListLabel 689" style:family="text">
      <style:text-properties fo:font-size="10pt" style:font-size-asian="10pt"/>
    </style:style>
    <style:style style:name="ListLabel_20_690" style:display-name="ListLabel 690" style:family="text">
      <style:text-properties fo:font-size="10pt" style:font-size-asian="10pt"/>
    </style:style>
    <style:style style:name="ListLabel_20_691" style:display-name="ListLabel 691" style:family="text">
      <style:text-properties fo:font-size="10pt" style:font-size-asian="10pt"/>
    </style:style>
    <style:style style:name="ListLabel_20_692" style:display-name="ListLabel 692" style:family="text">
      <style:text-properties fo:font-size="10pt" style:font-size-asian="10pt"/>
    </style:style>
    <style:style style:name="ListLabel_20_693" style:display-name="ListLabel 693" style:family="text">
      <style:text-properties fo:font-size="10pt" style:font-size-asian="10pt"/>
    </style:style>
    <style:style style:name="ListLabel_20_694" style:display-name="ListLabel 694" style:family="text">
      <style:text-properties fo:font-size="10pt" style:font-size-asian="10pt"/>
    </style:style>
    <style:style style:name="ListLabel_20_695" style:display-name="ListLabel 695" style:family="text">
      <style:text-properties fo:font-size="10pt" style:font-size-asian="10pt"/>
    </style:style>
    <style:style style:name="ListLabel_20_696" style:display-name="ListLabel 696" style:family="text">
      <style:text-properties fo:font-size="10pt" style:font-size-asian="10pt"/>
    </style:style>
    <style:style style:name="ListLabel_20_697" style:display-name="ListLabel 697" style:family="text">
      <style:text-properties fo:font-size="10pt" style:font-size-asian="10pt"/>
    </style:style>
    <style:style style:name="ListLabel_20_698" style:display-name="ListLabel 698" style:family="text">
      <style:text-properties fo:font-size="10pt" style:font-size-asian="10pt"/>
    </style:style>
    <style:style style:name="ListLabel_20_699" style:display-name="ListLabel 699" style:family="text">
      <style:text-properties fo:font-size="10pt" style:font-size-asian="10pt"/>
    </style:style>
    <style:style style:name="ListLabel_20_700" style:display-name="ListLabel 700" style:family="text">
      <style:text-properties fo:font-size="10pt" style:font-size-asian="10pt"/>
    </style:style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>
      <style:text-properties fo:font-size="10pt" style:font-size-asian="10pt"/>
    </style:style>
    <style:style style:name="ListLabel_20_738" style:display-name="ListLabel 738" style:family="text">
      <style:text-properties fo:font-size="10pt" style:font-size-asian="10pt"/>
    </style:style>
    <style:style style:name="ListLabel_20_739" style:display-name="ListLabel 739" style:family="text">
      <style:text-properties fo:font-size="10pt" style:font-size-asian="10pt"/>
    </style:style>
    <style:style style:name="ListLabel_20_740" style:display-name="ListLabel 740" style:family="text">
      <style:text-properties fo:font-size="10pt" style:font-size-asian="10pt"/>
    </style:style>
    <style:style style:name="ListLabel_20_741" style:display-name="ListLabel 741" style:family="text">
      <style:text-properties fo:font-size="10pt" style:font-size-asian="10pt"/>
    </style:style>
    <style:style style:name="ListLabel_20_742" style:display-name="ListLabel 742" style:family="text">
      <style:text-properties fo:font-size="10pt" style:font-size-asian="10pt"/>
    </style:style>
    <style:style style:name="ListLabel_20_743" style:display-name="ListLabel 743" style:family="text">
      <style:text-properties fo:font-size="10pt" style:font-size-asian="10pt"/>
    </style:style>
    <style:style style:name="ListLabel_20_744" style:display-name="ListLabel 744" style:family="text">
      <style:text-properties fo:font-size="10pt" style:font-size-asian="10pt"/>
    </style:style>
    <style:style style:name="ListLabel_20_745" style:display-name="ListLabel 745" style:family="text">
      <style:text-properties fo:font-size="10pt" style:font-size-asian="10pt"/>
    </style:style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>
      <style:text-properties fo:font-size="10pt" style:font-size-asian="10pt"/>
    </style:style>
    <style:style style:name="ListLabel_20_765" style:display-name="ListLabel 765" style:family="text">
      <style:text-properties fo:font-size="10pt" style:font-size-asian="10pt"/>
    </style:style>
    <style:style style:name="ListLabel_20_766" style:display-name="ListLabel 766" style:family="text">
      <style:text-properties fo:font-size="10pt" style:font-size-asian="10pt"/>
    </style:style>
    <style:style style:name="ListLabel_20_767" style:display-name="ListLabel 767" style:family="text">
      <style:text-properties fo:font-size="10pt" style:font-size-asian="10pt"/>
    </style:style>
    <style:style style:name="ListLabel_20_768" style:display-name="ListLabel 768" style:family="text">
      <style:text-properties fo:font-size="10pt" style:font-size-asian="10pt"/>
    </style:style>
    <style:style style:name="ListLabel_20_769" style:display-name="ListLabel 769" style:family="text">
      <style:text-properties fo:font-size="10pt" style:font-size-asian="10pt"/>
    </style:style>
    <style:style style:name="ListLabel_20_770" style:display-name="ListLabel 770" style:family="text">
      <style:text-properties fo:font-size="10pt" style:font-size-asian="10pt"/>
    </style:style>
    <style:style style:name="ListLabel_20_771" style:display-name="ListLabel 771" style:family="text">
      <style:text-properties fo:font-size="10pt" style:font-size-asian="10pt"/>
    </style:style>
    <style:style style:name="ListLabel_20_772" style:display-name="ListLabel 772" style:family="text">
      <style:text-properties fo:font-size="10pt" style:font-size-asian="10pt"/>
    </style:style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>
      <style:text-properties fo:font-size="10pt" style:font-size-asian="10pt"/>
    </style:style>
    <style:style style:name="ListLabel_20_783" style:display-name="ListLabel 783" style:family="text">
      <style:text-properties fo:font-size="10pt" style:font-size-asian="10pt"/>
    </style:style>
    <style:style style:name="ListLabel_20_784" style:display-name="ListLabel 784" style:family="text">
      <style:text-properties fo:font-size="10pt" style:font-size-asian="10pt"/>
    </style:style>
    <style:style style:name="ListLabel_20_785" style:display-name="ListLabel 785" style:family="text">
      <style:text-properties fo:font-size="10pt" style:font-size-asian="10pt"/>
    </style:style>
    <style:style style:name="ListLabel_20_786" style:display-name="ListLabel 786" style:family="text">
      <style:text-properties fo:font-size="10pt" style:font-size-asian="10pt"/>
    </style:style>
    <style:style style:name="ListLabel_20_787" style:display-name="ListLabel 787" style:family="text">
      <style:text-properties fo:font-size="10pt" style:font-size-asian="10pt"/>
    </style:style>
    <style:style style:name="ListLabel_20_788" style:display-name="ListLabel 788" style:family="text">
      <style:text-properties fo:font-size="10pt" style:font-size-asian="10pt"/>
    </style:style>
    <style:style style:name="ListLabel_20_789" style:display-name="ListLabel 789" style:family="text">
      <style:text-properties fo:font-size="10pt" style:font-size-asian="10pt"/>
    </style:style>
    <style:style style:name="ListLabel_20_790" style:display-name="ListLabel 790" style:family="text">
      <style:text-properties fo:font-size="10pt" style:font-size-asian="10pt"/>
    </style:style>
    <style:style style:name="ListLabel_20_791" style:display-name="ListLabel 791" style:family="text">
      <style:text-properties fo:font-size="10pt" style:font-size-asian="10pt"/>
    </style:style>
    <style:style style:name="ListLabel_20_792" style:display-name="ListLabel 792" style:family="text">
      <style:text-properties fo:font-size="10pt" style:font-size-asian="10pt"/>
    </style:style>
    <style:style style:name="ListLabel_20_793" style:display-name="ListLabel 793" style:family="text">
      <style:text-properties fo:font-size="10pt" style:font-size-asian="10pt"/>
    </style:style>
    <style:style style:name="ListLabel_20_794" style:display-name="ListLabel 794" style:family="text">
      <style:text-properties fo:font-size="10pt" style:font-size-asian="10pt"/>
    </style:style>
    <style:style style:name="ListLabel_20_795" style:display-name="ListLabel 795" style:family="text">
      <style:text-properties fo:font-size="10pt" style:font-size-asian="10pt"/>
    </style:style>
    <style:style style:name="ListLabel_20_796" style:display-name="ListLabel 796" style:family="text">
      <style:text-properties fo:font-size="10pt" style:font-size-asian="10pt"/>
    </style:style>
    <style:style style:name="ListLabel_20_797" style:display-name="ListLabel 797" style:family="text">
      <style:text-properties fo:font-size="10pt" style:font-size-asian="10pt"/>
    </style:style>
    <style:style style:name="ListLabel_20_798" style:display-name="ListLabel 798" style:family="text">
      <style:text-properties fo:font-size="10pt" style:font-size-asian="10pt"/>
    </style:style>
    <style:style style:name="ListLabel_20_799" style:display-name="ListLabel 799" style:family="text">
      <style:text-properties fo:font-size="10pt" style:font-size-asian="10pt"/>
    </style:style>
    <style:style style:name="ListLabel_20_800" style:display-name="ListLabel 800" style:family="text">
      <style:text-properties fo:font-size="10pt" style:font-size-asian="10pt"/>
    </style:style>
    <style:style style:name="ListLabel_20_801" style:display-name="ListLabel 801" style:family="text">
      <style:text-properties fo:font-size="10pt" style:font-size-asian="10pt"/>
    </style:style>
    <style:style style:name="ListLabel_20_802" style:display-name="ListLabel 802" style:family="text">
      <style:text-properties fo:font-size="10pt" style:font-size-asian="10pt"/>
    </style:style>
    <style:style style:name="ListLabel_20_803" style:display-name="ListLabel 803" style:family="text">
      <style:text-properties fo:font-size="10pt" style:font-size-asian="10pt"/>
    </style:style>
    <style:style style:name="ListLabel_20_804" style:display-name="ListLabel 804" style:family="text">
      <style:text-properties fo:font-size="10pt" style:font-size-asian="10pt"/>
    </style:style>
    <style:style style:name="ListLabel_20_805" style:display-name="ListLabel 805" style:family="text">
      <style:text-properties fo:font-size="10pt" style:font-size-asian="10pt"/>
    </style:style>
    <style:style style:name="ListLabel_20_806" style:display-name="ListLabel 806" style:family="text">
      <style:text-properties fo:font-size="10pt" style:font-size-asian="10pt"/>
    </style:style>
    <style:style style:name="ListLabel_20_807" style:display-name="ListLabel 807" style:family="text">
      <style:text-properties fo:font-size="10pt" style:font-size-asian="10pt"/>
    </style:style>
    <style:style style:name="ListLabel_20_808" style:display-name="ListLabel 808" style:family="text">
      <style:text-properties fo:font-size="10pt" style:font-size-asian="10pt"/>
    </style:style>
    <style:style style:name="ListLabel_20_809" style:display-name="ListLabel 809" style:family="text">
      <style:text-properties fo:font-size="10pt" style:font-size-asian="10pt"/>
    </style:style>
    <style:style style:name="ListLabel_20_810" style:display-name="ListLabel 810" style:family="text">
      <style:text-properties fo:font-size="10pt" style:font-size-asian="10pt"/>
    </style:style>
    <style:style style:name="ListLabel_20_811" style:display-name="ListLabel 811" style:family="text">
      <style:text-properties fo:font-size="10pt" style:font-size-asian="10pt"/>
    </style:style>
    <style:style style:name="ListLabel_20_812" style:display-name="ListLabel 812" style:family="text">
      <style:text-properties fo:font-size="10pt" style:font-size-asian="10pt"/>
    </style:style>
    <style:style style:name="ListLabel_20_813" style:display-name="ListLabel 813" style:family="text">
      <style:text-properties fo:font-size="10pt" style:font-size-asian="10pt"/>
    </style:style>
    <style:style style:name="ListLabel_20_814" style:display-name="ListLabel 814" style:family="text">
      <style:text-properties fo:font-size="10pt" style:font-size-asian="10pt"/>
    </style:style>
    <style:style style:name="ListLabel_20_815" style:display-name="ListLabel 815" style:family="text">
      <style:text-properties fo:font-size="10pt" style:font-size-asian="10pt"/>
    </style:style>
    <style:style style:name="ListLabel_20_816" style:display-name="ListLabel 816" style:family="text">
      <style:text-properties fo:font-size="10pt" style:font-size-asian="10pt"/>
    </style:style>
    <style:style style:name="ListLabel_20_817" style:display-name="ListLabel 817" style:family="text">
      <style:text-properties fo:font-size="10pt" style:font-size-asian="10pt"/>
    </style:style>
    <style:style style:name="ListLabel_20_818" style:display-name="ListLabel 818" style:family="text">
      <style:text-properties fo:font-size="10pt" style:font-size-asian="10pt"/>
    </style:style>
    <style:style style:name="ListLabel_20_819" style:display-name="ListLabel 819" style:family="text">
      <style:text-properties fo:font-size="10pt" style:font-size-asian="10pt"/>
    </style:style>
    <style:style style:name="ListLabel_20_820" style:display-name="ListLabel 820" style:family="text">
      <style:text-properties fo:font-size="10pt" style:font-size-asian="10pt"/>
    </style:style>
    <style:style style:name="ListLabel_20_821" style:display-name="ListLabel 821" style:family="text">
      <style:text-properties fo:font-size="10pt" style:font-size-asian="10pt"/>
    </style:style>
    <style:style style:name="ListLabel_20_822" style:display-name="ListLabel 822" style:family="text">
      <style:text-properties fo:font-size="10pt" style:font-size-asian="10pt"/>
    </style:style>
    <style:style style:name="ListLabel_20_823" style:display-name="ListLabel 823" style:family="text">
      <style:text-properties fo:font-size="10pt" style:font-size-asian="10pt"/>
    </style:style>
    <style:style style:name="ListLabel_20_824" style:display-name="ListLabel 824" style:family="text">
      <style:text-properties fo:font-size="10pt" style:font-size-asian="10pt"/>
    </style:style>
    <style:style style:name="ListLabel_20_825" style:display-name="ListLabel 825" style:family="text">
      <style:text-properties fo:font-size="10pt" style:font-size-asian="10pt"/>
    </style:style>
    <style:style style:name="ListLabel_20_826" style:display-name="ListLabel 826" style:family="text">
      <style:text-properties fo:font-size="10pt" style:font-size-asian="10pt"/>
    </style:style>
    <style:style style:name="ListLabel_20_827" style:display-name="ListLabel 827" style:family="text">
      <style:text-properties fo:font-size="10pt" style:font-size-asian="10pt"/>
    </style:style>
    <style:style style:name="ListLabel_20_828" style:display-name="ListLabel 828" style:family="text">
      <style:text-properties fo:font-size="10pt" style:font-size-asian="10pt"/>
    </style:style>
    <style:style style:name="ListLabel_20_829" style:display-name="ListLabel 829" style:family="text">
      <style:text-properties fo:font-size="10pt" style:font-size-asian="10pt"/>
    </style:style>
    <style:style style:name="ListLabel_20_830" style:display-name="ListLabel 830" style:family="text">
      <style:text-properties fo:font-size="10pt" style:font-size-asian="10pt"/>
    </style:style>
    <style:style style:name="ListLabel_20_831" style:display-name="ListLabel 831" style:family="text">
      <style:text-properties fo:font-size="10pt" style:font-size-asian="10pt"/>
    </style:style>
    <style:style style:name="ListLabel_20_832" style:display-name="ListLabel 832" style:family="text">
      <style:text-properties fo:font-size="10pt" style:font-size-asian="10pt"/>
    </style:style>
    <style:style style:name="ListLabel_20_833" style:display-name="ListLabel 833" style:family="text">
      <style:text-properties fo:font-size="10pt" style:font-size-asian="10pt"/>
    </style:style>
    <style:style style:name="ListLabel_20_834" style:display-name="ListLabel 834" style:family="text">
      <style:text-properties fo:font-size="10pt" style:font-size-asian="10pt"/>
    </style:style>
    <style:style style:name="ListLabel_20_835" style:display-name="ListLabel 835" style:family="text">
      <style:text-properties fo:font-size="10pt" style:font-size-asian="10pt"/>
    </style:style>
    <style:style style:name="ListLabel_20_836" style:display-name="ListLabel 836" style:family="text">
      <style:text-properties fo:font-size="10pt" style:font-size-asian="10pt"/>
    </style:style>
    <style:style style:name="ListLabel_20_837" style:display-name="ListLabel 837" style:family="text">
      <style:text-properties fo:font-size="10pt" style:font-size-asian="10pt"/>
    </style:style>
    <style:style style:name="ListLabel_20_838" style:display-name="ListLabel 838" style:family="text">
      <style:text-properties fo:font-size="10pt" style:font-size-asian="10pt"/>
    </style:style>
    <style:style style:name="ListLabel_20_839" style:display-name="ListLabel 839" style:family="text">
      <style:text-properties fo:font-size="10pt" style:font-size-asian="10pt"/>
    </style:style>
    <style:style style:name="ListLabel_20_840" style:display-name="ListLabel 840" style:family="text">
      <style:text-properties fo:font-size="10pt" style:font-size-asian="10pt"/>
    </style:style>
    <style:style style:name="ListLabel_20_841" style:display-name="ListLabel 841" style:family="text">
      <style:text-properties fo:font-size="10pt" style:font-size-asian="10pt"/>
    </style:style>
    <style:style style:name="ListLabel_20_842" style:display-name="ListLabel 842" style:family="text">
      <style:text-properties fo:font-size="10pt" style:font-size-asian="10pt"/>
    </style:style>
    <style:style style:name="ListLabel_20_843" style:display-name="ListLabel 843" style:family="text">
      <style:text-properties fo:font-size="10pt" style:font-size-asian="10pt"/>
    </style:style>
    <style:style style:name="ListLabel_20_844" style:display-name="ListLabel 844" style:family="text">
      <style:text-properties fo:font-size="10pt" style:font-size-asian="10pt"/>
    </style:style>
    <style:style style:name="ListLabel_20_845" style:display-name="ListLabel 845" style:family="text">
      <style:text-properties fo:font-size="10pt" style:font-size-asian="10pt"/>
    </style:style>
    <style:style style:name="ListLabel_20_846" style:display-name="ListLabel 846" style:family="text">
      <style:text-properties fo:font-size="10pt" style:font-size-asian="10pt"/>
    </style:style>
    <style:style style:name="ListLabel_20_847" style:display-name="ListLabel 847" style:family="text">
      <style:text-properties fo:font-size="10pt" style:font-size-asian="10pt"/>
    </style:style>
    <style:style style:name="ListLabel_20_848" style:display-name="ListLabel 848" style:family="text">
      <style:text-properties fo:font-size="10pt" style:font-size-asian="10pt"/>
    </style:style>
    <style:style style:name="ListLabel_20_849" style:display-name="ListLabel 849" style:family="text">
      <style:text-properties fo:font-size="10pt" style:font-size-asian="10pt"/>
    </style:style>
    <style:style style:name="ListLabel_20_850" style:display-name="ListLabel 850" style:family="text">
      <style:text-properties fo:font-size="10pt" style:font-size-asian="10pt"/>
    </style:style>
    <style:style style:name="ListLabel_20_851" style:display-name="ListLabel 851" style:family="text">
      <style:text-properties fo:font-size="10pt" style:font-size-asian="10pt"/>
    </style:style>
    <style:style style:name="ListLabel_20_852" style:display-name="ListLabel 852" style:family="text">
      <style:text-properties fo:font-size="10pt" style:font-size-asian="10pt"/>
    </style:style>
    <style:style style:name="ListLabel_20_853" style:display-name="ListLabel 853" style:family="text">
      <style:text-properties fo:font-size="10pt" style:font-size-asian="10pt"/>
    </style:style>
    <style:style style:name="ListLabel_20_854" style:display-name="ListLabel 854" style:family="text">
      <style:text-properties fo:font-size="10pt" style:font-size-asian="10pt"/>
    </style:style>
    <style:style style:name="ListLabel_20_855" style:display-name="ListLabel 855" style:family="text">
      <style:text-properties fo:font-size="10pt" style:font-size-asian="10pt"/>
    </style:style>
    <style:style style:name="ListLabel_20_856" style:display-name="ListLabel 856" style:family="text">
      <style:text-properties fo:font-size="10pt" style:font-size-asian="10pt"/>
    </style:style>
    <style:style style:name="ListLabel_20_857" style:display-name="ListLabel 857" style:family="text">
      <style:text-properties fo:font-size="10pt" style:font-size-asian="10pt"/>
    </style:style>
    <style:style style:name="ListLabel_20_858" style:display-name="ListLabel 858" style:family="text">
      <style:text-properties fo:font-size="10pt" style:font-size-asian="10pt"/>
    </style:style>
    <style:style style:name="ListLabel_20_859" style:display-name="ListLabel 859" style:family="text">
      <style:text-properties fo:font-size="10pt" style:font-size-asian="10pt"/>
    </style:style>
    <style:style style:name="ListLabel_20_860" style:display-name="ListLabel 860" style:family="text">
      <style:text-properties fo:font-size="10pt" style:font-size-asian="10pt"/>
    </style:style>
    <style:style style:name="ListLabel_20_861" style:display-name="ListLabel 861" style:family="text">
      <style:text-properties fo:font-size="10pt" style:font-size-asian="10pt"/>
    </style:style>
    <style:style style:name="ListLabel_20_862" style:display-name="ListLabel 862" style:family="text">
      <style:text-properties fo:font-size="10pt" style:font-size-asian="10pt"/>
    </style:style>
    <style:style style:name="ListLabel_20_863" style:display-name="ListLabel 863" style:family="text">
      <style:text-properties fo:font-size="10pt" style:font-size-asian="10pt"/>
    </style:style>
    <style:style style:name="ListLabel_20_864" style:display-name="ListLabel 864" style:family="text">
      <style:text-properties fo:font-size="10pt" style:font-size-asian="10pt"/>
    </style:style>
    <style:style style:name="ListLabel_20_865" style:display-name="ListLabel 865" style:family="text">
      <style:text-properties fo:font-size="10pt" style:font-size-asian="10pt"/>
    </style:style>
    <style:style style:name="ListLabel_20_866" style:display-name="ListLabel 866" style:family="text">
      <style:text-properties fo:font-size="10pt" style:font-size-asian="10pt"/>
    </style:style>
    <style:style style:name="ListLabel_20_867" style:display-name="ListLabel 867" style:family="text">
      <style:text-properties fo:font-size="10pt" style:font-size-asian="10pt"/>
    </style:style>
    <style:style style:name="ListLabel_20_868" style:display-name="ListLabel 868" style:family="text">
      <style:text-properties fo:font-size="10pt" style:font-size-asian="10pt"/>
    </style:style>
    <style:style style:name="ListLabel_20_869" style:display-name="ListLabel 869" style:family="text">
      <style:text-properties fo:font-size="10pt" style:font-size-asian="10pt"/>
    </style:style>
    <style:style style:name="ListLabel_20_870" style:display-name="ListLabel 870" style:family="text">
      <style:text-properties fo:font-size="10pt" style:font-size-asian="10pt"/>
    </style:style>
    <style:style style:name="ListLabel_20_871" style:display-name="ListLabel 871" style:family="text">
      <style:text-properties fo:font-size="10pt" style:font-size-asian="10pt"/>
    </style:style>
    <style:style style:name="ListLabel_20_872" style:display-name="ListLabel 872" style:family="text">
      <style:text-properties fo:font-size="10pt" style:font-size-asian="10pt"/>
    </style:style>
    <style:style style:name="ListLabel_20_873" style:display-name="ListLabel 873" style:family="text">
      <style:text-properties fo:font-size="10pt" style:font-size-asian="10pt"/>
    </style:style>
    <style:style style:name="ListLabel_20_874" style:display-name="ListLabel 874" style:family="text">
      <style:text-properties fo:font-size="10pt" style:font-size-asian="10pt"/>
    </style:style>
    <style:style style:name="ListLabel_20_875" style:display-name="ListLabel 875" style:family="text">
      <style:text-properties fo:font-size="10pt" style:font-size-asian="10pt"/>
    </style:style>
    <style:style style:name="ListLabel_20_876" style:display-name="ListLabel 876" style:family="text">
      <style:text-properties fo:font-size="10pt" style:font-size-asian="10pt"/>
    </style:style>
    <style:style style:name="ListLabel_20_877" style:display-name="ListLabel 877" style:family="text">
      <style:text-properties fo:font-size="10pt" style:font-size-asian="10pt"/>
    </style:style>
    <style:style style:name="ListLabel_20_878" style:display-name="ListLabel 878" style:family="text">
      <style:text-properties fo:font-size="10pt" style:font-size-asian="10pt"/>
    </style:style>
    <style:style style:name="ListLabel_20_879" style:display-name="ListLabel 879" style:family="text">
      <style:text-properties fo:font-size="10pt" style:font-size-asian="10pt"/>
    </style:style>
    <style:style style:name="ListLabel_20_880" style:display-name="ListLabel 880" style:family="text">
      <style:text-properties fo:font-size="10pt" style:font-size-asian="10pt"/>
    </style:style>
    <style:style style:name="ListLabel_20_881" style:display-name="ListLabel 881" style:family="text">
      <style:text-properties fo:font-size="10pt" style:font-size-asian="10pt"/>
    </style:style>
    <style:style style:name="ListLabel_20_882" style:display-name="ListLabel 882" style:family="text">
      <style:text-properties fo:font-size="10pt" style:font-size-asian="10pt"/>
    </style:style>
    <style:style style:name="ListLabel_20_883" style:display-name="ListLabel 883" style:family="text">
      <style:text-properties fo:font-size="10pt" style:font-size-asian="10pt"/>
    </style:style>
    <style:style style:name="ListLabel_20_884" style:display-name="ListLabel 884" style:family="text">
      <style:text-properties fo:font-size="10pt" style:font-size-asian="10pt"/>
    </style:style>
    <style:style style:name="ListLabel_20_885" style:display-name="ListLabel 885" style:family="text">
      <style:text-properties fo:font-size="10pt" style:font-size-asian="10pt"/>
    </style:style>
    <style:style style:name="ListLabel_20_886" style:display-name="ListLabel 886" style:family="text">
      <style:text-properties fo:font-size="10pt" style:font-size-asian="10pt"/>
    </style:style>
    <style:style style:name="ListLabel_20_887" style:display-name="ListLabel 887" style:family="text">
      <style:text-properties fo:font-size="10pt" style:font-size-asian="10pt"/>
    </style:style>
    <style:style style:name="ListLabel_20_888" style:display-name="ListLabel 888" style:family="text">
      <style:text-properties fo:font-size="10pt" style:font-size-asian="10pt"/>
    </style:style>
    <style:style style:name="ListLabel_20_889" style:display-name="ListLabel 889" style:family="text">
      <style:text-properties fo:font-size="10pt" style:font-size-asian="10pt"/>
    </style:style>
    <style:style style:name="ListLabel_20_890" style:display-name="ListLabel 890" style:family="text">
      <style:text-properties fo:font-size="10pt" style:font-size-asian="10pt"/>
    </style:style>
    <style:style style:name="ListLabel_20_891" style:display-name="ListLabel 891" style:family="text">
      <style:text-properties fo:font-size="10pt" style:font-size-asian="10pt"/>
    </style:style>
    <style:style style:name="ListLabel_20_892" style:display-name="ListLabel 892" style:family="text">
      <style:text-properties fo:font-size="10pt" style:font-size-asian="10pt"/>
    </style:style>
    <style:style style:name="ListLabel_20_893" style:display-name="ListLabel 893" style:family="text">
      <style:text-properties fo:font-size="10pt" style:font-size-asian="10pt"/>
    </style:style>
    <style:style style:name="ListLabel_20_894" style:display-name="ListLabel 894" style:family="text">
      <style:text-properties fo:font-size="10pt" style:font-size-asian="10pt"/>
    </style:style>
    <style:style style:name="ListLabel_20_895" style:display-name="ListLabel 895" style:family="text">
      <style:text-properties fo:font-size="10pt" style:font-size-asian="10pt"/>
    </style:style>
    <style:style style:name="ListLabel_20_896" style:display-name="ListLabel 896" style:family="text">
      <style:text-properties fo:font-size="10pt" style:font-size-asian="10pt"/>
    </style:style>
    <style:style style:name="ListLabel_20_897" style:display-name="ListLabel 897" style:family="text">
      <style:text-properties fo:font-size="10pt" style:font-size-asian="10pt"/>
    </style:style>
    <style:style style:name="ListLabel_20_898" style:display-name="ListLabel 898" style:family="text">
      <style:text-properties fo:font-size="10pt" style:font-size-asian="10pt"/>
    </style:style>
    <style:style style:name="ListLabel_20_899" style:display-name="ListLabel 899" style:family="text">
      <style:text-properties fo:font-size="10pt" style:font-size-asian="10pt"/>
    </style:style>
    <style:style style:name="ListLabel_20_900" style:display-name="ListLabel 900" style:family="text">
      <style:text-properties fo:font-size="10pt" style:font-size-asian="10pt"/>
    </style:style>
    <style:style style:name="ListLabel_20_901" style:display-name="ListLabel 901" style:family="text">
      <style:text-properties fo:font-size="10pt" style:font-size-asian="10pt"/>
    </style:style>
    <style:style style:name="ListLabel_20_902" style:display-name="ListLabel 902" style:family="text">
      <style:text-properties fo:font-size="10pt" style:font-size-asian="10pt"/>
    </style:style>
    <style:style style:name="ListLabel_20_903" style:display-name="ListLabel 903" style:family="text">
      <style:text-properties fo:font-size="10pt" style:font-size-asian="10pt"/>
    </style:style>
    <style:style style:name="ListLabel_20_904" style:display-name="ListLabel 904" style:family="text">
      <style:text-properties fo:font-size="10pt" style:font-size-asian="10pt"/>
    </style:style>
    <style:style style:name="ListLabel_20_905" style:display-name="ListLabel 905" style:family="text">
      <style:text-properties fo:font-size="10pt" style:font-size-asian="10pt"/>
    </style:style>
    <style:style style:name="ListLabel_20_906" style:display-name="ListLabel 906" style:family="text">
      <style:text-properties fo:font-size="10pt" style:font-size-asian="10pt"/>
    </style:style>
    <style:style style:name="ListLabel_20_907" style:display-name="ListLabel 907" style:family="text">
      <style:text-properties fo:font-size="10pt" style:font-size-asian="10pt"/>
    </style:style>
    <style:style style:name="ListLabel_20_908" style:display-name="ListLabel 908" style:family="text">
      <style:text-properties fo:font-size="10pt" style:font-size-asian="10pt"/>
    </style:style>
    <style:style style:name="ListLabel_20_909" style:display-name="ListLabel 909" style:family="text">
      <style:text-properties fo:font-size="10pt" style:font-size-asian="10pt"/>
    </style:style>
    <style:style style:name="ListLabel_20_910" style:display-name="ListLabel 910" style:family="text">
      <style:text-properties fo:font-size="10pt" style:font-size-asian="10pt"/>
    </style:style>
    <style:style style:name="ListLabel_20_911" style:display-name="ListLabel 911" style:family="text">
      <style:text-properties fo:font-size="10pt" style:font-size-asian="10pt"/>
    </style:style>
    <style:style style:name="ListLabel_20_912" style:display-name="ListLabel 912" style:family="text">
      <style:text-properties fo:font-size="10pt" style:font-size-asian="10pt"/>
    </style:style>
    <style:style style:name="ListLabel_20_913" style:display-name="ListLabel 913" style:family="text">
      <style:text-properties fo:font-size="10pt" style:font-size-asian="10pt"/>
    </style:style>
    <style:style style:name="ListLabel_20_914" style:display-name="ListLabel 914" style:family="text">
      <style:text-properties fo:font-size="10pt" style:font-size-asian="10pt"/>
    </style:style>
    <style:style style:name="ListLabel_20_915" style:display-name="ListLabel 915" style:family="text">
      <style:text-properties fo:font-size="10pt" style:font-size-asian="10pt"/>
    </style:style>
    <style:style style:name="ListLabel_20_916" style:display-name="ListLabel 916" style:family="text">
      <style:text-properties fo:font-size="10pt" style:font-size-asian="10pt"/>
    </style:style>
    <style:style style:name="ListLabel_20_917" style:display-name="ListLabel 917" style:family="text">
      <style:text-properties fo:font-size="10pt" style:font-size-asian="10pt"/>
    </style:style>
    <style:style style:name="ListLabel_20_918" style:display-name="ListLabel 918" style:family="text">
      <style:text-properties fo:font-size="10pt" style:font-size-asian="10pt"/>
    </style:style>
    <style:style style:name="ListLabel_20_919" style:display-name="ListLabel 919" style:family="text">
      <style:text-properties fo:font-size="10pt" style:font-size-asian="10pt"/>
    </style:style>
    <style:style style:name="ListLabel_20_920" style:display-name="ListLabel 920" style:family="text">
      <style:text-properties fo:font-size="10pt" style:font-size-asian="10pt"/>
    </style:style>
    <style:style style:name="ListLabel_20_921" style:display-name="ListLabel 921" style:family="text">
      <style:text-properties fo:font-size="10pt" style:font-size-asian="10pt"/>
    </style:style>
    <style:style style:name="ListLabel_20_922" style:display-name="ListLabel 922" style:family="text">
      <style:text-properties fo:font-size="10pt" style:font-size-asian="10pt"/>
    </style:style>
    <style:style style:name="ListLabel_20_923" style:display-name="ListLabel 923" style:family="text">
      <style:text-properties fo:font-size="10pt" style:font-size-asian="10pt"/>
    </style:style>
    <style:style style:name="ListLabel_20_924" style:display-name="ListLabel 924" style:family="text">
      <style:text-properties fo:font-size="10pt" style:font-size-asian="10pt"/>
    </style:style>
    <style:style style:name="ListLabel_20_925" style:display-name="ListLabel 925" style:family="text">
      <style:text-properties fo:font-size="10pt" style:font-size-asian="10pt"/>
    </style:style>
    <style:style style:name="ListLabel_20_926" style:display-name="ListLabel 926" style:family="text">
      <style:text-properties fo:font-size="10pt" style:font-size-asian="10pt"/>
    </style:style>
    <style:style style:name="ListLabel_20_927" style:display-name="ListLabel 927" style:family="text">
      <style:text-properties fo:font-size="10pt" style:font-size-asian="10pt"/>
    </style:style>
    <style:style style:name="ListLabel_20_928" style:display-name="ListLabel 928" style:family="text">
      <style:text-properties fo:font-size="10pt" style:font-size-asian="10pt"/>
    </style:style>
    <style:style style:name="ListLabel_20_929" style:display-name="ListLabel 929" style:family="text">
      <style:text-properties fo:font-size="10pt" style:font-size-asian="10pt"/>
    </style:style>
    <style:style style:name="ListLabel_20_930" style:display-name="ListLabel 930" style:family="text">
      <style:text-properties fo:font-size="10pt" style:font-size-asian="10pt"/>
    </style:style>
    <style:style style:name="ListLabel_20_931" style:display-name="ListLabel 931" style:family="text">
      <style:text-properties fo:font-size="10pt" style:font-size-asian="10pt"/>
    </style:style>
    <style:style style:name="ListLabel_20_932" style:display-name="ListLabel 932" style:family="text">
      <style:text-properties fo:font-size="10pt" style:font-size-asian="10pt"/>
    </style:style>
    <style:style style:name="ListLabel_20_933" style:display-name="ListLabel 933" style:family="text">
      <style:text-properties fo:font-size="10pt" style:font-size-asian="10pt"/>
    </style:style>
    <style:style style:name="ListLabel_20_934" style:display-name="ListLabel 934" style:family="text">
      <style:text-properties fo:font-size="10pt" style:font-size-asian="10pt"/>
    </style:style>
    <style:style style:name="ListLabel_20_935" style:display-name="ListLabel 935" style:family="text">
      <style:text-properties fo:font-size="10pt" style:font-size-asian="10pt"/>
    </style:style>
    <style:style style:name="ListLabel_20_936" style:display-name="ListLabel 936" style:family="text">
      <style:text-properties fo:font-size="10pt" style:font-size-asian="10pt"/>
    </style:style>
    <style:style style:name="ListLabel_20_937" style:display-name="ListLabel 937" style:family="text">
      <style:text-properties fo:font-size="10pt" style:font-size-asian="10pt"/>
    </style:style>
    <style:style style:name="ListLabel_20_938" style:display-name="ListLabel 938" style:family="text">
      <style:text-properties fo:font-size="10pt" style:font-size-asian="10pt"/>
    </style:style>
    <style:style style:name="ListLabel_20_939" style:display-name="ListLabel 939" style:family="text">
      <style:text-properties fo:font-size="10pt" style:font-size-asian="10pt"/>
    </style:style>
    <style:style style:name="ListLabel_20_940" style:display-name="ListLabel 940" style:family="text">
      <style:text-properties fo:font-size="10pt" style:font-size-asian="10pt"/>
    </style:style>
    <style:style style:name="ListLabel_20_941" style:display-name="ListLabel 941" style:family="text">
      <style:text-properties fo:font-size="10pt" style:font-size-asian="10pt"/>
    </style:style>
    <style:style style:name="ListLabel_20_942" style:display-name="ListLabel 942" style:family="text">
      <style:text-properties fo:font-size="10pt" style:font-size-asian="10pt"/>
    </style:style>
    <style:style style:name="ListLabel_20_943" style:display-name="ListLabel 943" style:family="text">
      <style:text-properties fo:font-size="10pt" style:font-size-asian="10pt"/>
    </style:style>
    <style:style style:name="ListLabel_20_944" style:display-name="ListLabel 944" style:family="text">
      <style:text-properties fo:font-size="10pt" style:font-size-asian="10pt"/>
    </style:style>
    <style:style style:name="ListLabel_20_945" style:display-name="ListLabel 945" style:family="text">
      <style:text-properties fo:font-size="10pt" style:font-size-asian="10pt"/>
    </style:style>
    <style:style style:name="ListLabel_20_946" style:display-name="ListLabel 946" style:family="text">
      <style:text-properties fo:font-size="10pt" style:font-size-asian="10pt"/>
    </style:style>
    <style:style style:name="ListLabel_20_947" style:display-name="ListLabel 947" style:family="text">
      <style:text-properties fo:font-size="10pt" style:font-size-asian="10pt"/>
    </style:style>
    <style:style style:name="ListLabel_20_948" style:display-name="ListLabel 948" style:family="text">
      <style:text-properties fo:font-size="10pt" style:font-size-asian="10pt"/>
    </style:style>
    <style:style style:name="ListLabel_20_949" style:display-name="ListLabel 949" style:family="text">
      <style:text-properties fo:font-size="10pt" style:font-size-asian="10pt"/>
    </style:style>
    <style:style style:name="ListLabel_20_950" style:display-name="ListLabel 950" style:family="text">
      <style:text-properties fo:font-size="10pt" style:font-size-asian="10pt"/>
    </style:style>
    <style:style style:name="ListLabel_20_951" style:display-name="ListLabel 951" style:family="text">
      <style:text-properties fo:font-size="10pt" style:font-size-asian="10pt"/>
    </style:style>
    <style:style style:name="ListLabel_20_952" style:display-name="ListLabel 952" style:family="text">
      <style:text-properties fo:font-size="10pt" style:font-size-asian="10pt"/>
    </style:style>
    <style:style style:name="ListLabel_20_953" style:display-name="ListLabel 953" style:family="text">
      <style:text-properties fo:font-size="10pt" style:font-size-asian="10pt"/>
    </style:style>
    <style:style style:name="ListLabel_20_954" style:display-name="ListLabel 954" style:family="text">
      <style:text-properties fo:font-size="10pt" style:font-size-asian="10pt"/>
    </style:style>
    <style:style style:name="ListLabel_20_955" style:display-name="ListLabel 955" style:family="text">
      <style:text-properties fo:font-size="10pt" style:font-size-asian="10pt"/>
    </style:style>
    <style:style style:name="ListLabel_20_956" style:display-name="ListLabel 956" style:family="text">
      <style:text-properties fo:font-size="10pt" style:font-size-asian="10pt"/>
    </style:style>
    <style:style style:name="ListLabel_20_957" style:display-name="ListLabel 957" style:family="text">
      <style:text-properties fo:font-size="10pt" style:font-size-asian="10pt"/>
    </style:style>
    <style:style style:name="ListLabel_20_958" style:display-name="ListLabel 958" style:family="text">
      <style:text-properties fo:font-size="10pt" style:font-size-asian="10pt"/>
    </style:style>
    <style:style style:name="ListLabel_20_959" style:display-name="ListLabel 959" style:family="text">
      <style:text-properties fo:font-size="10pt" style:font-size-asian="10pt"/>
    </style:style>
    <style:style style:name="ListLabel_20_960" style:display-name="ListLabel 960" style:family="text">
      <style:text-properties fo:font-size="10pt" style:font-size-asian="10pt"/>
    </style:style>
    <style:style style:name="ListLabel_20_961" style:display-name="ListLabel 961" style:family="text">
      <style:text-properties fo:font-size="10pt" style:font-size-asian="10pt"/>
    </style:style>
    <style:style style:name="ListLabel_20_962" style:display-name="ListLabel 962" style:family="text">
      <style:text-properties fo:font-size="10pt" style:font-size-asian="10pt"/>
    </style:style>
    <style:style style:name="ListLabel_20_963" style:display-name="ListLabel 963" style:family="text">
      <style:text-properties fo:font-size="10pt" style:font-size-asian="10pt"/>
    </style:style>
    <style:style style:name="ListLabel_20_964" style:display-name="ListLabel 964" style:family="text">
      <style:text-properties fo:font-size="10pt" style:font-size-asian="10pt"/>
    </style:style>
    <style:style style:name="ListLabel_20_965" style:display-name="ListLabel 965" style:family="text">
      <style:text-properties fo:font-size="10pt" style:font-size-asian="10pt"/>
    </style:style>
    <style:style style:name="ListLabel_20_966" style:display-name="ListLabel 966" style:family="text">
      <style:text-properties fo:font-size="10pt" style:font-size-asian="10pt"/>
    </style:style>
    <style:style style:name="ListLabel_20_967" style:display-name="ListLabel 967" style:family="text">
      <style:text-properties fo:font-size="10pt" style:font-size-asian="10pt"/>
    </style:style>
    <style:style style:name="ListLabel_20_968" style:display-name="ListLabel 968" style:family="text">
      <style:text-properties fo:font-size="10pt" style:font-size-asian="10pt"/>
    </style:style>
    <style:style style:name="ListLabel_20_969" style:display-name="ListLabel 969" style:family="text">
      <style:text-properties fo:font-size="10pt" style:font-size-asian="10pt"/>
    </style:style>
    <style:style style:name="ListLabel_20_970" style:display-name="ListLabel 970" style:family="text">
      <style:text-properties fo:font-size="10pt" style:font-size-asian="10pt"/>
    </style:style>
    <style:style style:name="ListLabel_20_971" style:display-name="ListLabel 971" style:family="text">
      <style:text-properties fo:font-size="10pt" style:font-size-asian="10pt"/>
    </style:style>
    <style:style style:name="ListLabel_20_972" style:display-name="ListLabel 972" style:family="text">
      <style:text-properties fo:font-size="10pt" style:font-size-asian="10pt"/>
    </style:style>
    <style:style style:name="ListLabel_20_973" style:display-name="ListLabel 973" style:family="text">
      <style:text-properties fo:font-size="10pt" style:font-size-asian="10pt"/>
    </style:style>
    <style:style style:name="ListLabel_20_974" style:display-name="ListLabel 974" style:family="text">
      <style:text-properties fo:font-size="10pt" style:font-size-asian="10pt"/>
    </style:style>
    <style:style style:name="ListLabel_20_975" style:display-name="ListLabel 975" style:family="text">
      <style:text-properties fo:font-size="10pt" style:font-size-asian="10pt"/>
    </style:style>
    <style:style style:name="ListLabel_20_976" style:display-name="ListLabel 976" style:family="text">
      <style:text-properties fo:font-size="10pt" style:font-size-asian="10pt"/>
    </style:style>
    <style:style style:name="ListLabel_20_977" style:display-name="ListLabel 977" style:family="text">
      <style:text-properties fo:font-size="10pt" style:font-size-asian="10pt"/>
    </style:style>
    <style:style style:name="ListLabel_20_978" style:display-name="ListLabel 978" style:family="text">
      <style:text-properties fo:font-size="10pt" style:font-size-asian="10pt"/>
    </style:style>
    <style:style style:name="ListLabel_20_979" style:display-name="ListLabel 979" style:family="text">
      <style:text-properties fo:font-size="10pt" style:font-size-asian="10pt"/>
    </style:style>
    <style:style style:name="ListLabel_20_980" style:display-name="ListLabel 980" style:family="text">
      <style:text-properties fo:font-size="10pt" style:font-size-asian="10pt"/>
    </style:style>
    <style:style style:name="ListLabel_20_981" style:display-name="ListLabel 981" style:family="text">
      <style:text-properties fo:font-size="10pt" style:font-size-asian="10pt"/>
    </style:style>
    <style:style style:name="ListLabel_20_982" style:display-name="ListLabel 982" style:family="text">
      <style:text-properties fo:font-size="10pt" style:font-size-asian="10pt"/>
    </style:style>
    <style:style style:name="ListLabel_20_983" style:display-name="ListLabel 983" style:family="text">
      <style:text-properties fo:font-size="10pt" style:font-size-asian="10pt"/>
    </style:style>
    <style:style style:name="ListLabel_20_984" style:display-name="ListLabel 984" style:family="text">
      <style:text-properties fo:font-size="10pt" style:font-size-asian="10pt"/>
    </style:style>
    <style:style style:name="ListLabel_20_985" style:display-name="ListLabel 985" style:family="text">
      <style:text-properties fo:font-size="10pt" style:font-size-asian="10pt"/>
    </style:style>
    <style:style style:name="ListLabel_20_986" style:display-name="ListLabel 986" style:family="text">
      <style:text-properties fo:font-size="10pt" style:font-size-asian="10pt"/>
    </style:style>
    <style:style style:name="ListLabel_20_987" style:display-name="ListLabel 987" style:family="text">
      <style:text-properties fo:font-size="10pt" style:font-size-asian="10pt"/>
    </style:style>
    <style:style style:name="ListLabel_20_988" style:display-name="ListLabel 988" style:family="text">
      <style:text-properties fo:font-size="10pt" style:font-size-asian="10pt"/>
    </style:style>
    <style:style style:name="ListLabel_20_989" style:display-name="ListLabel 989" style:family="text">
      <style:text-properties fo:font-size="10pt" style:font-size-asian="10pt"/>
    </style:style>
    <style:style style:name="ListLabel_20_990" style:display-name="ListLabel 990" style:family="text">
      <style:text-properties fo:font-size="10pt" style:font-size-asian="10pt"/>
    </style:style>
    <style:style style:name="ListLabel_20_991" style:display-name="ListLabel 991" style:family="text">
      <style:text-properties fo:font-size="10pt" style:font-size-asian="10pt"/>
    </style:style>
    <style:style style:name="ListLabel_20_992" style:display-name="ListLabel 992" style:family="text">
      <style:text-properties fo:font-size="10pt" style:font-size-asian="10pt"/>
    </style:style>
    <style:style style:name="ListLabel_20_993" style:display-name="ListLabel 993" style:family="text">
      <style:text-properties fo:font-size="10pt" style:font-size-asian="10pt"/>
    </style:style>
    <style:style style:name="ListLabel_20_994" style:display-name="ListLabel 994" style:family="text">
      <style:text-properties fo:font-size="10pt" style:font-size-asian="10pt"/>
    </style:style>
    <style:style style:name="ListLabel_20_995" style:display-name="ListLabel 995" style:family="text">
      <style:text-properties fo:font-size="10pt" style:font-size-asian="10pt"/>
    </style:style>
    <style:style style:name="ListLabel_20_996" style:display-name="ListLabel 996" style:family="text">
      <style:text-properties fo:font-size="10pt" style:font-size-asian="10pt"/>
    </style:style>
    <style:style style:name="ListLabel_20_997" style:display-name="ListLabel 997" style:family="text">
      <style:text-properties fo:font-size="10pt" style:font-size-asian="10pt"/>
    </style:style>
    <style:style style:name="ListLabel_20_998" style:display-name="ListLabel 998" style:family="text">
      <style:text-properties fo:font-size="10pt" style:font-size-asian="10pt"/>
    </style:style>
    <style:style style:name="ListLabel_20_999" style:display-name="ListLabel 999" style:family="text">
      <style:text-properties fo:font-size="10pt" style:font-size-asian="10pt"/>
    </style:style>
    <style:style style:name="ListLabel_20_1000" style:display-name="ListLabel 1000" style:family="text">
      <style:text-properties fo:font-size="10pt" style:font-size-asian="10pt"/>
    </style:style>
    <style:style style:name="ListLabel_20_1001" style:display-name="ListLabel 1001" style:family="text">
      <style:text-properties fo:font-size="10pt" style:font-size-asian="10pt"/>
    </style:style>
    <style:style style:name="ListLabel_20_1002" style:display-name="ListLabel 1002" style:family="text">
      <style:text-properties fo:font-size="10pt" style:font-size-asian="10pt"/>
    </style:style>
    <style:style style:name="ListLabel_20_1003" style:display-name="ListLabel 1003" style:family="text">
      <style:text-properties fo:font-size="10pt" style:font-size-asian="10pt"/>
    </style:style>
    <style:style style:name="ListLabel_20_1004" style:display-name="ListLabel 1004" style:family="text">
      <style:text-properties fo:font-size="10pt" style:font-size-asian="10pt"/>
    </style:style>
    <style:style style:name="ListLabel_20_1005" style:display-name="ListLabel 1005" style:family="text">
      <style:text-properties fo:font-size="10pt" style:font-size-asian="10pt"/>
    </style:style>
    <style:style style:name="ListLabel_20_1006" style:display-name="ListLabel 1006" style:family="text">
      <style:text-properties fo:font-size="10pt" style:font-size-asian="10pt"/>
    </style:style>
    <style:style style:name="ListLabel_20_1007" style:display-name="ListLabel 1007" style:family="text">
      <style:text-properties fo:font-size="10pt" style:font-size-asian="10pt"/>
    </style:style>
    <style:style style:name="ListLabel_20_1008" style:display-name="ListLabel 1008" style:family="text">
      <style:text-properties fo:font-size="10pt" style:font-size-asian="10pt"/>
    </style:style>
    <style:style style:name="ListLabel_20_1009" style:display-name="ListLabel 1009" style:family="text">
      <style:text-properties fo:font-size="10pt" style:font-size-asian="10pt"/>
    </style:style>
    <style:style style:name="ListLabel_20_1010" style:display-name="ListLabel 1010" style:family="text">
      <style:text-properties fo:font-size="10pt" style:font-size-asian="10pt"/>
    </style:style>
    <style:style style:name="ListLabel_20_1011" style:display-name="ListLabel 1011" style:family="text">
      <style:text-properties fo:font-size="10pt" style:font-size-asian="10pt"/>
    </style:style>
    <style:style style:name="ListLabel_20_1012" style:display-name="ListLabel 1012" style:family="text">
      <style:text-properties fo:font-size="10pt" style:font-size-asian="10pt"/>
    </style:style>
    <style:style style:name="ListLabel_20_1013" style:display-name="ListLabel 1013" style:family="text">
      <style:text-properties fo:font-size="10pt" style:font-size-asian="10pt"/>
    </style:style>
    <style:style style:name="ListLabel_20_1014" style:display-name="ListLabel 1014" style:family="text">
      <style:text-properties fo:font-size="10pt" style:font-size-asian="10pt"/>
    </style:style>
    <style:style style:name="ListLabel_20_1015" style:display-name="ListLabel 1015" style:family="text">
      <style:text-properties fo:font-size="10pt" style:font-size-asian="10pt"/>
    </style:style>
    <style:style style:name="ListLabel_20_1016" style:display-name="ListLabel 1016" style:family="text">
      <style:text-properties fo:font-size="10pt" style:font-size-asian="10pt"/>
    </style:style>
    <style:style style:name="ListLabel_20_1017" style:display-name="ListLabel 1017" style:family="text">
      <style:text-properties fo:font-size="10pt" style:font-size-asian="10pt"/>
    </style:style>
    <style:style style:name="ListLabel_20_1018" style:display-name="ListLabel 1018" style:family="text">
      <style:text-properties fo:font-size="10pt" style:font-size-asian="10pt"/>
    </style:style>
    <style:style style:name="ListLabel_20_1019" style:display-name="ListLabel 1019" style:family="text">
      <style:text-properties fo:font-size="10pt" style:font-size-asian="10pt"/>
    </style:style>
    <style:style style:name="ListLabel_20_1020" style:display-name="ListLabel 1020" style:family="text">
      <style:text-properties fo:font-size="10pt" style:font-size-asian="10pt"/>
    </style:style>
    <style:style style:name="ListLabel_20_1021" style:display-name="ListLabel 1021" style:family="text">
      <style:text-properties fo:font-size="10pt" style:font-size-asian="10pt"/>
    </style:style>
    <style:style style:name="ListLabel_20_1022" style:display-name="ListLabel 1022" style:family="text">
      <style:text-properties fo:font-size="10pt" style:font-size-asian="10pt"/>
    </style:style>
    <style:style style:name="ListLabel_20_1023" style:display-name="ListLabel 1023" style:family="text">
      <style:text-properties fo:font-size="10pt" style:font-size-asian="10pt"/>
    </style:style>
    <style:style style:name="ListLabel_20_1024" style:display-name="ListLabel 1024" style:family="text">
      <style:text-properties fo:font-size="10pt" style:font-size-asian="10pt"/>
    </style:style>
    <style:style style:name="ListLabel_20_1025" style:display-name="ListLabel 1025" style:family="text">
      <style:text-properties fo:font-size="10pt" style:font-size-asian="10pt"/>
    </style:style>
    <style:style style:name="ListLabel_20_1026" style:display-name="ListLabel 1026" style:family="text">
      <style:text-properties fo:font-size="10pt" style:font-size-asian="10pt"/>
    </style:style>
    <style:style style:name="ListLabel_20_1027" style:display-name="ListLabel 1027" style:family="text">
      <style:text-properties fo:font-size="10pt" style:font-size-asian="10pt"/>
    </style:style>
    <style:style style:name="ListLabel_20_1028" style:display-name="ListLabel 1028" style:family="text">
      <style:text-properties fo:font-size="10pt" style:font-size-asian="10pt"/>
    </style:style>
    <style:style style:name="ListLabel_20_1029" style:display-name="ListLabel 1029" style:family="text">
      <style:text-properties fo:font-size="10pt" style:font-size-asian="10pt"/>
    </style:style>
    <style:style style:name="ListLabel_20_1030" style:display-name="ListLabel 1030" style:family="text">
      <style:text-properties fo:font-size="10pt" style:font-size-asian="10pt"/>
    </style:style>
    <style:style style:name="ListLabel_20_1031" style:display-name="ListLabel 1031" style:family="text">
      <style:text-properties fo:font-size="10pt" style:font-size-asian="10pt"/>
    </style:style>
    <style:style style:name="ListLabel_20_1032" style:display-name="ListLabel 1032" style:family="text">
      <style:text-properties fo:font-size="10pt" style:font-size-asian="10pt"/>
    </style:style>
    <style:style style:name="ListLabel_20_1033" style:display-name="ListLabel 1033" style:family="text">
      <style:text-properties fo:font-size="10pt" style:font-size-asian="10pt"/>
    </style:style>
    <style:style style:name="ListLabel_20_1034" style:display-name="ListLabel 1034" style:family="text">
      <style:text-properties fo:font-size="10pt" style:font-size-asian="10pt"/>
    </style:style>
    <style:style style:name="ListLabel_20_1035" style:display-name="ListLabel 1035" style:family="text">
      <style:text-properties fo:font-size="10pt" style:font-size-asian="10pt"/>
    </style:style>
    <style:style style:name="ListLabel_20_1036" style:display-name="ListLabel 1036" style:family="text">
      <style:text-properties fo:font-size="10pt" style:font-size-asian="10pt"/>
    </style:style>
    <style:style style:name="ListLabel_20_1037" style:display-name="ListLabel 1037" style:family="text">
      <style:text-properties fo:font-size="10pt" style:font-size-asian="10pt"/>
    </style:style>
    <style:style style:name="ListLabel_20_1038" style:display-name="ListLabel 1038" style:family="text">
      <style:text-properties fo:font-size="10pt" style:font-size-asian="10pt"/>
    </style:style>
    <style:style style:name="ListLabel_20_1039" style:display-name="ListLabel 1039" style:family="text">
      <style:text-properties fo:font-size="10pt" style:font-size-asian="10pt"/>
    </style:style>
    <style:style style:name="ListLabel_20_1040" style:display-name="ListLabel 1040" style:family="text">
      <style:text-properties fo:font-size="10pt" style:font-size-asian="10pt"/>
    </style:style>
    <style:style style:name="ListLabel_20_1041" style:display-name="ListLabel 1041" style:family="text">
      <style:text-properties fo:font-size="10pt" style:font-size-asian="10pt"/>
    </style:style>
    <style:style style:name="ListLabel_20_1042" style:display-name="ListLabel 1042" style:family="text">
      <style:text-properties fo:font-size="10pt" style:font-size-asian="10pt"/>
    </style:style>
    <style:style style:name="ListLabel_20_1043" style:display-name="ListLabel 1043" style:family="text">
      <style:text-properties fo:font-size="10pt" style:font-size-asian="10pt"/>
    </style:style>
    <style:style style:name="ListLabel_20_1044" style:display-name="ListLabel 1044" style:family="text">
      <style:text-properties fo:font-size="10pt" style:font-size-asian="10pt"/>
    </style:style>
    <style:style style:name="ListLabel_20_1045" style:display-name="ListLabel 1045" style:family="text">
      <style:text-properties fo:font-size="10pt" style:font-size-asian="10pt"/>
    </style:style>
    <style:style style:name="ListLabel_20_1046" style:display-name="ListLabel 1046" style:family="text">
      <style:text-properties fo:font-size="10pt" style:font-size-asian="10pt"/>
    </style:style>
    <style:style style:name="ListLabel_20_1047" style:display-name="ListLabel 1047" style:family="text">
      <style:text-properties fo:font-size="10pt" style:font-size-asian="10pt"/>
    </style:style>
    <style:style style:name="ListLabel_20_1048" style:display-name="ListLabel 1048" style:family="text">
      <style:text-properties fo:font-size="10pt" style:font-size-asian="10pt"/>
    </style:style>
    <style:style style:name="ListLabel_20_1049" style:display-name="ListLabel 1049" style:family="text">
      <style:text-properties fo:font-size="10pt" style:font-size-asian="10pt"/>
    </style:style>
    <style:style style:name="ListLabel_20_1050" style:display-name="ListLabel 1050" style:family="text">
      <style:text-properties fo:font-size="10pt" style:font-size-asian="10pt"/>
    </style:style>
    <style:style style:name="ListLabel_20_1051" style:display-name="ListLabel 1051" style:family="text">
      <style:text-properties fo:font-size="10pt" style:font-size-asian="10pt"/>
    </style:style>
    <style:style style:name="ListLabel_20_1052" style:display-name="ListLabel 1052" style:family="text">
      <style:text-properties fo:font-size="10pt" style:font-size-asian="10pt"/>
    </style:style>
    <style:style style:name="ListLabel_20_1053" style:display-name="ListLabel 1053" style:family="text">
      <style:text-properties fo:font-size="10pt" style:font-size-asian="10pt"/>
    </style:style>
    <style:style style:name="ListLabel_20_1054" style:display-name="ListLabel 1054" style:family="text">
      <style:text-properties fo:font-size="10pt" style:font-size-asian="10pt"/>
    </style:style>
    <style:style style:name="ListLabel_20_1055" style:display-name="ListLabel 1055" style:family="text">
      <style:text-properties fo:font-size="10pt" style:font-size-asian="10pt"/>
    </style:style>
    <style:style style:name="ListLabel_20_1056" style:display-name="ListLabel 1056" style:family="text">
      <style:text-properties fo:font-size="10pt" style:font-size-asian="10pt"/>
    </style:style>
    <style:style style:name="ListLabel_20_1057" style:display-name="ListLabel 1057" style:family="text">
      <style:text-properties fo:font-size="10pt" style:font-size-asian="10pt"/>
    </style:style>
    <style:style style:name="ListLabel_20_1058" style:display-name="ListLabel 1058" style:family="text">
      <style:text-properties fo:font-size="10pt" style:font-size-asian="10pt"/>
    </style:style>
    <style:style style:name="ListLabel_20_1059" style:display-name="ListLabel 1059" style:family="text">
      <style:text-properties fo:font-size="10pt" style:font-size-asian="10pt"/>
    </style:style>
    <style:style style:name="ListLabel_20_1060" style:display-name="ListLabel 1060" style:family="text">
      <style:text-properties fo:font-size="10pt" style:font-size-asian="10pt"/>
    </style:style>
    <style:style style:name="ListLabel_20_1061" style:display-name="ListLabel 1061" style:family="text">
      <style:text-properties fo:font-size="10pt" style:font-size-asian="10pt"/>
    </style:style>
    <style:style style:name="ListLabel_20_1062" style:display-name="ListLabel 1062" style:family="text">
      <style:text-properties fo:font-size="10pt" style:font-size-asian="10pt"/>
    </style:style>
    <style:style style:name="ListLabel_20_1063" style:display-name="ListLabel 1063" style:family="text">
      <style:text-properties fo:font-size="10pt" style:font-size-asian="10pt"/>
    </style:style>
    <style:style style:name="ListLabel_20_1064" style:display-name="ListLabel 1064" style:family="text">
      <style:text-properties fo:font-size="10pt" style:font-size-asian="10pt"/>
    </style:style>
    <style:style style:name="ListLabel_20_1065" style:display-name="ListLabel 1065" style:family="text">
      <style:text-properties fo:font-size="10pt" style:font-size-asian="10pt"/>
    </style:style>
    <style:style style:name="ListLabel_20_1066" style:display-name="ListLabel 1066" style:family="text">
      <style:text-properties fo:font-size="10pt" style:font-size-asian="10pt"/>
    </style:style>
    <style:style style:name="ListLabel_20_1067" style:display-name="ListLabel 1067" style:family="text">
      <style:text-properties fo:font-size="10pt" style:font-size-asian="10pt"/>
    </style:style>
    <style:style style:name="ListLabel_20_1068" style:display-name="ListLabel 1068" style:family="text">
      <style:text-properties fo:font-size="10pt" style:font-size-asian="10pt"/>
    </style:style>
    <style:style style:name="ListLabel_20_1069" style:display-name="ListLabel 1069" style:family="text">
      <style:text-properties fo:font-size="10pt" style:font-size-asian="10pt"/>
    </style:style>
    <style:style style:name="ListLabel_20_1070" style:display-name="ListLabel 1070" style:family="text">
      <style:text-properties fo:font-size="10pt" style:font-size-asian="10pt"/>
    </style:style>
    <style:style style:name="ListLabel_20_1071" style:display-name="ListLabel 1071" style:family="text">
      <style:text-properties fo:font-size="10pt" style:font-size-asian="10pt"/>
    </style:style>
    <style:style style:name="ListLabel_20_1072" style:display-name="ListLabel 1072" style:family="text">
      <style:text-properties fo:font-size="10pt" style:font-size-asian="10pt"/>
    </style:style>
    <style:style style:name="ListLabel_20_1073" style:display-name="ListLabel 1073" style:family="text">
      <style:text-properties fo:font-size="10pt" style:font-size-asian="10pt"/>
    </style:style>
    <style:style style:name="ListLabel_20_1074" style:display-name="ListLabel 1074" style:family="text">
      <style:text-properties fo:font-size="10pt" style:font-size-asian="10pt"/>
    </style:style>
    <style:style style:name="ListLabel_20_1075" style:display-name="ListLabel 1075" style:family="text">
      <style:text-properties fo:font-size="10pt" style:font-size-asian="10pt"/>
    </style:style>
    <style:style style:name="ListLabel_20_1076" style:display-name="ListLabel 1076" style:family="text">
      <style:text-properties fo:font-size="10pt" style:font-size-asian="10pt"/>
    </style:style>
    <style:style style:name="ListLabel_20_1077" style:display-name="ListLabel 1077" style:family="text">
      <style:text-properties fo:font-size="10pt" style:font-size-asian="10pt"/>
    </style:style>
    <style:style style:name="ListLabel_20_1078" style:display-name="ListLabel 1078" style:family="text">
      <style:text-properties fo:font-size="10pt" style:font-size-asian="10pt"/>
    </style:style>
    <style:style style:name="ListLabel_20_1079" style:display-name="ListLabel 1079" style:family="text">
      <style:text-properties fo:font-size="10pt" style:font-size-asian="10pt"/>
    </style:style>
    <style:style style:name="ListLabel_20_1080" style:display-name="ListLabel 1080" style:family="text">
      <style:text-properties fo:font-size="10pt" style:font-size-asian="10pt"/>
    </style:style>
    <style:style style:name="ListLabel_20_1081" style:display-name="ListLabel 1081" style:family="text">
      <style:text-properties fo:font-size="10pt" style:font-size-asian="10pt"/>
    </style:style>
    <style:style style:name="ListLabel_20_1082" style:display-name="ListLabel 1082" style:family="text">
      <style:text-properties fo:font-size="10pt" style:font-size-asian="10pt"/>
    </style:style>
    <style:style style:name="ListLabel_20_1083" style:display-name="ListLabel 1083" style:family="text">
      <style:text-properties fo:font-size="10pt" style:font-size-asian="10pt"/>
    </style:style>
    <style:style style:name="ListLabel_20_1084" style:display-name="ListLabel 1084" style:family="text">
      <style:text-properties fo:font-size="10pt" style:font-size-asian="10pt"/>
    </style:style>
    <style:style style:name="ListLabel_20_1085" style:display-name="ListLabel 1085" style:family="text">
      <style:text-properties fo:font-size="10pt" style:font-size-asian="10pt"/>
    </style:style>
    <style:style style:name="ListLabel_20_1086" style:display-name="ListLabel 1086" style:family="text">
      <style:text-properties fo:font-size="10pt" style:font-size-asian="10pt"/>
    </style:style>
    <style:style style:name="ListLabel_20_1087" style:display-name="ListLabel 1087" style:family="text">
      <style:text-properties fo:font-size="10pt" style:font-size-asian="10pt"/>
    </style:style>
    <style:style style:name="ListLabel_20_1088" style:display-name="ListLabel 1088" style:family="text">
      <style:text-properties fo:font-size="10pt" style:font-size-asian="10pt"/>
    </style:style>
    <style:style style:name="ListLabel_20_1089" style:display-name="ListLabel 1089" style:family="text">
      <style:text-properties fo:font-size="10pt" style:font-size-asian="10pt"/>
    </style:style>
    <style:style style:name="ListLabel_20_1090" style:display-name="ListLabel 1090" style:family="text">
      <style:text-properties fo:font-size="10pt" style:font-size-asian="10pt"/>
    </style:style>
    <style:style style:name="ListLabel_20_1091" style:display-name="ListLabel 1091" style:family="text">
      <style:text-properties fo:font-size="10pt" style:font-size-asian="10pt"/>
    </style:style>
    <style:style style:name="ListLabel_20_1092" style:display-name="ListLabel 1092" style:family="text">
      <style:text-properties fo:font-size="10pt" style:font-size-asian="10pt"/>
    </style:style>
    <style:style style:name="ListLabel_20_1093" style:display-name="ListLabel 1093" style:family="text">
      <style:text-properties fo:font-size="10pt" style:font-size-asian="10pt"/>
    </style:style>
    <style:style style:name="ListLabel_20_1094" style:display-name="ListLabel 1094" style:family="text">
      <style:text-properties fo:font-size="10pt" style:font-size-asian="10pt"/>
    </style:style>
    <style:style style:name="ListLabel_20_1095" style:display-name="ListLabel 1095" style:family="text">
      <style:text-properties fo:font-size="10pt" style:font-size-asian="10pt"/>
    </style:style>
    <style:style style:name="ListLabel_20_1096" style:display-name="ListLabel 1096" style:family="text">
      <style:text-properties fo:font-size="10pt" style:font-size-asian="10pt"/>
    </style:style>
    <style:style style:name="ListLabel_20_1097" style:display-name="ListLabel 1097" style:family="text">
      <style:text-properties fo:font-size="10pt" style:font-size-asian="10pt"/>
    </style:style>
    <style:style style:name="ListLabel_20_1098" style:display-name="ListLabel 1098" style:family="text">
      <style:text-properties fo:font-size="10pt" style:font-size-asian="10pt"/>
    </style:style>
    <style:style style:name="ListLabel_20_1099" style:display-name="ListLabel 1099" style:family="text">
      <style:text-properties fo:font-size="10pt" style:font-size-asian="10pt"/>
    </style:style>
    <style:style style:name="ListLabel_20_1100" style:display-name="ListLabel 1100" style:family="text">
      <style:text-properties fo:font-size="10pt" style:font-size-asian="10pt"/>
    </style:style>
    <style:style style:name="ListLabel_20_1101" style:display-name="ListLabel 1101" style:family="text">
      <style:text-properties fo:font-size="10pt" style:font-size-asian="10pt"/>
    </style:style>
    <style:style style:name="ListLabel_20_1102" style:display-name="ListLabel 1102" style:family="text">
      <style:text-properties fo:font-size="10pt" style:font-size-asian="10pt"/>
    </style:style>
    <style:style style:name="ListLabel_20_1103" style:display-name="ListLabel 1103" style:family="text">
      <style:text-properties fo:font-size="10pt" style:font-size-asian="10pt"/>
    </style:style>
    <style:style style:name="ListLabel_20_1104" style:display-name="ListLabel 1104" style:family="text">
      <style:text-properties fo:font-size="10pt" style:font-size-asian="10pt"/>
    </style:style>
    <style:style style:name="ListLabel_20_1105" style:display-name="ListLabel 1105" style:family="text">
      <style:text-properties fo:font-size="10pt" style:font-size-asian="10pt"/>
    </style:style>
    <style:style style:name="ListLabel_20_1106" style:display-name="ListLabel 1106" style:family="text">
      <style:text-properties fo:font-size="10pt" style:font-size-asian="10pt"/>
    </style:style>
    <style:style style:name="ListLabel_20_1107" style:display-name="ListLabel 1107" style:family="text">
      <style:text-properties fo:font-size="10pt" style:font-size-asian="10pt"/>
    </style:style>
    <style:style style:name="ListLabel_20_1108" style:display-name="ListLabel 1108" style:family="text">
      <style:text-properties fo:font-size="10pt" style:font-size-asian="10pt"/>
    </style:style>
    <style:style style:name="ListLabel_20_1109" style:display-name="ListLabel 1109" style:family="text">
      <style:text-properties fo:font-size="10pt" style:font-size-asian="10pt"/>
    </style:style>
    <style:style style:name="ListLabel_20_1110" style:display-name="ListLabel 1110" style:family="text">
      <style:text-properties fo:font-size="10pt" style:font-size-asian="10pt"/>
    </style:style>
    <style:style style:name="ListLabel_20_1111" style:display-name="ListLabel 1111" style:family="text">
      <style:text-properties fo:font-size="10pt" style:font-size-asian="10pt"/>
    </style:style>
    <style:style style:name="ListLabel_20_1112" style:display-name="ListLabel 1112" style:family="text">
      <style:text-properties fo:font-size="10pt" style:font-size-asian="10pt"/>
    </style:style>
    <style:style style:name="ListLabel_20_1113" style:display-name="ListLabel 1113" style:family="text">
      <style:text-properties fo:font-size="10pt" style:font-size-asian="10pt"/>
    </style:style>
    <style:style style:name="ListLabel_20_1114" style:display-name="ListLabel 1114" style:family="text">
      <style:text-properties fo:font-size="10pt" style:font-size-asian="10pt"/>
    </style:style>
    <style:style style:name="ListLabel_20_1115" style:display-name="ListLabel 1115" style:family="text">
      <style:text-properties fo:font-size="10pt" style:font-size-asian="10pt"/>
    </style:style>
    <style:style style:name="ListLabel_20_1116" style:display-name="ListLabel 1116" style:family="text">
      <style:text-properties fo:font-size="10pt" style:font-size-asian="10pt"/>
    </style:style>
    <style:style style:name="ListLabel_20_1117" style:display-name="ListLabel 1117" style:family="text">
      <style:text-properties fo:font-size="10pt" style:font-size-asian="10pt"/>
    </style:style>
    <style:style style:name="ListLabel_20_1118" style:display-name="ListLabel 1118" style:family="text">
      <style:text-properties fo:font-size="10pt" style:font-size-asian="10pt"/>
    </style:style>
    <style:style style:name="ListLabel_20_1119" style:display-name="ListLabel 1119" style:family="text">
      <style:text-properties fo:font-size="10pt" style:font-size-asian="10pt"/>
    </style:style>
    <style:style style:name="ListLabel_20_1120" style:display-name="ListLabel 1120" style:family="text">
      <style:text-properties fo:font-size="10pt" style:font-size-asian="10pt"/>
    </style:style>
    <style:style style:name="ListLabel_20_1121" style:display-name="ListLabel 1121" style:family="text">
      <style:text-properties fo:font-size="10pt" style:font-size-asian="10pt"/>
    </style:style>
    <style:style style:name="ListLabel_20_1122" style:display-name="ListLabel 1122" style:family="text">
      <style:text-properties fo:font-size="10pt" style:font-size-asian="10pt"/>
    </style:style>
    <style:style style:name="ListLabel_20_1123" style:display-name="ListLabel 1123" style:family="text">
      <style:text-properties fo:font-size="10pt" style:font-size-asian="10pt"/>
    </style:style>
    <style:style style:name="ListLabel_20_1124" style:display-name="ListLabel 1124" style:family="text">
      <style:text-properties fo:font-size="10pt" style:font-size-asian="10pt"/>
    </style:style>
    <style:style style:name="ListLabel_20_1125" style:display-name="ListLabel 1125" style:family="text">
      <style:text-properties fo:font-size="10pt" style:font-size-asian="10pt"/>
    </style:style>
    <style:style style:name="ListLabel_20_1126" style:display-name="ListLabel 1126" style:family="text">
      <style:text-properties fo:font-size="10pt" style:font-size-asian="10pt"/>
    </style:style>
    <style:style style:name="ListLabel_20_1127" style:display-name="ListLabel 1127" style:family="text">
      <style:text-properties fo:font-size="10pt" style:font-size-asian="10pt"/>
    </style:style>
    <style:style style:name="ListLabel_20_1128" style:display-name="ListLabel 1128" style:family="text">
      <style:text-properties fo:font-size="10pt" style:font-size-asian="10pt"/>
    </style:style>
    <style:style style:name="ListLabel_20_1129" style:display-name="ListLabel 1129" style:family="text">
      <style:text-properties fo:font-size="10pt" style:font-size-asian="10pt"/>
    </style:style>
    <style:style style:name="ListLabel_20_1130" style:display-name="ListLabel 1130" style:family="text">
      <style:text-properties fo:font-size="10pt" style:font-size-asian="10pt"/>
    </style:style>
    <style:style style:name="ListLabel_20_1131" style:display-name="ListLabel 1131" style:family="text">
      <style:text-properties fo:font-size="10pt" style:font-size-asian="10pt"/>
    </style:style>
    <style:style style:name="ListLabel_20_1132" style:display-name="ListLabel 1132" style:family="text">
      <style:text-properties fo:font-size="10pt" style:font-size-asian="10pt"/>
    </style:style>
    <style:style style:name="ListLabel_20_1133" style:display-name="ListLabel 1133" style:family="text">
      <style:text-properties fo:font-size="10pt" style:font-size-asian="10pt"/>
    </style:style>
    <style:style style:name="ListLabel_20_1134" style:display-name="ListLabel 1134" style:family="text">
      <style:text-properties fo:font-size="10pt" style:font-size-asian="10pt"/>
    </style:style>
    <style:style style:name="ListLabel_20_1135" style:display-name="ListLabel 1135" style:family="text">
      <style:text-properties fo:font-size="10pt" style:font-size-asian="10pt"/>
    </style:style>
    <style:style style:name="ListLabel_20_1136" style:display-name="ListLabel 1136" style:family="text">
      <style:text-properties fo:font-size="10pt" style:font-size-asian="10pt"/>
    </style:style>
    <style:style style:name="ListLabel_20_1137" style:display-name="ListLabel 1137" style:family="text">
      <style:text-properties fo:font-size="10pt" style:font-size-asian="10pt"/>
    </style:style>
    <style:style style:name="ListLabel_20_1138" style:display-name="ListLabel 1138" style:family="text">
      <style:text-properties fo:font-size="10pt" style:font-size-asian="10pt"/>
    </style:style>
    <style:style style:name="ListLabel_20_1139" style:display-name="ListLabel 1139" style:family="text">
      <style:text-properties fo:font-size="10pt" style:font-size-asian="10pt"/>
    </style:style>
    <style:style style:name="ListLabel_20_1140" style:display-name="ListLabel 1140" style:family="text">
      <style:text-properties fo:font-size="10pt" style:font-size-asian="10pt"/>
    </style:style>
    <style:style style:name="ListLabel_20_1141" style:display-name="ListLabel 1141" style:family="text">
      <style:text-properties fo:font-size="10pt" style:font-size-asian="10pt"/>
    </style:style>
    <style:style style:name="ListLabel_20_1142" style:display-name="ListLabel 1142" style:family="text">
      <style:text-properties fo:font-size="10pt" style:font-size-asian="10pt"/>
    </style:style>
    <style:style style:name="ListLabel_20_1143" style:display-name="ListLabel 1143" style:family="text">
      <style:text-properties fo:font-size="10pt" style:font-size-asian="10pt"/>
    </style:style>
    <style:style style:name="ListLabel_20_1144" style:display-name="ListLabel 1144" style:family="text">
      <style:text-properties fo:font-size="10pt" style:font-size-asian="10pt"/>
    </style:style>
    <style:style style:name="ListLabel_20_1145" style:display-name="ListLabel 1145" style:family="text">
      <style:text-properties fo:font-size="10pt" style:font-size-asian="10pt"/>
    </style:style>
    <style:style style:name="ListLabel_20_1146" style:display-name="ListLabel 1146" style:family="text">
      <style:text-properties fo:font-size="10pt" style:font-size-asian="10pt"/>
    </style:style>
    <style:style style:name="ListLabel_20_1147" style:display-name="ListLabel 1147" style:family="text">
      <style:text-properties fo:font-size="10pt" style:font-size-asian="10pt"/>
    </style:style>
    <style:style style:name="ListLabel_20_1148" style:display-name="ListLabel 1148" style:family="text">
      <style:text-properties fo:font-size="10pt" style:font-size-asian="10pt"/>
    </style:style>
    <style:style style:name="ListLabel_20_1149" style:display-name="ListLabel 1149" style:family="text">
      <style:text-properties fo:font-size="10pt" style:font-size-asian="10pt"/>
    </style:style>
    <style:style style:name="ListLabel_20_1150" style:display-name="ListLabel 1150" style:family="text">
      <style:text-properties fo:font-size="10pt" style:font-size-asian="10pt"/>
    </style:style>
    <style:style style:name="ListLabel_20_1151" style:display-name="ListLabel 1151" style:family="text">
      <style:text-properties fo:font-size="10pt" style:font-size-asian="10pt"/>
    </style:style>
    <style:style style:name="ListLabel_20_1152" style:display-name="ListLabel 1152" style:family="text">
      <style:text-properties fo:font-size="10pt" style:font-size-asian="10pt"/>
    </style:style>
    <style:style style:name="ListLabel_20_1153" style:display-name="ListLabel 1153" style:family="text">
      <style:text-properties fo:font-size="10pt" style:font-size-asian="10pt"/>
    </style:style>
    <style:style style:name="ListLabel_20_1154" style:display-name="ListLabel 1154" style:family="text">
      <style:text-properties fo:font-size="10pt" style:font-size-asian="10pt"/>
    </style:style>
    <style:style style:name="ListLabel_20_1155" style:display-name="ListLabel 1155" style:family="text">
      <style:text-properties fo:font-size="10pt" style:font-size-asian="10pt"/>
    </style:style>
    <style:style style:name="ListLabel_20_1156" style:display-name="ListLabel 1156" style:family="text">
      <style:text-properties fo:font-size="10pt" style:font-size-asian="10pt"/>
    </style:style>
    <style:style style:name="ListLabel_20_1157" style:display-name="ListLabel 1157" style:family="text">
      <style:text-properties fo:font-size="10pt" style:font-size-asian="10pt"/>
    </style:style>
    <style:style style:name="ListLabel_20_1158" style:display-name="ListLabel 1158" style:family="text">
      <style:text-properties fo:font-size="10pt" style:font-size-asian="10pt"/>
    </style:style>
    <style:style style:name="ListLabel_20_1159" style:display-name="ListLabel 1159" style:family="text">
      <style:text-properties fo:font-size="10pt" style:font-size-asian="10pt"/>
    </style:style>
    <style:style style:name="ListLabel_20_1160" style:display-name="ListLabel 1160" style:family="text">
      <style:text-properties fo:font-size="10pt" style:font-size-asian="10pt"/>
    </style:style>
    <style:style style:name="ListLabel_20_1161" style:display-name="ListLabel 1161" style:family="text">
      <style:text-properties fo:font-size="10pt" style:font-size-asian="10pt"/>
    </style:style>
    <style:style style:name="ListLabel_20_1162" style:display-name="ListLabel 1162" style:family="text">
      <style:text-properties fo:font-size="10pt" style:font-size-asian="10pt"/>
    </style:style>
    <style:style style:name="ListLabel_20_1163" style:display-name="ListLabel 1163" style:family="text">
      <style:text-properties fo:font-size="10pt" style:font-size-asian="10pt"/>
    </style:style>
    <style:style style:name="ListLabel_20_1164" style:display-name="ListLabel 1164" style:family="text">
      <style:text-properties fo:font-size="10pt" style:font-size-asian="10pt"/>
    </style:style>
    <style:style style:name="ListLabel_20_1165" style:display-name="ListLabel 1165" style:family="text">
      <style:text-properties fo:font-size="10pt" style:font-size-asian="10pt"/>
    </style:style>
    <style:style style:name="ListLabel_20_1166" style:display-name="ListLabel 1166" style:family="text">
      <style:text-properties fo:font-size="10pt" style:font-size-asian="10pt"/>
    </style:style>
    <style:style style:name="ListLabel_20_1167" style:display-name="ListLabel 1167" style:family="text">
      <style:text-properties fo:font-size="10pt" style:font-size-asian="10pt"/>
    </style:style>
    <style:style style:name="ListLabel_20_1168" style:display-name="ListLabel 1168" style:family="text">
      <style:text-properties fo:font-size="10pt" style:font-size-asian="10pt"/>
    </style:style>
    <style:style style:name="ListLabel_20_1169" style:display-name="ListLabel 1169" style:family="text">
      <style:text-properties fo:font-size="10pt" style:font-size-asian="10pt"/>
    </style:style>
    <style:style style:name="ListLabel_20_1170" style:display-name="ListLabel 1170" style:family="text">
      <style:text-properties fo:font-size="10pt" style:font-size-asian="10pt"/>
    </style:style>
    <style:style style:name="ListLabel_20_1171" style:display-name="ListLabel 1171" style:family="text">
      <style:text-properties fo:font-size="10pt" style:font-size-asian="10pt"/>
    </style:style>
    <style:style style:name="ListLabel_20_1172" style:display-name="ListLabel 1172" style:family="text">
      <style:text-properties fo:font-size="10pt" style:font-size-asian="10pt"/>
    </style:style>
    <style:style style:name="ListLabel_20_1173" style:display-name="ListLabel 1173" style:family="text">
      <style:text-properties fo:font-size="10pt" style:font-size-asian="10pt"/>
    </style:style>
    <style:style style:name="ListLabel_20_1174" style:display-name="ListLabel 1174" style:family="text">
      <style:text-properties fo:font-size="10pt" style:font-size-asian="10pt"/>
    </style:style>
    <style:style style:name="ListLabel_20_1175" style:display-name="ListLabel 1175" style:family="text">
      <style:text-properties fo:font-size="10pt" style:font-size-asian="10pt"/>
    </style:style>
    <style:style style:name="ListLabel_20_1176" style:display-name="ListLabel 1176" style:family="text">
      <style:text-properties fo:font-size="10pt" style:font-size-asian="10pt"/>
    </style:style>
    <style:style style:name="ListLabel_20_1177" style:display-name="ListLabel 1177" style:family="text">
      <style:text-properties fo:font-size="10pt" style:font-size-asian="10pt"/>
    </style:style>
    <style:style style:name="ListLabel_20_1178" style:display-name="ListLabel 1178" style:family="text">
      <style:text-properties fo:font-size="10pt" style:font-size-asian="10pt"/>
    </style:style>
    <style:style style:name="ListLabel_20_1179" style:display-name="ListLabel 1179" style:family="text">
      <style:text-properties fo:font-size="10pt" style:font-size-asian="10pt"/>
    </style:style>
    <style:style style:name="ListLabel_20_1180" style:display-name="ListLabel 1180" style:family="text">
      <style:text-properties fo:font-size="10pt" style:font-size-asian="10pt"/>
    </style:style>
    <style:style style:name="ListLabel_20_1181" style:display-name="ListLabel 1181" style:family="text">
      <style:text-properties fo:font-size="10pt" style:font-size-asian="10pt"/>
    </style:style>
    <style:style style:name="ListLabel_20_1182" style:display-name="ListLabel 1182" style:family="text">
      <style:text-properties fo:font-size="10pt" style:font-size-asian="10pt"/>
    </style:style>
    <style:style style:name="ListLabel_20_1183" style:display-name="ListLabel 1183" style:family="text">
      <style:text-properties fo:font-size="10pt" style:font-size-asian="10pt"/>
    </style:style>
    <style:style style:name="ListLabel_20_1184" style:display-name="ListLabel 1184" style:family="text">
      <style:text-properties fo:font-size="10pt" style:font-size-asian="10pt"/>
    </style:style>
    <style:style style:name="ListLabel_20_1185" style:display-name="ListLabel 1185" style:family="text">
      <style:text-properties fo:font-size="10pt" style:font-size-asian="10pt"/>
    </style:style>
    <style:style style:name="ListLabel_20_1186" style:display-name="ListLabel 1186" style:family="text">
      <style:text-properties fo:font-size="10pt" style:font-size-asian="10pt"/>
    </style:style>
    <style:style style:name="ListLabel_20_1187" style:display-name="ListLabel 1187" style:family="text">
      <style:text-properties fo:font-size="10pt" style:font-size-asian="10pt"/>
    </style:style>
    <style:style style:name="ListLabel_20_1188" style:display-name="ListLabel 1188" style:family="text">
      <style:text-properties fo:font-size="10pt" style:font-size-asian="10pt"/>
    </style:style>
    <style:style style:name="ListLabel_20_1189" style:display-name="ListLabel 1189" style:family="text">
      <style:text-properties fo:font-size="10pt" style:font-size-asian="10pt"/>
    </style:style>
    <style:style style:name="ListLabel_20_1190" style:display-name="ListLabel 1190" style:family="text">
      <style:text-properties fo:font-size="10pt" style:font-size-asian="10pt"/>
    </style:style>
    <style:style style:name="ListLabel_20_1191" style:display-name="ListLabel 1191" style:family="text">
      <style:text-properties fo:font-size="10pt" style:font-size-asian="10pt"/>
    </style:style>
    <style:style style:name="ListLabel_20_1192" style:display-name="ListLabel 1192" style:family="text">
      <style:text-properties fo:font-size="10pt" style:font-size-asian="10pt"/>
    </style:style>
    <style:style style:name="ListLabel_20_1193" style:display-name="ListLabel 1193" style:family="text">
      <style:text-properties fo:font-size="10pt" style:font-size-asian="10pt"/>
    </style:style>
    <style:style style:name="ListLabel_20_1194" style:display-name="ListLabel 1194" style:family="text">
      <style:text-properties fo:font-size="10pt" style:font-size-asian="10pt"/>
    </style:style>
    <style:style style:name="ListLabel_20_1195" style:display-name="ListLabel 1195" style:family="text">
      <style:text-properties fo:font-size="10pt" style:font-size-asian="10pt"/>
    </style:style>
    <style:style style:name="ListLabel_20_1196" style:display-name="ListLabel 1196" style:family="text">
      <style:text-properties fo:font-size="10pt" style:font-size-asian="10pt"/>
    </style:style>
    <style:style style:name="ListLabel_20_1197" style:display-name="ListLabel 1197" style:family="text">
      <style:text-properties fo:font-size="10pt" style:font-size-asian="10pt"/>
    </style:style>
    <style:style style:name="Numbering_20_Symbols" style:display-name="Numbering Symbols" style:family="text"/>
    <style:style style:name="Drop_20_Caps" style:display-name="Drop Caps" style:family="text">
      <style:text-properties style:font-name="Linux Libertine S.O.Cist.1" fo:font-family="'Linux Libertine S.O.Cist.'" style:font-style-name="Regular" style:font-pitch="variable" fo:font-size="2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0.0799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a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a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a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a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a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a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a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a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a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a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a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a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a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a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a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a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a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a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1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6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2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3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4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6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7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6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9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7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2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7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3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7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4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5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7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7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7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8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7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9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0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8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2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8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3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8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3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8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4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8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5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8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6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8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7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8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8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8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9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9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0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9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9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9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9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9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9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9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9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bullet text:level="1" text:style-name="ListLabel_20_9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9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10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10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10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10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text:style-name="ListLabel_20_10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text:style-name="ListLabel_20_10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text:style-name="ListLabel_20_10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text:style-name="ListLabel_20_10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text:style-name="ListLabel_20_10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text:style-name="ListLabel_20_10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bullet text:level="1" text:style-name="ListLabel_20_10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bullet text:level="1" text:style-name="ListLabel_20_10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bullet text:level="1" text:style-name="ListLabel_20_1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bullet text:level="1" text:style-name="ListLabel_20_1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bullet text:level="1" text:style-name="ListLabel_20_1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bullet text:level="1" text:style-name="ListLabel_20_1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">
      <text:list-level-style-bullet text:level="1" text:style-name="ListLabel_20_1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">
      <text:list-level-style-bullet text:level="1" text:style-name="ListLabel_20_1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">
      <text:list-level-style-bullet text:level="1" text:style-name="ListLabel_20_1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4">
      <text:list-level-style-bullet text:level="1" text:style-name="ListLabel_20_1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5">
      <text:list-level-style-bullet text:level="1" text:style-name="ListLabel_20_1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8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6">
      <text:list-level-style-bullet text:level="1" text:style-name="ListLabel_20_1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Bookman Old Style S.O.Cist.1" fo:language="la" fo:country="VA" fo:font-weight="bold" officeooo:paragraph-rsid="00090cbf" style:font-weight-asian="bold" style:font-weight-complex="bold"/>
    </style:style>
    <style:style style:name="MT1" style:family="text">
      <style:text-properties officeooo:rsid="0009f718"/>
    </style:style>
    <style:style style:name="MT2" style:family="text">
      <style:text-properties officeooo:rsid="00090cbf"/>
    </style:style>
    <style:page-layout style:name="Mpm1">
      <style:page-layout-properties fo:page-width="8.2701in" fo:page-height="11.6902in" style:num-format="1" style:print-orientation="portrait" fo:margin-top="0.3807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083in" fo:margin-left="0in" fo:margin-right="0in" fo:margin-bottom="0in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JULIUS</text:span> 202<text:span text:style-name="MT2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3:28:21.866620602</meta:creation-date>
    <dc:date>2024-06-18T11:33:37.863000000</dc:date>
    <meta:editing-duration>PT3H39M33S</meta:editing-duration>
    <meta:editing-cycles>7</meta:editing-cycles>
    <meta:generator>LibreOffice/24.2.3.2$Windows_x86 LibreOffice_project/433d9c2ded56988e8a90e6b2e771ee4e6a5ab2ba</meta:generator>
    <meta:document-statistic meta:table-count="0" meta:image-count="0" meta:object-count="0" meta:page-count="6" meta:paragraph-count="121" meta:word-count="2439" meta:character-count="13771" meta:non-whitespace-character-count="11232"/>
  </office:meta>
</office:document-meta>
</file>